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100" manifest:media-type=""/>
  <manifest:file-entry manifest:full-path="settings.xml" manifest:media-type="text/xml"/>
  <manifest:file-entry manifest:full-path="meta.xml" manifest:media-type="text/xml"/>
  <manifest:file-entry manifest:full-path="content.xml" manifest:media-type="text/xml"/>
  <manifest:file-entry manifest:full-path="Obj100" manifest:media-type="application/vnd.sun.star.oleobject"/>
  <manifest:file-entry manifest:full-path="style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6.452cm" fo:margin-left="0.067cm" fo:margin-top="0cm" fo:margin-bottom="0cm" style:page-number="auto" table:align="left" style:writing-mode="page"/>
    </style:style>
    <style:style style:name="Table1.A" style:family="table-column">
      <style:table-column-properties style:column-width="3.433cm"/>
    </style:style>
    <style:style style:name="Table1.B" style:family="table-column">
      <style:table-column-properties style:column-width="10.478cm"/>
    </style:style>
    <style:style style:name="Table1.C" style:family="table-column">
      <style:table-column-properties style:column-width="2.54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2.321cm" style:rel-width="100%" fo:margin-top="0cm" fo:margin-bottom="0cm" table:align="center" style:writing-mode="page"/>
    </style:style>
    <style:style style:name="Table2.A" style:family="table-column">
      <style:table-column-properties style:column-width="12.321cm" style:rel-column-width="65535*"/>
    </style:style>
    <style:style style:name="Table2.1" style:family="table-row">
      <style:table-row-properties fo:keep-together="auto"/>
    </style:style>
    <style:style style:name="Table2.A1" style:family="table-cell">
      <style:table-cell-properties fo:padding-left="0.203cm" fo:padding-right="0.203cm" fo:padding-top="0.381cm" fo:padding-bottom="0.381cm" fo:border="none"/>
    </style:style>
    <style:style style:name="Table3" style:family="table">
      <style:table-properties style:width="14.346cm" fo:margin-left="1.676cm" table:align="left" style:writing-mode="lr-tb"/>
    </style:style>
    <style:style style:name="Table3.A" style:family="table-column">
      <style:table-column-properties style:column-width="5.35cm"/>
    </style:style>
    <style:style style:name="Table3.B" style:family="table-column">
      <style:table-column-properties style:column-width="4.205cm"/>
    </style:style>
    <style:style style:name="Table3.C" style:family="table-column">
      <style:table-column-properties style:column-width="4.791cm"/>
    </style:style>
    <style:style style:name="Table3.A1" style:family="table-cell">
      <style:table-cell-properties style:vertical-align="middle" fo:padding="0.049cm" fo:border="none"/>
    </style:style>
    <style:style style:name="Table3.2" style:family="table-row">
      <style:table-row-properties style:min-row-height="1.256cm"/>
    </style:style>
    <style:style style:name="Table4" style:family="table">
      <style:table-properties style:width="4.078cm" fo:margin-left="2.501cm" table:align="left" style:writing-mode="lr-tb"/>
    </style:style>
    <style:style style:name="Table4.A" style:family="table-column">
      <style:table-column-properties style:column-width="4.078cm"/>
    </style:style>
    <style:style style:name="Table4.A1" style:family="table-cell">
      <style:table-cell-properties style:vertical-align="middle" fo:padding="0.049cm" fo:border="none"/>
    </style:style>
    <style:style style:name="Table2" style:family="table">
      <style:table-properties style:width="12.321cm" style:rel-width="100%" fo:margin-top="0cm" fo:margin-bottom="0cm" table:align="center" style:writing-mode="page"/>
    </style:style>
    <style:style style:name="Table2.A" style:family="table-column">
      <style:table-column-properties style:column-width="12.321cm" style:rel-column-width="65535*"/>
    </style:style>
    <style:style style:name="Table2.1" style:family="table-row">
      <style:table-row-properties fo:keep-together="auto"/>
    </style:style>
    <style:style style:name="Table2.A1" style:family="table-cell">
      <style:table-cell-properties fo:padding-left="0.203cm" fo:padding-right="0.203cm" fo:padding-top="0.381cm" fo:padding-bottom="0.381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margin-top="0.423cm" fo:margin-bottom="0.423cm" style:contextual-spacing="false" fo:text-align="center" style:justify-single-word="false"/>
    </style:style>
    <style:style style:name="P3" style:family="paragraph" style:parent-style-name="Standard">
      <style:paragraph-properties fo:margin-top="0.423cm" fo:margin-bottom="0cm" style:contextual-spacing="false" fo:text-align="center" style:justify-single-word="false"/>
    </style:style>
    <style:style style:name="P4" style:family="paragraph" style:parent-style-name="Standard">
      <style:paragraph-properties fo:margin-top="0.423cm" fo:margin-bottom="0.423cm" style:contextual-spacing="false" fo:text-align="center" style:justify-single-word="false"/>
      <style:text-properties fo:font-size="14pt" fo:language="bg" fo:country="BG" style:font-size-asian="14pt" style:font-size-complex="14pt"/>
    </style:style>
    <style:style style:name="P5" style:family="paragraph" style:parent-style-name="Standard">
      <style:paragraph-properties fo:margin-top="0.212cm" fo:margin-bottom="0.212cm" style:contextual-spacing="false"/>
      <style:text-properties fo:language="bg" fo:country="BG"/>
    </style:style>
    <style:style style:name="P6" style:family="paragraph" style:parent-style-name="Standard">
      <style:paragraph-properties fo:margin-top="0.212cm" fo:margin-bottom="0.212cm" style:contextual-spacing="false" fo:text-align="center" style:justify-single-word="false"/>
    </style:style>
    <style:style style:name="P7" style:family="paragraph" style:parent-style-name="Standard">
      <style:paragraph-properties fo:margin-top="0.212cm" fo:margin-bottom="0.212cm" style:contextual-spacing="false" fo:text-align="center" style:justify-single-word="false"/>
      <style:text-properties fo:font-size="16pt" fo:language="bg" fo:country="BG" style:font-size-asian="16pt" style:font-size-complex="16pt"/>
    </style:style>
    <style:style style:name="P8" style:family="paragraph" style:parent-style-name="Standard">
      <style:paragraph-properties fo:margin-top="0.212cm" fo:margin-bottom="0.212cm" style:contextual-spacing="false" fo:text-align="center" style:justify-single-word="false"/>
      <style:text-properties fo:font-size="24pt" fo:language="bg" fo:country="BG" style:font-size-asian="24pt" style:font-size-complex="24pt"/>
    </style:style>
    <style:style style:name="P9" style:family="paragraph" style:parent-style-name="Standard">
      <style:paragraph-properties fo:margin-top="0.212cm" fo:margin-bottom="0.212cm" style:contextual-spacing="false"/>
      <style:text-properties fo:font-size="16pt" fo:language="bg" fo:country="BG" style:font-size-asian="16pt" style:font-size-complex="16pt"/>
    </style:style>
    <style:style style:name="P10" style:family="paragraph" style:parent-style-name="Standard">
      <style:paragraph-properties fo:margin-top="0.212cm" fo:margin-bottom="0.212cm" style:contextual-spacing="false"/>
    </style:style>
    <style:style style:name="P11" style:family="paragraph" style:parent-style-name="Standard">
      <style:paragraph-properties fo:margin-top="0.212cm" fo:margin-bottom="0.212cm" style:contextual-spacing="false" fo:text-align="end" style:justify-single-word="false"/>
      <style:text-properties fo:font-size="14pt" fo:language="bg" fo:country="BG" style:font-size-asian="14pt" style:font-size-complex="14pt"/>
    </style:style>
    <style:style style:name="P12" style:family="paragraph" style:parent-style-name="Standard">
      <style:paragraph-properties fo:margin-top="0.423cm" fo:margin-bottom="0.212cm" style:contextual-spacing="false" fo:text-align="end" style:justify-single-word="false"/>
    </style:style>
    <style:style style:name="P13" style:family="paragraph" style:parent-style-name="Standard">
      <style:paragraph-properties fo:margin-top="0.212cm" fo:margin-bottom="0.212cm" style:contextual-spacing="false" fo:text-align="end" style:justify-single-word="false"/>
    </style:style>
    <style:style style:name="P14" style:family="paragraph" style:parent-style-name="Standard">
      <style:paragraph-properties fo:text-align="center" style:justify-single-word="false"/>
      <style:text-properties fo:font-size="14pt" fo:language="bg" fo:country="BG" style:font-size-asian="14pt" style:font-size-complex="14pt"/>
    </style:style>
    <style:style style:name="P15" style:family="paragraph" style:parent-style-name="No_20_Spacing">
      <style:text-properties fo:color="#4472c4" loext:opacity="100%">
        <loext:char-complex-color loext:theme-type="accent1" loext:color-type="theme"/>
      </style:text-properties>
    </style:style>
    <style:style style:name="P16" style:family="paragraph" style:parent-style-name="Contents_20_1">
      <style:paragraph-properties>
        <style:tab-stops>
          <style:tab-stop style:position="16cm" style:type="right" style:leader-style="dotted" style:leader-text="."/>
        </style:tab-stops>
      </style:paragraph-properties>
    </style:style>
    <style:style style:name="P17" style:family="paragraph" style:parent-style-name="Standard">
      <style:paragraph-properties fo:line-height="150%"/>
      <style:text-properties fo:language="bg" fo:country="BG" fo:font-weight="bold" style:font-weight-asian="bold" style:font-weight-complex="bold"/>
    </style:style>
    <style:style style:name="P18" style:family="paragraph" style:parent-style-name="Standard">
      <style:paragraph-properties fo:margin-top="0cm" fo:margin-bottom="0.282cm" style:contextual-spacing="false" fo:line-height="150%" fo:break-before="page"/>
      <style:text-properties fo:language="bg" fo:country="BG" fo:font-weight="bold" style:font-weight-asian="bold"/>
    </style:style>
    <style:style style:name="P19" style:family="paragraph" style:parent-style-name="Text_20_body">
      <style:paragraph-properties fo:margin-top="0cm" fo:margin-bottom="0.282cm" style:contextual-spacing="false" fo:line-height="108%"/>
      <style:text-properties officeooo:paragraph-rsid="0040c640"/>
    </style:style>
    <style:style style:name="P20" style:family="paragraph" style:parent-style-name="Text_20_body">
      <style:paragraph-properties fo:margin-top="0cm" fo:margin-bottom="0.282cm" style:contextual-spacing="false" fo:line-height="108%"/>
      <style:text-properties officeooo:paragraph-rsid="00434421"/>
    </style:style>
    <style:style style:name="P21" style:family="paragraph" style:parent-style-name="Text_20_body">
      <style:paragraph-properties fo:margin-top="0cm" fo:margin-bottom="0.282cm" style:contextual-spacing="false" fo:line-height="108%"/>
      <style:text-properties fo:font-size="14pt" fo:language="bg" fo:country="BG" officeooo:paragraph-rsid="002c892d" style:font-size-asian="14pt" style:font-size-complex="14pt"/>
    </style:style>
    <style:style style:name="P22" style:family="paragraph" style:parent-style-name="Text_20_body">
      <style:paragraph-properties fo:margin-top="0cm" fo:margin-bottom="0cm" style:contextual-spacing="false"/>
      <style:text-properties fo:language="bg" fo:country="BG" style:script-type="latin"/>
    </style:style>
    <style:style style:name="P23" style:family="paragraph" style:parent-style-name="Text_20_body">
      <style:paragraph-properties fo:margin-top="0cm" fo:margin-bottom="0cm" style:contextual-spacing="false"/>
      <style:text-properties fo:language="bg" fo:country="BG" officeooo:paragraph-rsid="000c7dc1" style:script-type="latin"/>
    </style:style>
    <style:style style:name="P24" style:family="paragraph" style:parent-style-name="Text_20_body" style:list-style-name="L1">
      <style:paragraph-properties fo:margin-top="0cm" fo:margin-bottom="0cm" style:contextual-spacing="false"/>
      <style:text-properties fo:language="bg" fo:country="BG" officeooo:paragraph-rsid="000c7dc1" style:script-type="latin"/>
    </style:style>
    <style:style style:name="P25" style:family="paragraph" style:parent-style-name="Text_20_body">
      <style:paragraph-properties fo:margin-top="0cm" fo:margin-bottom="0cm" style:contextual-spacing="false"/>
      <style:text-properties fo:language="bg" fo:country="BG" officeooo:paragraph-rsid="000f4e89" style:script-type="latin"/>
    </style:style>
    <style:style style:name="P26" style:family="paragraph" style:parent-style-name="Text_20_body" style:list-style-name="L2">
      <style:paragraph-properties fo:margin-top="0cm" fo:margin-bottom="0cm" style:contextual-spacing="false"/>
      <style:text-properties fo:language="bg" fo:country="BG" officeooo:paragraph-rsid="000f4e89" style:script-type="latin"/>
    </style:style>
    <style:style style:name="P27" style:family="paragraph" style:parent-style-name="Title" style:list-style-name="WWNum1">
      <style:paragraph-properties fo:margin-left="0.501cm" fo:margin-top="0.423cm" fo:margin-bottom="0.423cm" style:contextual-spacing="false" fo:line-height="150%" fo:text-align="start" style:justify-single-word="false" fo:text-indent="-0.136cm" style:auto-text-indent="false"/>
      <style:text-properties officeooo:paragraph-rsid="001079f7"/>
    </style:style>
    <style:style style:name="P28" style:family="paragraph" style:parent-style-name="Standard" style:list-style-name="L3">
      <style:paragraph-properties fo:margin-top="0cm" fo:margin-bottom="0.282cm" style:contextual-spacing="false" fo:line-height="108%"/>
      <style:text-properties fo:language="bg" fo:country="BG" officeooo:paragraph-rsid="006b29c1" style:script-type="latin"/>
    </style:style>
    <style:style style:name="P29" style:family="paragraph" style:parent-style-name="Text_20_body" style:list-style-name="L3">
      <style:paragraph-properties fo:margin-top="0cm" fo:margin-bottom="0.282cm" style:contextual-spacing="false" fo:line-height="108%"/>
      <style:text-properties officeooo:paragraph-rsid="006b29c1"/>
    </style:style>
    <style:style style:name="P30"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1079f7" style:script-type="latin"/>
    </style:style>
    <style:style style:name="P31" style:family="paragraph" style:parent-style-name="Standard" style:list-style-name="L4">
      <style:paragraph-properties fo:margin-top="0cm" fo:margin-bottom="0cm" style:contextual-spacing="false" fo:line-height="150%" fo:text-align="start" style:justify-single-word="false"/>
      <style:text-properties fo:language="bg" fo:country="BG" officeooo:paragraph-rsid="001079f7" style:script-type="latin"/>
    </style:style>
    <style:style style:name="P32" style:family="paragraph" style:parent-style-name="Standard" style:list-style-name="L4">
      <style:paragraph-properties fo:margin-top="0cm" fo:margin-bottom="0cm" style:contextual-spacing="false" fo:line-height="150%" fo:text-align="start" style:justify-single-word="false"/>
      <style:text-properties fo:language="bg" fo:country="BG" officeooo:paragraph-rsid="002114ac" style:script-type="latin"/>
    </style:style>
    <style:style style:name="P33" style:family="paragraph" style:parent-style-name="Standard" style:list-style-name="L4">
      <style:paragraph-properties fo:margin-top="0cm" fo:margin-bottom="0cm" style:contextual-spacing="false" fo:line-height="150%" fo:text-align="start" style:justify-single-word="false"/>
      <style:text-properties fo:language="bg" fo:country="BG" officeooo:paragraph-rsid="00222697" style:script-type="latin"/>
    </style:style>
    <style:style style:name="P34"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1079f7" style:script-type="latin"/>
    </style:style>
    <style:style style:name="P35" style:family="paragraph" style:parent-style-name="Standard" style:list-style-name="L5">
      <style:paragraph-properties fo:margin-top="0cm" fo:margin-bottom="0cm" style:contextual-spacing="false" fo:line-height="150%" fo:text-align="start" style:justify-single-word="false"/>
      <style:text-properties officeooo:paragraph-rsid="001079f7"/>
    </style:style>
    <style:style style:name="P36" style:family="paragraph" style:parent-style-name="Standard" style:list-style-name="L5">
      <style:paragraph-properties fo:margin-top="0cm" fo:margin-bottom="0cm" style:contextual-spacing="false" fo:line-height="150%" fo:text-align="start" style:justify-single-word="false"/>
      <style:text-properties fo:language="bg" fo:country="BG" officeooo:paragraph-rsid="001079f7" style:script-type="latin"/>
    </style:style>
    <style:style style:name="P37"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rsid="00281eb1" officeooo:paragraph-rsid="00281eb1" style:script-type="latin"/>
    </style:style>
    <style:style style:name="P38" style:family="paragraph" style:parent-style-name="Title" style:list-style-name="WWNum1">
      <style:paragraph-properties fo:margin-left="0.501cm" fo:margin-top="0.423cm" fo:margin-bottom="0.423cm" style:contextual-spacing="false" fo:line-height="150%" fo:text-align="start" style:justify-single-word="false" fo:text-indent="-0.136cm" style:auto-text-indent="false"/>
      <style:text-properties officeooo:paragraph-rsid="00293a85"/>
    </style:style>
    <style:style style:name="P39" style:family="paragraph" style:parent-style-name="Standard">
      <style:paragraph-properties fo:margin-top="0cm" fo:margin-bottom="0cm" style:contextual-spacing="false"/>
      <style:text-properties fo:language="bg" fo:country="BG" officeooo:rsid="002a48f0" officeooo:paragraph-rsid="002a48f0"/>
    </style:style>
    <style:style style:name="P40" style:family="paragraph" style:parent-style-name="Standard" style:list-style-name="L6">
      <style:paragraph-properties fo:margin-top="0cm" fo:margin-bottom="0cm" style:contextual-spacing="false"/>
      <style:text-properties fo:language="bg" fo:country="BG" officeooo:rsid="002a48f0" officeooo:paragraph-rsid="002a48f0"/>
    </style:style>
    <style:style style:name="P41" style:family="paragraph" style:parent-style-name="Standard" style:list-style-name="L7">
      <style:paragraph-properties fo:margin-top="0cm" fo:margin-bottom="0cm" style:contextual-spacing="false"/>
      <style:text-properties fo:language="bg" fo:country="BG" officeooo:rsid="002a48f0" officeooo:paragraph-rsid="002a48f0"/>
    </style:style>
    <style:style style:name="P42" style:family="paragraph" style:parent-style-name="Standard" style:list-style-name="L7">
      <style:paragraph-properties fo:margin-top="0cm" fo:margin-bottom="0cm" style:contextual-spacing="false"/>
      <style:text-properties fo:language="bg" fo:country="BG" officeooo:rsid="002a48f0" officeooo:paragraph-rsid="002ba7db"/>
    </style:style>
    <style:style style:name="P43" style:family="paragraph" style:parent-style-name="Standard">
      <style:paragraph-properties fo:margin-top="0cm" fo:margin-bottom="0cm" style:contextual-spacing="false"/>
      <style:text-properties officeooo:paragraph-rsid="0036061b"/>
    </style:style>
    <style:style style:name="P44" style:family="paragraph" style:parent-style-name="Standard">
      <style:paragraph-properties fo:margin-top="0cm" fo:margin-bottom="0cm" style:contextual-spacing="false"/>
      <style:text-properties fo:language="bg" fo:country="BG" officeooo:paragraph-rsid="0036061b" style:script-type="latin"/>
    </style:style>
    <style:style style:name="P45" style:family="paragraph" style:parent-style-name="Title" style:list-style-name="WWNum1">
      <style:paragraph-properties fo:margin-left="0.501cm" fo:margin-top="0.423cm" fo:margin-bottom="0.423cm" style:contextual-spacing="false" fo:line-height="150%" fo:text-align="start" style:justify-single-word="false" fo:text-indent="-0.136cm" style:auto-text-indent="false"/>
      <style:text-properties officeooo:paragraph-rsid="002dc480"/>
    </style:style>
    <style:style style:name="P46"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31dd04" style:script-type="latin"/>
    </style:style>
    <style:style style:name="P47" style:family="paragraph" style:parent-style-name="Standard" style:list-style-name="L8">
      <style:paragraph-properties fo:margin-top="0cm" fo:margin-bottom="0cm" style:contextual-spacing="false" fo:line-height="150%" fo:text-align="start" style:justify-single-word="false"/>
      <style:text-properties fo:language="bg" fo:country="BG" officeooo:paragraph-rsid="0031dd04" style:script-type="latin"/>
    </style:style>
    <style:style style:name="P48" style:family="paragraph" style:parent-style-name="Standard" style:list-style-name="L9">
      <style:paragraph-properties fo:margin-top="0cm" fo:margin-bottom="0cm" style:contextual-spacing="false" fo:line-height="150%" fo:text-align="start" style:justify-single-word="false"/>
      <style:text-properties fo:language="bg" fo:country="BG" officeooo:paragraph-rsid="0031dd04" style:script-type="latin"/>
    </style:style>
    <style:style style:name="P49" style:family="paragraph" style:parent-style-name="Standard">
      <style:paragraph-properties fo:margin-left="0.365cm" fo:margin-top="0cm" fo:margin-bottom="0cm" style:contextual-spacing="false" fo:line-height="150%" fo:text-align="start" style:justify-single-word="false" fo:text-indent="0cm" style:auto-text-indent="false"/>
      <style:text-properties fo:language="bg" fo:country="BG" officeooo:paragraph-rsid="0031dd04" style:script-type="latin"/>
    </style:style>
    <style:style style:name="P50" style:family="paragraph" style:parent-style-name="Standard" style:list-style-name="L10">
      <style:paragraph-properties fo:margin-top="0cm" fo:margin-bottom="0cm" style:contextual-spacing="false" fo:line-height="150%" fo:text-align="start" style:justify-single-word="false"/>
      <style:text-properties fo:language="bg" fo:country="BG" officeooo:paragraph-rsid="0031dd04" style:script-type="latin"/>
    </style:style>
    <style:style style:name="P51" style:family="paragraph" style:parent-style-name="Standard" style:list-style-name="L11">
      <style:paragraph-properties fo:margin-top="0cm" fo:margin-bottom="0cm" style:contextual-spacing="false" fo:line-height="150%" fo:text-align="start" style:justify-single-word="false"/>
      <style:text-properties fo:language="bg" fo:country="BG" officeooo:paragraph-rsid="0031dd04" style:script-type="latin"/>
    </style:style>
    <style:style style:name="P52" style:family="paragraph" style:parent-style-name="Standard" style:list-style-name="L11">
      <style:paragraph-properties fo:margin-top="0cm" fo:margin-bottom="0cm" style:contextual-spacing="false" fo:line-height="150%" fo:text-align="start" style:justify-single-word="false"/>
      <style:text-properties officeooo:paragraph-rsid="0031dd04"/>
    </style:style>
    <style:style style:name="P53" style:family="paragraph" style:parent-style-name="Title" style:list-style-name="WWNum1">
      <style:paragraph-properties fo:margin-left="0.9cm" fo:margin-right="0cm" fo:margin-top="0.423cm" fo:margin-bottom="0.423cm" style:contextual-spacing="false" fo:line-height="150%" fo:text-align="start" style:justify-single-word="false" fo:orphans="2" fo:widows="2" fo:text-indent="-0.101cm" style:auto-text-indent="false" style:writing-mode="lr-tb"/>
      <style:text-properties officeooo:paragraph-rsid="00347573"/>
    </style:style>
    <style:style style:name="P54" style:family="paragraph" style:parent-style-name="Text_20_body">
      <style:paragraph-properties fo:margin-top="0cm" fo:margin-bottom="0.282cm" style:contextual-spacing="false" fo:line-height="108%"/>
      <style:text-properties officeooo:paragraph-rsid="009252ab"/>
    </style:style>
    <style:style style:name="P55" style:family="paragraph" style:parent-style-name="Text_20_body" style:list-style-name="L12">
      <style:paragraph-properties fo:margin-top="0cm" fo:margin-bottom="0.282cm" style:contextual-spacing="false" fo:line-height="108%"/>
      <style:text-properties officeooo:paragraph-rsid="009252ab"/>
    </style:style>
    <style:style style:name="P56" style:family="paragraph" style:parent-style-name="Text_20_body" style:list-style-name="L13">
      <style:paragraph-properties fo:margin-top="0cm" fo:margin-bottom="0.282cm" style:contextual-spacing="false" fo:line-height="108%"/>
      <style:text-properties officeooo:paragraph-rsid="009252ab"/>
    </style:style>
    <style:style style:name="P57" style:family="paragraph" style:parent-style-name="Text_20_body" style:list-style-name="L13">
      <style:paragraph-properties fo:margin-top="0cm" fo:margin-bottom="0.282cm" style:contextual-spacing="false" fo:line-height="108%"/>
      <style:text-properties fo:language="bg" fo:country="BG" officeooo:paragraph-rsid="009252ab" style:script-type="latin"/>
    </style:style>
    <style:style style:name="P58"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2" fo:widows="2" fo:text-indent="0cm" style:auto-text-indent="false" fo:background-color="transparent" style:writing-mode="lr-tb"/>
      <style:text-properties officeooo:paragraph-rsid="0097d648"/>
    </style:style>
    <style:style style:name="P59" style:family="paragraph" style:parent-style-name="Text_20_body" style:list-style-name="L14">
      <style:paragraph-properties fo:margin-top="0cm" fo:margin-bottom="0.282cm" style:contextual-spacing="false" fo:line-height="108%"/>
      <style:text-properties fo:language="bg" fo:country="BG" officeooo:paragraph-rsid="0097d648" style:script-type="latin"/>
    </style:style>
    <style:style style:name="P60" style:family="paragraph" style:parent-style-name="Text_20_body">
      <style:paragraph-properties fo:margin-top="0cm" fo:margin-bottom="0.282cm" style:contextual-spacing="false" fo:line-height="108%"/>
      <style:text-properties officeooo:paragraph-rsid="00a1db53"/>
    </style:style>
    <style:style style:name="P61" style:family="paragraph" style:parent-style-name="Text_20_body" style:list-style-name="L15">
      <style:paragraph-properties fo:margin-top="0cm" fo:margin-bottom="0.282cm" style:contextual-spacing="false" fo:line-height="108%"/>
      <style:text-properties officeooo:paragraph-rsid="00a1db53"/>
    </style:style>
    <style:style style:name="P62" style:family="paragraph" style:parent-style-name="Standard" style:list-style-name="">
      <loext:graphic-properties draw:fill="none"/>
      <style:paragraph-properties fo:margin-left="0.9cm" fo:margin-right="0cm" fo:margin-top="0cm" fo:margin-bottom="0cm" style:contextual-spacing="false" fo:line-height="150%" fo:text-align="start" style:justify-single-word="false" fo:orphans="2" fo:widows="2" fo:text-indent="-0.101cm" style:auto-text-indent="false" fo:background-color="transparent" style:writing-mode="lr-tb"/>
      <style:text-properties fo:language="bg" fo:country="BG" officeooo:paragraph-rsid="002eecd9" style:script-type="latin"/>
    </style:style>
    <style:style style:name="P63" style:family="paragraph" style:parent-style-name="Standard" style:list-style-name="L16">
      <loext:graphic-properties draw:fill="none"/>
      <style:paragraph-properties fo:margin-top="0cm" fo:margin-bottom="0cm" style:contextual-spacing="false" fo:line-height="150%" fo:text-align="start" style:justify-single-word="false" fo:orphans="2" fo:widows="2" fo:background-color="transparent" style:writing-mode="lr-tb"/>
      <style:text-properties officeooo:paragraph-rsid="002eecd9"/>
    </style:style>
    <style:style style:name="P64" style:family="paragraph" style:parent-style-name="Standard" style:list-style-name="L17">
      <loext:graphic-properties draw:fill="none"/>
      <style:paragraph-properties fo:margin-top="0cm" fo:margin-bottom="0cm" style:contextual-spacing="false" fo:line-height="150%" fo:text-align="start" style:justify-single-word="false" fo:orphans="2" fo:widows="2" fo:background-color="transparent" style:writing-mode="lr-tb"/>
      <style:text-properties officeooo:paragraph-rsid="002eecd9"/>
    </style:style>
    <style:style style:name="P65" style:family="paragraph" style:parent-style-name="Standard" style:list-style-name="L17">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519c0" style:script-type="latin"/>
    </style:style>
    <style:style style:name="P66" style:family="paragraph" style:parent-style-name="Standard" style:list-style-name="">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519c0" style:script-type="latin"/>
    </style:style>
    <style:style style:name="P67"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2" fo:widows="2" fo:text-indent="0cm" style:auto-text-indent="false" fo:background-color="transparent" style:writing-mode="lr-tb"/>
      <style:text-properties fo:language="bg" fo:country="BG" officeooo:paragraph-rsid="006519c0" style:script-type="latin"/>
    </style:style>
    <style:style style:name="P68"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2" fo:widows="2" fo:text-indent="0cm" style:auto-text-indent="false" fo:background-color="transparent" style:writing-mode="lr-tb"/>
      <style:text-properties officeooo:paragraph-rsid="008e353d"/>
    </style:style>
    <style:style style:name="P69"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2" fo:widows="2" fo:text-indent="0cm" style:auto-text-indent="false" fo:background-color="transparent" style:writing-mode="lr-tb"/>
      <style:text-properties officeooo:paragraph-rsid="008cda01"/>
    </style:style>
    <style:style style:name="P70" style:family="paragraph" style:parent-style-name="Text_20_body" style:list-style-name="L18">
      <style:paragraph-properties fo:margin-top="0cm" fo:margin-bottom="0.282cm" style:contextual-spacing="false" fo:line-height="108%"/>
      <style:text-properties fo:language="bg" fo:country="BG" officeooo:paragraph-rsid="008cda01" style:script-type="latin"/>
    </style:style>
    <style:style style:name="P71" style:family="paragraph" style:parent-style-name="Text_20_body" style:list-style-name="L18">
      <style:paragraph-properties fo:margin-top="0cm" fo:margin-bottom="0.282cm" style:contextual-spacing="false" fo:line-height="108%"/>
      <style:text-properties officeooo:paragraph-rsid="008cda01"/>
    </style:style>
    <style:style style:name="P72" style:family="paragraph" style:parent-style-name="Text_20_body">
      <style:paragraph-properties fo:margin-top="0cm" fo:margin-bottom="0.282cm" style:contextual-spacing="false" fo:line-height="108%"/>
      <style:text-properties officeooo:paragraph-rsid="009bb6a8"/>
    </style:style>
    <style:style style:name="P73" style:family="paragraph" style:parent-style-name="Text_20_body" style:list-style-name="L19">
      <style:paragraph-properties fo:margin-top="0cm" fo:margin-bottom="0.282cm" style:contextual-spacing="false" fo:line-height="108%"/>
      <style:text-properties fo:language="bg" fo:country="BG" officeooo:paragraph-rsid="009bb6a8" style:script-type="latin"/>
    </style:style>
    <style:style style:name="P74" style:family="paragraph" style:parent-style-name="Text_20_body">
      <style:paragraph-properties fo:margin-top="0cm" fo:margin-bottom="0.282cm" style:contextual-spacing="false" fo:line-height="108%"/>
      <style:text-properties officeooo:paragraph-rsid="009e8b4f"/>
    </style:style>
    <style:style style:name="P75" style:family="paragraph" style:parent-style-name="Text_20_body" style:list-style-name="L20">
      <style:paragraph-properties fo:margin-top="0cm" fo:margin-bottom="0.282cm" style:contextual-spacing="false" fo:line-height="108%"/>
      <style:text-properties officeooo:paragraph-rsid="009e8b4f"/>
    </style:style>
    <style:style style:name="P76" style:family="paragraph" style:parent-style-name="Text_20_body" style:list-style-name="L20">
      <style:paragraph-properties fo:margin-top="0cm" fo:margin-bottom="0.282cm" style:contextual-spacing="false" fo:line-height="108%"/>
      <style:text-properties fo:language="bg" fo:country="BG" officeooo:paragraph-rsid="009e8b4f" style:script-type="latin"/>
    </style:style>
    <style:style style:name="P77" style:family="paragraph" style:parent-style-name="Table_20_Heading" style:list-style-name="L20">
      <style:paragraph-properties fo:text-align="start" style:justify-single-word="false" fo:orphans="2" fo:widows="2"/>
      <style:text-properties officeooo:paragraph-rsid="009e8b4f"/>
    </style:style>
    <style:style style:name="P78" style:family="paragraph" style:parent-style-name="Table_20_Contents" style:list-style-name="L20">
      <style:paragraph-properties fo:orphans="2" fo:widows="2"/>
      <style:text-properties officeooo:paragraph-rsid="009e8b4f"/>
    </style:style>
    <style:style style:name="P79" style:family="paragraph" style:parent-style-name="Text_20_body">
      <style:paragraph-properties fo:margin-top="0cm" fo:margin-bottom="0cm" style:contextual-spacing="false" fo:line-height="108%"/>
      <style:text-properties officeooo:paragraph-rsid="009e8b4f"/>
    </style:style>
    <style:style style:name="P80" style:family="paragraph" style:parent-style-name="Text_20_body" style:list-style-name="L20">
      <style:paragraph-properties fo:margin-top="0cm" fo:margin-bottom="0.282cm" style:contextual-spacing="false" fo:line-height="108%"/>
      <style:text-properties fo:color="#131314" loext:opacity="100%" officeooo:paragraph-rsid="009e8b4f" fo:background-color="#ffffff"/>
    </style:style>
    <style:style style:name="P81" style:family="paragraph" style:parent-style-name="Title" style:list-style-name="WWNum1">
      <loext:graphic-properties draw:fill="none"/>
      <style:paragraph-properties fo:margin-left="0.9cm" fo:margin-right="0cm" fo:margin-top="0.423cm" fo:margin-bottom="0.423cm" style:contextual-spacing="false" fo:line-height="150%" fo:text-align="start" style:justify-single-word="false" fo:orphans="2" fo:widows="2" fo:text-indent="-0.101cm" style:auto-text-indent="false" fo:background-color="transparent" style:writing-mode="lr-tb"/>
      <style:text-properties officeooo:paragraph-rsid="00347573"/>
    </style:style>
    <style:style style:name="P82" style:family="paragraph" style:parent-style-name="Standard" style:master-page-name="">
      <style:paragraph-properties fo:margin-left="0cm" fo:margin-top="0cm" fo:margin-bottom="0cm" style:contextual-spacing="false" fo:line-height="150%" fo:text-align="start" style:justify-single-word="false" fo:text-indent="0cm" style:auto-text-indent="false" style:page-number="auto"/>
      <style:text-properties fo:language="bg" fo:country="BG" officeooo:paragraph-rsid="00347573" style:script-type="latin"/>
    </style:style>
    <style:style style:name="P83" style:family="paragraph" style:parent-style-name="Standard" style:list-style-name="L21">
      <style:paragraph-properties fo:margin-top="0cm" fo:margin-bottom="0cm" style:contextual-spacing="false" fo:line-height="150%" fo:text-align="start" style:justify-single-word="false"/>
      <style:text-properties officeooo:paragraph-rsid="00347573"/>
    </style:style>
    <style:style style:name="P84"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347573" style:script-type="latin"/>
    </style:style>
    <style:style style:name="P85" style:family="paragraph" style:parent-style-name="Standard" style:list-style-name="L22">
      <style:paragraph-properties fo:margin-top="0cm" fo:margin-bottom="0cm" style:contextual-spacing="false" fo:line-height="150%" fo:text-align="start" style:justify-single-word="false"/>
      <style:text-properties officeooo:paragraph-rsid="00347573"/>
    </style:style>
    <style:style style:name="P86" style:family="paragraph" style:parent-style-name="Standard">
      <style:paragraph-properties fo:margin-left="0cm" fo:margin-top="0cm" fo:margin-bottom="0cm" style:contextual-spacing="false" fo:line-height="150%" fo:text-align="start" style:justify-single-word="false" fo:text-indent="0cm" style:auto-text-indent="false"/>
      <style:text-properties officeooo:paragraph-rsid="0098a6e4"/>
    </style:style>
    <style:style style:name="P87" style:family="paragraph" style:parent-style-name="Text_20_body">
      <style:paragraph-properties fo:margin-top="0cm" fo:margin-bottom="0.282cm" style:contextual-spacing="false" fo:line-height="108%"/>
      <style:text-properties officeooo:paragraph-rsid="00a33e51"/>
    </style:style>
    <style:style style:name="P88" style:family="paragraph" style:parent-style-name="Text_20_body" style:list-style-name="L23">
      <style:paragraph-properties fo:margin-top="0cm" fo:margin-bottom="0.282cm" style:contextual-spacing="false" fo:line-height="108%"/>
      <style:text-properties fo:language="bg" fo:country="BG" officeooo:paragraph-rsid="00a33e51" style:script-type="latin"/>
    </style:style>
    <style:style style:name="P89" style:family="paragraph" style:parent-style-name="Text_20_body" style:list-style-name="L23">
      <style:paragraph-properties fo:margin-top="0cm" fo:margin-bottom="0.282cm" style:contextual-spacing="false" fo:line-height="108%"/>
      <style:text-properties officeooo:paragraph-rsid="00a33e51"/>
    </style:style>
    <style:style style:name="P90" style:family="paragraph" style:parent-style-name="Table_20_Contents">
      <style:paragraph-properties fo:orphans="2" fo:widows="2"/>
      <style:text-properties officeooo:paragraph-rsid="00a33e51"/>
    </style:style>
    <style:style style:name="P91" style:family="paragraph" style:parent-style-name="Text_20_body" style:list-style-name="L24">
      <style:paragraph-properties fo:margin-left="0cm" fo:margin-right="0cm" fo:margin-top="0cm" fo:margin-bottom="0.282cm" style:contextual-spacing="false" fo:line-height="108%" fo:text-indent="0cm" style:auto-text-indent="false" fo:padding="0cm" fo:border="none"/>
      <style:text-properties officeooo:paragraph-rsid="00a33e51"/>
    </style:style>
    <style:style style:name="P92" style:family="paragraph" style:parent-style-name="Text_20_body" style:list-style-name="L24">
      <style:paragraph-properties fo:margin-top="0cm" fo:margin-bottom="0.282cm" style:contextual-spacing="false" fo:line-height="108%"/>
      <style:text-properties officeooo:paragraph-rsid="00a33e51"/>
    </style:style>
    <style:style style:name="P93" style:family="paragraph" style:parent-style-name="Title" style:list-style-name="WWNum1">
      <loext:graphic-properties draw:fill="none"/>
      <style:paragraph-properties fo:margin-left="0.9cm" fo:margin-right="0cm" fo:margin-top="0.423cm" fo:margin-bottom="0.423cm" style:contextual-spacing="false" fo:line-height="150%" fo:text-align="start" style:justify-single-word="false" fo:orphans="2" fo:widows="2" fo:text-indent="-0.101cm" style:auto-text-indent="false" fo:background-color="transparent" style:writing-mode="lr-tb"/>
      <style:text-properties officeooo:paragraph-rsid="0036061b"/>
    </style:style>
    <style:style style:name="P94"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rsid="0031dd04" officeooo:paragraph-rsid="00347573" style:script-type="latin"/>
    </style:style>
    <style:style style:name="P95" style:family="paragraph" style:parent-style-name="Standard" style:list-style-name="L25">
      <style:paragraph-properties fo:margin-top="0cm" fo:margin-bottom="0cm" style:contextual-spacing="false" fo:line-height="150%" fo:text-align="start" style:justify-single-word="false"/>
      <style:text-properties officeooo:paragraph-rsid="00347573"/>
    </style:style>
    <style:style style:name="P96" style:family="paragraph" style:parent-style-name="Standard" style:list-style-name="L26">
      <style:paragraph-properties fo:margin-top="0cm" fo:margin-bottom="0cm" style:contextual-spacing="false" fo:line-height="150%" fo:text-align="start" style:justify-single-word="false"/>
      <style:text-properties fo:language="bg" fo:country="BG" officeooo:rsid="0031dd04" officeooo:paragraph-rsid="00347573" style:script-type="latin"/>
    </style:style>
    <style:style style:name="P97" style:family="paragraph" style:parent-style-name="Standard" style:list-style-name="L26">
      <style:paragraph-properties fo:margin-top="0cm" fo:margin-bottom="0cm" style:contextual-spacing="false" fo:line-height="150%" fo:text-align="start" style:justify-single-word="false"/>
      <style:text-properties fo:language="bg" fo:country="BG" officeooo:rsid="0031dd04" officeooo:paragraph-rsid="007c2277" style:script-type="latin"/>
    </style:style>
    <style:style style:name="P98" style:family="paragraph" style:parent-style-name="Standard">
      <style:paragraph-properties fo:margin-top="0cm" fo:margin-bottom="0cm" style:contextual-spacing="false" fo:line-height="150%" fo:text-align="start" style:justify-single-word="false"/>
      <style:text-properties fo:language="bg" fo:country="BG" officeooo:paragraph-rsid="007e1153" style:script-type="latin"/>
    </style:style>
    <style:style style:name="P99" style:family="paragraph" style:parent-style-name="Standard" style:list-style-name="L27">
      <style:paragraph-properties fo:margin-top="0cm" fo:margin-bottom="0cm" style:contextual-spacing="false" fo:line-height="150%" fo:text-align="start" style:justify-single-word="false"/>
      <style:text-properties fo:language="bg" fo:country="BG" officeooo:paragraph-rsid="007e1153" style:script-type="latin"/>
    </style:style>
    <style:style style:name="P100" style:family="paragraph" style:parent-style-name="Text_20_body" style:list-style-name="L3">
      <style:paragraph-properties fo:margin-left="0cm" fo:margin-right="0cm" fo:margin-top="0cm" fo:margin-bottom="0.282cm" style:contextual-spacing="false" fo:line-height="108%" fo:text-indent="0cm" style:auto-text-indent="false"/>
      <style:text-properties officeooo:paragraph-rsid="007e1153"/>
    </style:style>
    <style:style style:name="P101" style:family="paragraph" style:parent-style-name="Text_20_body" style:list-style-name="L28">
      <style:paragraph-properties fo:margin-top="0cm" fo:margin-bottom="0.282cm" style:contextual-spacing="false" fo:line-height="108%"/>
      <style:text-properties officeooo:paragraph-rsid="007e1153"/>
    </style:style>
    <style:style style:name="P102" style:family="paragraph" style:parent-style-name="Text_20_body" style:list-style-name="L28">
      <style:paragraph-properties fo:margin-top="0cm" fo:margin-bottom="0.282cm" style:contextual-spacing="false" fo:line-height="108%"/>
      <style:text-properties officeooo:paragraph-rsid="007c2277"/>
    </style:style>
    <style:style style:name="P103" style:family="paragraph" style:parent-style-name="Text_20_body" style:list-style-name="L3">
      <style:paragraph-properties fo:margin-top="0cm" fo:margin-bottom="0.282cm" style:contextual-spacing="false" fo:line-height="108%"/>
      <style:text-properties officeooo:paragraph-rsid="007c2277"/>
    </style:style>
    <style:style style:name="P104" style:family="paragraph" style:parent-style-name="Text_20_body" style:list-style-name="L29">
      <style:paragraph-properties fo:margin-top="0cm" fo:margin-bottom="0.282cm" style:contextual-spacing="false" fo:line-height="108%"/>
      <style:text-properties officeooo:paragraph-rsid="007c2277"/>
    </style:style>
    <style:style style:name="P105"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rsid="0031dd04" officeooo:paragraph-rsid="0036061b" style:script-type="latin"/>
    </style:style>
    <style:style style:name="P106"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36061b" style:script-type="latin"/>
    </style:style>
    <style:style style:name="P107" style:family="paragraph" style:parent-style-name="Text_20_body">
      <style:paragraph-properties fo:margin-top="0cm" fo:margin-bottom="0.282cm" style:contextual-spacing="false" fo:line-height="108%"/>
      <style:text-properties officeooo:paragraph-rsid="009b76eb"/>
    </style:style>
    <style:style style:name="P108" style:family="paragraph" style:parent-style-name="Text_20_body" style:list-style-name="L30">
      <style:paragraph-properties fo:margin-top="0cm" fo:margin-bottom="0.282cm" style:contextual-spacing="false" fo:line-height="108%"/>
      <style:text-properties fo:language="bg" fo:country="BG" officeooo:paragraph-rsid="009b76eb" style:script-type="latin"/>
    </style:style>
    <style:style style:name="P109" style:family="paragraph" style:parent-style-name="Title" style:list-style-name="WWNum1">
      <loext:graphic-properties draw:fill="none"/>
      <style:paragraph-properties fo:margin-left="0.9cm" fo:margin-right="0cm" fo:margin-top="0.423cm" fo:margin-bottom="0.423cm" style:contextual-spacing="false" fo:line-height="150%" fo:text-align="start" style:justify-single-word="false" fo:orphans="2" fo:widows="2" fo:text-indent="-0.101cm" style:auto-text-indent="false" fo:background-color="transparent" style:writing-mode="lr-tb"/>
      <style:text-properties officeooo:paragraph-rsid="0036232c"/>
    </style:style>
    <style:style style:name="P110"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fo:font-style="italic" officeooo:rsid="0038177b" officeooo:paragraph-rsid="0038177b" style:font-style-asian="italic" style:font-style-complex="italic" style:script-type="latin"/>
    </style:style>
    <style:style style:name="P111"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1583d2" style:script-type="latin"/>
    </style:style>
    <style:style style:name="P112" style:family="paragraph" style:parent-style-name="Standard" style:list-style-name="L31">
      <style:paragraph-properties fo:margin-top="0cm" fo:margin-bottom="0cm" style:contextual-spacing="false" fo:line-height="150%" fo:text-align="start" style:justify-single-word="false"/>
      <style:text-properties fo:language="bg" fo:country="BG" officeooo:paragraph-rsid="001583d2" style:script-type="latin"/>
    </style:style>
    <style:style style:name="P113" style:family="paragraph" style:parent-style-name="Standard" style:list-style-name="L32">
      <style:paragraph-properties fo:margin-top="0cm" fo:margin-bottom="0cm" style:contextual-spacing="false" fo:line-height="150%" fo:text-align="start" style:justify-single-word="false"/>
      <style:text-properties fo:language="bg" fo:country="BG" officeooo:paragraph-rsid="001583d2" style:script-type="latin"/>
    </style:style>
    <style:style style:name="P114" style:family="paragraph" style:parent-style-name="Standard" style:list-style-name="L33">
      <style:paragraph-properties fo:margin-top="0cm" fo:margin-bottom="0cm" style:contextual-spacing="false" fo:line-height="150%" fo:text-align="start" style:justify-single-word="false"/>
      <style:text-properties fo:language="bg" fo:country="BG" officeooo:paragraph-rsid="001583d2" style:script-type="latin"/>
    </style:style>
    <style:style style:name="P115" style:family="paragraph" style:parent-style-name="Title" style:list-style-name="WWNum1">
      <style:paragraph-properties fo:margin-left="0.501cm" fo:margin-top="0.423cm" fo:margin-bottom="0.423cm" style:contextual-spacing="false" fo:line-height="150%" fo:text-align="start" style:justify-single-word="false" fo:text-indent="-0.136cm" style:auto-text-indent="false"/>
      <style:text-properties officeooo:paragraph-rsid="0016ecbf"/>
    </style:style>
    <style:style style:name="P116" style:family="paragraph" style:parent-style-name="Standard" style:master-page-name="">
      <loext:graphic-properties draw:fill="none"/>
      <style:paragraph-properties fo:margin-left="0.499cm" fo:margin-right="0cm" fo:margin-top="0.423cm" fo:margin-bottom="0.423cm" style:contextual-spacing="false" fo:line-height="150%" fo:text-align="start" style:justify-single-word="false" fo:orphans="2" fo:widows="2" fo:text-indent="0cm" style:auto-text-indent="false" style:page-number="auto" fo:background-color="transparent" style:writing-mode="lr-tb"/>
      <style:text-properties fo:language="bg" fo:country="BG" officeooo:paragraph-rsid="0016ecbf" style:script-type="latin"/>
    </style:style>
    <style:style style:name="P117" style:family="paragraph" style:parent-style-name="Standard">
      <style:paragraph-properties fo:margin-left="0cm" fo:margin-top="0cm" fo:margin-bottom="0cm" style:contextual-spacing="false" fo:line-height="150%" fo:text-align="start" style:justify-single-word="false" fo:text-indent="0cm" style:auto-text-indent="false"/>
      <style:text-properties officeooo:paragraph-rsid="001583d2"/>
    </style:style>
    <style:style style:name="P118" style:family="paragraph" style:parent-style-name="Standard" style:list-style-name="L34">
      <style:paragraph-properties fo:margin-top="0cm" fo:margin-bottom="0cm" style:contextual-spacing="false" fo:line-height="150%" fo:text-align="start" style:justify-single-word="false"/>
      <style:text-properties fo:language="bg" fo:country="BG" officeooo:paragraph-rsid="00442697" style:script-type="latin"/>
    </style:style>
    <style:style style:name="P119" style:family="paragraph" style:parent-style-name="Standard">
      <style:paragraph-properties fo:margin-top="0cm" fo:margin-bottom="0cm" style:contextual-spacing="false" fo:line-height="150%" fo:text-align="start" style:justify-single-word="false"/>
      <style:text-properties fo:language="bg" fo:country="BG" officeooo:paragraph-rsid="00442697" style:script-type="latin"/>
    </style:style>
    <style:style style:name="P120" style:family="paragraph" style:parent-style-name="Standard" style:list-style-name="L35">
      <style:paragraph-properties fo:margin-top="0cm" fo:margin-bottom="0cm" style:contextual-spacing="false" fo:line-height="150%" fo:text-align="start" style:justify-single-word="false"/>
      <style:text-properties fo:language="bg" fo:country="BG" officeooo:paragraph-rsid="00442697" style:script-type="latin"/>
    </style:style>
    <style:style style:name="P121" style:family="paragraph" style:parent-style-name="Standard" style:list-style-name="L34">
      <style:paragraph-properties fo:margin-top="0cm" fo:margin-bottom="0cm" style:contextual-spacing="false" fo:line-height="150%" fo:text-align="start" style:justify-single-word="false"/>
      <style:text-properties fo:language="bg" fo:country="BG" officeooo:paragraph-rsid="003e16df" style:script-type="latin"/>
    </style:style>
    <style:style style:name="P122" style:family="paragraph" style:parent-style-name="Standard" style:list-style-name="L36">
      <style:paragraph-properties fo:margin-top="0cm" fo:margin-bottom="0cm" style:contextual-spacing="false" fo:line-height="150%" fo:text-align="start" style:justify-single-word="false"/>
      <style:text-properties fo:language="bg" fo:country="BG" officeooo:paragraph-rsid="00442697" style:script-type="latin"/>
    </style:style>
    <style:style style:name="P123" style:family="paragraph" style:parent-style-name="Standard" style:list-style-name="L36">
      <style:paragraph-properties fo:margin-top="0cm" fo:margin-bottom="0cm" style:contextual-spacing="false" fo:line-height="150%" fo:text-align="start" style:justify-single-word="false"/>
      <style:text-properties fo:language="bg" fo:country="BG" officeooo:paragraph-rsid="004738a0" style:script-type="latin"/>
    </style:style>
    <style:style style:name="P124" style:family="paragraph" style:parent-style-name="Standard">
      <style:paragraph-properties fo:margin-top="0cm" fo:margin-bottom="0cm" style:contextual-spacing="false" fo:line-height="150%" fo:text-align="start" style:justify-single-word="false"/>
      <style:text-properties fo:language="bg" fo:country="BG" officeooo:paragraph-rsid="0048306b" style:script-type="latin"/>
    </style:style>
    <style:style style:name="P125" style:family="paragraph" style:parent-style-name="Standard" style:list-style-name="L37">
      <style:paragraph-properties fo:margin-top="0cm" fo:margin-bottom="0cm" style:contextual-spacing="false" fo:line-height="150%" fo:text-align="start" style:justify-single-word="false"/>
      <style:text-properties fo:language="bg" fo:country="BG" officeooo:paragraph-rsid="0048306b" style:script-type="latin"/>
    </style:style>
    <style:style style:name="P126"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49223f" style:script-type="latin"/>
    </style:style>
    <style:style style:name="P127" style:family="paragraph" style:parent-style-name="Standard" style:list-style-name="L38">
      <style:paragraph-properties fo:margin-top="0cm" fo:margin-bottom="0cm" style:contextual-spacing="false" fo:line-height="150%" fo:text-align="start" style:justify-single-word="false"/>
      <style:text-properties fo:language="bg" fo:country="BG" officeooo:paragraph-rsid="0049223f" style:script-type="latin"/>
    </style:style>
    <style:style style:name="P128" style:family="paragraph" style:parent-style-name="Standard" style:list-style-name="L38">
      <style:paragraph-properties fo:margin-top="0cm" fo:margin-bottom="0cm" style:contextual-spacing="false" fo:line-height="150%" fo:text-align="start" style:justify-single-word="false"/>
      <style:text-properties fo:language="bg" fo:country="BG" officeooo:paragraph-rsid="0049528f" style:script-type="latin"/>
    </style:style>
    <style:style style:name="P129" style:family="paragraph" style:parent-style-name="Standard">
      <style:paragraph-properties fo:margin-left="0cm" fo:margin-top="0cm" fo:margin-bottom="0cm" style:contextual-spacing="false" fo:line-height="150%" fo:text-align="start" style:justify-single-word="false" fo:text-indent="0cm" style:auto-text-indent="false"/>
      <style:text-properties fo:language="bg" fo:country="BG" officeooo:paragraph-rsid="004ab722" style:script-type="latin"/>
    </style:style>
    <style:style style:name="P130" style:family="paragraph" style:parent-style-name="Standard" style:list-style-name="L39">
      <style:paragraph-properties fo:margin-top="0cm" fo:margin-bottom="0cm" style:contextual-spacing="false" fo:line-height="150%" fo:text-align="start" style:justify-single-word="false"/>
      <style:text-properties officeooo:paragraph-rsid="004ab722"/>
    </style:style>
    <style:style style:name="P131" style:family="paragraph" style:parent-style-name="Standard" style:list-style-name="L39">
      <style:paragraph-properties fo:margin-top="0cm" fo:margin-bottom="0cm" style:contextual-spacing="false" fo:line-height="150%" fo:text-align="start" style:justify-single-word="false"/>
      <style:text-properties fo:language="bg" fo:country="BG" officeooo:paragraph-rsid="004ab722" style:script-type="latin"/>
    </style:style>
    <style:style style:name="P132" style:family="paragraph" style:parent-style-name="Standard" style:list-style-name="L40">
      <style:paragraph-properties fo:margin-top="0cm" fo:margin-bottom="0cm" style:contextual-spacing="false" fo:line-height="150%" fo:text-align="start" style:justify-single-word="false"/>
      <style:text-properties fo:language="bg" fo:country="BG" officeooo:paragraph-rsid="001583d2" style:script-type="latin"/>
    </style:style>
    <style:style style:name="P133" style:family="paragraph" style:parent-style-name="Standard" style:list-style-name="L40">
      <style:paragraph-properties fo:margin-top="0cm" fo:margin-bottom="0cm" style:contextual-spacing="false" fo:line-height="150%" fo:text-align="start" style:justify-single-word="false"/>
      <style:text-properties fo:language="bg" fo:country="BG" officeooo:paragraph-rsid="00442697" style:script-type="latin"/>
    </style:style>
    <style:style style:name="P134" style:family="paragraph" style:parent-style-name="Standard" style:list-style-name="L40">
      <style:paragraph-properties fo:margin-top="0cm" fo:margin-bottom="0cm" style:contextual-spacing="false" fo:line-height="150%" fo:text-align="start" style:justify-single-word="false"/>
      <style:text-properties fo:language="bg" fo:country="BG" officeooo:paragraph-rsid="0045796c" style:script-type="latin"/>
    </style:style>
    <style:style style:name="P135" style:family="paragraph" style:parent-style-name="Standard">
      <style:paragraph-properties fo:margin-left="0cm" fo:margin-top="0cm" fo:margin-bottom="0cm" style:contextual-spacing="false" fo:line-height="150%" fo:text-align="start" style:justify-single-word="false" fo:text-indent="0cm" style:auto-text-indent="false"/>
      <style:text-properties officeooo:paragraph-rsid="003ddc46"/>
    </style:style>
    <style:style style:name="P136" style:family="paragraph" style:parent-style-name="Title" style:list-style-name="WWNum1" style:master-page-name="">
      <loext:graphic-properties draw:fill="none"/>
      <style:paragraph-properties fo:margin-left="0.4cm" fo:margin-right="0cm" fo:margin-top="0.423cm" fo:margin-bottom="0.423cm" style:contextual-spacing="false" fo:line-height="150%" fo:text-align="start" style:justify-single-word="false" fo:orphans="2" fo:widows="2" fo:text-indent="-0.101cm" style:auto-text-indent="false" style:page-number="auto" fo:background-color="transparent" style:writing-mode="lr-tb"/>
      <style:text-properties officeooo:paragraph-rsid="0016ecbf"/>
    </style:style>
    <style:style style:name="P137" style:family="paragraph" style:parent-style-name="Standard" style:master-page-name="">
      <loext:graphic-properties draw:fill="none"/>
      <style:paragraph-properties fo:margin-left="0.4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fo:language="bg" fo:country="BG" officeooo:paragraph-rsid="004d0c32" style:script-type="latin"/>
    </style:style>
    <style:style style:name="P138" style:family="paragraph" style:parent-style-name="Standard" style:list-style-name="L41">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d0c32" style:script-type="latin"/>
    </style:style>
    <style:style style:name="P139" style:family="paragraph" style:parent-style-name="Standard">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d0c32" style:script-type="latin"/>
    </style:style>
    <style:style style:name="P140" style:family="paragraph" style:parent-style-name="Standard" style:list-style-name="L42">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f869f" style:script-type="latin"/>
    </style:style>
    <style:style style:name="P141" style:family="paragraph" style:parent-style-name="Standard" style:list-style-name="L43">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f869f" style:script-type="latin"/>
    </style:style>
    <style:style style:name="P142" style:family="paragraph" style:parent-style-name="Standard" style:list-style-name="L44">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f869f" style:script-type="latin"/>
    </style:style>
    <style:style style:name="P143"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5b9714" style:script-type="latin"/>
    </style:style>
    <style:style style:name="P144" style:family="paragraph" style:parent-style-name="Standard" style:list-style-name="L45">
      <style:paragraph-properties fo:margin-top="0cm" fo:margin-bottom="0cm" style:contextual-spacing="false" fo:line-height="150%" fo:text-align="start" style:justify-single-word="false"/>
      <style:text-properties officeooo:paragraph-rsid="005b9714"/>
    </style:style>
    <style:style style:name="P145" style:family="paragraph" style:parent-style-name="Standard" style:list-style-name="L45">
      <style:paragraph-properties fo:margin-top="0cm" fo:margin-bottom="0cm" style:contextual-spacing="false" fo:line-height="150%" fo:text-align="start" style:justify-single-word="false"/>
      <style:text-properties fo:language="bg" fo:country="BG" officeooo:paragraph-rsid="005b9714" style:script-type="latin"/>
    </style:style>
    <style:style style:name="P146" style:family="paragraph" style:parent-style-name="Standard" style:list-style-name="L46">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4f869f" style:script-type="latin"/>
    </style:style>
    <style:style style:name="P147" style:family="paragraph" style:parent-style-name="Text_20_body">
      <style:paragraph-properties fo:margin-top="0cm" fo:margin-bottom="0.282cm" style:contextual-spacing="false" fo:line-height="108%"/>
      <style:text-properties officeooo:paragraph-rsid="00a6112e"/>
    </style:style>
    <style:style style:name="P148" style:family="paragraph" style:parent-style-name="Text_20_body" style:list-style-name="L47">
      <style:paragraph-properties fo:margin-top="0cm" fo:margin-bottom="0.282cm" style:contextual-spacing="false" fo:line-height="108%"/>
      <style:text-properties officeooo:paragraph-rsid="00a6112e"/>
    </style:style>
    <style:style style:name="P149" style:family="paragraph" style:parent-style-name="Text_20_body" style:list-style-name="L47">
      <style:paragraph-properties fo:margin-top="0cm" fo:margin-bottom="0.282cm" style:contextual-spacing="false" fo:line-height="108%"/>
      <style:text-properties fo:language="bg" fo:country="BG" officeooo:paragraph-rsid="00a6112e" style:script-type="latin"/>
    </style:style>
    <style:style style:name="P150"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16ecbf" style:script-type="latin"/>
    </style:style>
    <style:style style:name="P151" style:family="paragraph" style:parent-style-name="Standard" style:list-style-name="L48">
      <style:paragraph-properties fo:margin-top="0cm" fo:margin-bottom="0cm" style:contextual-spacing="false" fo:line-height="150%" fo:text-align="start" style:justify-single-word="false"/>
      <style:text-properties fo:language="bg" fo:country="BG" officeooo:paragraph-rsid="0054aa4f" style:script-type="latin"/>
    </style:style>
    <style:style style:name="P152"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54aa4f" style:script-type="latin"/>
    </style:style>
    <style:style style:name="P153" style:family="paragraph" style:parent-style-name="Standard" style:list-style-name="L49">
      <style:paragraph-properties fo:margin-top="0cm" fo:margin-bottom="0cm" style:contextual-spacing="false" fo:line-height="150%" fo:text-align="start" style:justify-single-word="false"/>
      <style:text-properties fo:language="bg" fo:country="BG" officeooo:paragraph-rsid="0016ecbf" style:script-type="latin"/>
    </style:style>
    <style:style style:name="P154" style:family="paragraph" style:parent-style-name="Standard" style:list-style-name="L50">
      <style:paragraph-properties fo:margin-top="0cm" fo:margin-bottom="0cm" style:contextual-spacing="false" fo:line-height="150%" fo:text-align="start" style:justify-single-word="false"/>
      <style:text-properties fo:language="bg" fo:country="BG" officeooo:paragraph-rsid="0016ecbf" style:script-type="latin"/>
    </style:style>
    <style:style style:name="P155" style:family="paragraph" style:parent-style-name="Standard" style:list-style-name="L50">
      <style:paragraph-properties fo:margin-top="0cm" fo:margin-bottom="0cm" style:contextual-spacing="false" fo:line-height="150%" fo:text-align="start" style:justify-single-word="false"/>
      <style:text-properties fo:language="en" fo:country="US" officeooo:rsid="0057ecb1" officeooo:paragraph-rsid="0057ecb1" style:script-type="latin"/>
    </style:style>
    <style:style style:name="P156" style:family="paragraph" style:parent-style-name="Standard" style:list-style-name="L50">
      <style:paragraph-properties fo:margin-top="0cm" fo:margin-bottom="0cm" style:contextual-spacing="false" fo:line-height="150%" fo:text-align="start" style:justify-single-word="false"/>
      <style:text-properties fo:language="bg" fo:country="BG" officeooo:rsid="0057ecb1" officeooo:paragraph-rsid="0057ecb1" style:script-type="latin"/>
    </style:style>
    <style:style style:name="P157" style:family="paragraph" style:parent-style-name="Standard" style:list-style-name="L51">
      <style:paragraph-properties fo:margin-top="0cm" fo:margin-bottom="0cm" style:contextual-spacing="false" fo:line-height="150%" fo:text-align="start" style:justify-single-word="false"/>
      <style:text-properties fo:language="bg" fo:country="BG" officeooo:paragraph-rsid="0016ecbf" style:script-type="latin"/>
    </style:style>
    <style:style style:name="P158" style:family="paragraph" style:parent-style-name="Standard" style:list-style-name="L51">
      <style:paragraph-properties fo:margin-top="0cm" fo:margin-bottom="0cm" style:contextual-spacing="false" fo:line-height="150%" fo:text-align="start" style:justify-single-word="false"/>
      <style:text-properties fo:language="bg" fo:country="BG" officeooo:paragraph-rsid="0051b48a" style:script-type="latin"/>
    </style:style>
    <style:style style:name="P159" style:family="paragraph" style:parent-style-name="Standard" style:list-style-name="L52">
      <style:paragraph-properties fo:margin-top="0cm" fo:margin-bottom="0cm" style:contextual-spacing="false" fo:line-height="150%" fo:text-align="start" style:justify-single-word="false"/>
      <style:text-properties officeooo:paragraph-rsid="0016ecbf"/>
    </style:style>
    <style:style style:name="P160" style:family="paragraph" style:parent-style-name="Standard" style:list-style-name="L52">
      <style:paragraph-properties fo:margin-top="0cm" fo:margin-bottom="0cm" style:contextual-spacing="false" fo:line-height="150%" fo:text-align="start" style:justify-single-word="false"/>
      <style:text-properties fo:language="bg" fo:country="BG" officeooo:paragraph-rsid="0016ecbf" style:script-type="latin"/>
    </style:style>
    <style:style style:name="P161" style:family="paragraph" style:parent-style-name="Standard" style:master-page-name="">
      <loext:graphic-properties draw:fill="none"/>
      <style:paragraph-properties fo:margin-left="0.499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fo:language="bg" fo:country="BG" officeooo:paragraph-rsid="0016ecbf" style:script-type="latin"/>
    </style:style>
    <style:style style:name="P162" style:family="paragraph" style:parent-style-name="Title" style:list-style-name="WWNum1">
      <style:paragraph-properties fo:margin-left="0.501cm" fo:margin-top="0.423cm" fo:margin-bottom="0.423cm" style:contextual-spacing="false" fo:line-height="150%" fo:text-align="start" style:justify-single-word="false" fo:orphans="2" fo:widows="2" fo:text-indent="-0.136cm" style:auto-text-indent="false" style:writing-mode="lr-tb"/>
      <style:text-properties fo:font-weight="normal" officeooo:paragraph-rsid="00195df5" style:font-weight-asian="normal" style:font-weight-complex="normal"/>
    </style:style>
    <style:style style:name="P163" style:family="paragraph" style:parent-style-name="Standard">
      <style:paragraph-properties fo:margin-left="0.501cm" fo:margin-top="0.423cm" fo:margin-bottom="0.423cm" style:contextual-spacing="false" fo:line-height="150%" fo:text-align="start" style:justify-single-word="false" fo:orphans="2" fo:widows="2" fo:text-indent="-0.136cm" style:auto-text-indent="false" style:writing-mode="lr-tb"/>
      <style:text-properties fo:language="bg" fo:country="BG" officeooo:rsid="0060aba9" officeooo:paragraph-rsid="0060aba9"/>
    </style:style>
    <style:style style:name="P164" style:family="paragraph" style:parent-style-name="Title" style:list-style-name="WWNum1">
      <style:paragraph-properties fo:margin-left="0.501cm" fo:margin-top="0.423cm" fo:margin-bottom="0.423cm" style:contextual-spacing="false" fo:line-height="150%" fo:text-align="start" style:justify-single-word="false" fo:text-indent="-0.136cm" style:auto-text-indent="false"/>
      <style:text-properties officeooo:paragraph-rsid="00195df5"/>
    </style:style>
    <style:style style:name="P165" style:family="paragraph" style:parent-style-name="Standard" style:list-style-name="L53">
      <style:paragraph-properties fo:margin-top="0cm" fo:margin-bottom="0cm" style:contextual-spacing="false" fo:line-height="150%" fo:text-align="start" style:justify-single-word="false"/>
      <style:text-properties officeooo:paragraph-rsid="0016ecbf"/>
    </style:style>
    <style:style style:name="P166"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5487e5" style:script-type="latin"/>
    </style:style>
    <style:style style:name="P167" style:family="paragraph" style:parent-style-name="Standard" style:list-style-name="L54">
      <style:paragraph-properties fo:margin-top="0cm" fo:margin-bottom="0cm" style:contextual-spacing="false" fo:line-height="150%" fo:text-align="start" style:justify-single-word="false"/>
      <style:text-properties fo:language="bg" fo:country="BG" officeooo:paragraph-rsid="005487e5" style:script-type="latin"/>
    </style:style>
    <style:style style:name="P168" style:family="paragraph" style:parent-style-name="Standard" style:list-style-name="L54">
      <style:paragraph-properties fo:margin-top="0cm" fo:margin-bottom="0cm" style:contextual-spacing="false" fo:line-height="150%" fo:text-align="start" style:justify-single-word="false"/>
      <style:text-properties officeooo:paragraph-rsid="005487e5"/>
    </style:style>
    <style:style style:name="P169" style:family="paragraph" style:parent-style-name="Standard">
      <style:paragraph-properties fo:margin-left="0.501cm" fo:margin-top="0cm" fo:margin-bottom="0cm" style:contextual-spacing="false" fo:line-height="150%" fo:text-align="start" style:justify-single-word="false" fo:text-indent="-0.136cm" style:auto-text-indent="false"/>
      <style:text-properties fo:language="bg" fo:country="BG" officeooo:paragraph-rsid="005f2cf7" style:script-type="latin"/>
    </style:style>
    <style:style style:name="P170" style:family="paragraph" style:parent-style-name="Standard" style:list-style-name="L55">
      <style:paragraph-properties fo:margin-top="0cm" fo:margin-bottom="0cm" style:contextual-spacing="false" fo:line-height="150%" fo:text-align="start" style:justify-single-word="false"/>
      <style:text-properties fo:language="bg" fo:country="BG" officeooo:paragraph-rsid="005f2cf7" style:script-type="latin"/>
    </style:style>
    <style:style style:name="P171" style:family="paragraph" style:parent-style-name="Standard" style:master-page-name="">
      <loext:graphic-properties draw:fill="none"/>
      <style:paragraph-properties fo:margin-left="0.4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fo:language="bg" fo:country="BG" officeooo:paragraph-rsid="005f2cf7" style:script-type="latin"/>
    </style:style>
    <style:style style:name="P172" style:family="paragraph" style:parent-style-name="Standard" style:list-style-name="L56">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5f2cf7" style:script-type="latin"/>
    </style:style>
    <style:style style:name="P173" style:family="paragraph" style:parent-style-name="Standard">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5f2cf7" style:script-type="latin"/>
    </style:style>
    <style:style style:name="P174" style:family="paragraph" style:parent-style-name="Standard" style:list-style-name="L57">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0aba9" style:script-type="latin"/>
    </style:style>
    <style:style style:name="P175" style:family="paragraph" style:parent-style-name="Standard" style:list-style-name="L57">
      <loext:graphic-properties draw:fill="none"/>
      <style:paragraph-properties fo:margin-top="0cm" fo:margin-bottom="0cm" style:contextual-spacing="false" fo:line-height="150%" fo:text-align="start" style:justify-single-word="false" fo:orphans="2" fo:widows="2" fo:background-color="transparent" style:writing-mode="lr-tb"/>
      <style:text-properties officeooo:paragraph-rsid="0060aba9"/>
    </style:style>
    <style:style style:name="P176" style:family="paragraph" style:parent-style-name="Standard">
      <loext:graphic-properties draw:fill="none"/>
      <style:paragraph-properties fo:margin-top="0cm" fo:margin-bottom="0cm" style:contextual-spacing="false" fo:line-height="150%" fo:text-align="start" style:justify-single-word="false" fo:orphans="2" fo:widows="2" fo:background-color="transparent" style:writing-mode="lr-tb"/>
      <style:text-properties officeooo:paragraph-rsid="0060aba9"/>
    </style:style>
    <style:style style:name="P177" style:family="paragraph" style:parent-style-name="Standard" style:list-style-name="L58">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0aba9" style:script-type="latin"/>
    </style:style>
    <style:style style:name="P178" style:family="paragraph" style:parent-style-name="Standard" style:list-style-name="L58">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rsid="0070fa77" officeooo:paragraph-rsid="00723deb" style:script-type="latin"/>
    </style:style>
    <style:style style:name="P179" style:family="paragraph" style:parent-style-name="Text_20_body" style:list-style-name="L58">
      <style:paragraph-properties fo:margin-top="0cm" fo:margin-bottom="0.282cm" style:contextual-spacing="false" fo:line-height="108%"/>
      <style:text-properties officeooo:paragraph-rsid="00741543"/>
    </style:style>
    <style:style style:name="P180" style:family="paragraph" style:parent-style-name="Standard">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0aba9" style:script-type="latin"/>
    </style:style>
    <style:style style:name="P181" style:family="paragraph" style:parent-style-name="Standard" style:list-style-name="L59">
      <loext:graphic-properties draw:fill="none"/>
      <style:paragraph-properties fo:margin-top="0cm" fo:margin-bottom="0cm" style:contextual-spacing="false" fo:line-height="150%" fo:text-align="start" style:justify-single-word="false" fo:orphans="2" fo:widows="2" fo:background-color="transparent" style:writing-mode="lr-tb"/>
      <style:text-properties fo:language="bg" fo:country="BG" officeooo:paragraph-rsid="0060aba9" style:script-type="latin"/>
    </style:style>
    <style:style style:name="P182" style:family="paragraph" style:parent-style-name="Title" style:list-style-name="WWNum1">
      <style:paragraph-properties fo:margin-left="0.501cm" fo:margin-top="0.423cm" fo:margin-bottom="0.423cm" style:contextual-spacing="false" fo:line-height="150%" fo:text-align="start" style:justify-single-word="false" fo:orphans="2" fo:widows="2" fo:text-indent="-0.136cm" style:auto-text-indent="false" style:writing-mode="lr-tb"/>
      <style:text-properties officeooo:paragraph-rsid="00195df5"/>
    </style:style>
    <style:style style:name="P183" style:family="paragraph" style:parent-style-name="Text_20_body" style:list-style-name="L3">
      <style:paragraph-properties fo:margin-top="0cm" fo:margin-bottom="0.282cm" style:contextual-spacing="false" fo:line-height="108%"/>
    </style:style>
    <style:style style:name="P184" style:family="paragraph" style:parent-style-name="Text_20_body" style:list-style-name="L3">
      <style:paragraph-properties fo:margin-top="0cm" fo:margin-bottom="0.282cm" style:contextual-spacing="false" fo:line-height="108%"/>
      <style:text-properties officeooo:paragraph-rsid="008161b1"/>
    </style:style>
    <style:style style:name="P185" style:family="paragraph" style:parent-style-name="Text_20_body" style:list-style-name="L3">
      <style:paragraph-properties fo:margin-top="0cm" fo:margin-bottom="0.282cm" style:contextual-spacing="false" fo:line-height="108%"/>
      <style:text-properties officeooo:paragraph-rsid="00831060"/>
    </style:style>
    <style:style style:name="P186" style:family="paragraph" style:parent-style-name="Text_20_body" style:list-style-name="L3">
      <style:paragraph-properties fo:margin-top="0cm" fo:margin-bottom="0.282cm" style:contextual-spacing="false" fo:line-height="108%"/>
      <style:text-properties officeooo:paragraph-rsid="008e353d"/>
    </style:style>
    <style:style style:name="T1" style:family="text">
      <style:text-properties fo:language="bg" fo:country="BG"/>
    </style:style>
    <style:style style:name="T2" style:family="text">
      <style:text-properties fo:font-size="14pt" fo:language="bg" fo:country="BG" fo:font-weight="bold" style:font-size-asian="14pt" style:font-weight-asian="bold" style:font-size-complex="14pt"/>
    </style:style>
    <style:style style:name="T3" style:family="text">
      <style:text-properties fo:font-size="14pt" fo:language="bg" fo:country="BG" style:font-size-asian="14pt" style:font-size-complex="14pt"/>
    </style:style>
    <style:style style:name="T4" style:family="text">
      <style:text-properties fo:font-size="14pt" fo:language="bg" fo:country="BG" fo:font-style="italic" style:font-size-asian="14pt" style:font-style-asian="italic" style:font-size-complex="14pt"/>
    </style:style>
    <style:style style:name="T5" style:family="text">
      <style:text-properties fo:font-size="32pt" fo:language="bg" fo:country="BG" style:font-size-asian="32pt" style:font-size-complex="32pt"/>
    </style:style>
    <style:style style:name="T6" style:family="text">
      <style:text-properties fo:font-size="16pt" fo:language="bg" fo:country="BG" style:font-size-asian="16pt" style:font-size-complex="16pt"/>
    </style:style>
    <style:style style:name="T7" style:family="text">
      <style:text-properties fo:font-size="24pt" fo:language="bg" fo:country="BG" style:font-size-asian="24pt" style:font-size-complex="24pt"/>
    </style:style>
    <style:style style:name="T8" style:family="text">
      <style:text-properties fo:font-size="14pt" fo:language="bg" fo:country="BG" style:font-size-asian="14pt"/>
    </style:style>
    <style:style style:name="T9" style:family="text">
      <style:text-properties fo:color="#4472c4" loext:opacity="100%">
        <loext:char-complex-color loext:theme-type="accent1" loext:color-type="theme"/>
      </style:text-properties>
    </style:style>
    <style:style style:name="T10" style:family="text">
      <style:text-properties fo:language="bg" fo:country="BG" fo:font-weight="bold" style:font-weight-asian="bold" style:font-weight-complex="bold"/>
    </style:style>
    <style:style style:name="T11" style:family="text">
      <style:text-properties fo:language="bg" fo:country="BG" fo:font-weight="bold" style:font-weight-asian="bold"/>
    </style:style>
    <style:style style:name="T12" style:family="text">
      <style:text-properties fo:language="bg" fo:country="BG" officeooo:rsid="00434421"/>
    </style:style>
    <style:style style:name="T13" style:family="text">
      <style:text-properties officeooo:rsid="002c892d"/>
    </style:style>
    <style:style style:name="T14" style:family="text">
      <style:text-properties officeooo:rsid="000b2bb4"/>
    </style:style>
    <style:style style:name="T15" style:family="text">
      <style:text-properties fo:language="bg" fo:country="BG" style:script-type="latin"/>
    </style:style>
    <style:style style:name="T16" style:family="text">
      <style:text-properties officeooo:rsid="000f4e89"/>
    </style:style>
    <style:style style:name="T17" style:family="text">
      <style:text-properties fo:font-variant="small-caps" fo:color="#4472c4" loext:opacity="100%" fo:letter-spacing="0.009cm" fo:font-weight="normal" style:letter-kerning="true" style:font-weight-asian="normal" style:font-weight-complex="normal"/>
    </style:style>
    <style:style style:name="T18" style:family="text">
      <style:text-properties fo:font-variant="small-caps" fo:color="#4472c4" loext:opacity="100%" fo:letter-spacing="0.009cm" fo:font-weight="normal" officeooo:rsid="001079f7" style:letter-kerning="true" style:font-weight-asian="normal" style:font-weight-complex="normal"/>
    </style:style>
    <style:style style:name="T19" style:family="text">
      <style:text-properties officeooo:rsid="00222697"/>
    </style:style>
    <style:style style:name="T20" style:family="text">
      <style:text-properties officeooo:rsid="0026be87"/>
    </style:style>
    <style:style style:name="T21" style:family="text">
      <style:text-properties fo:font-variant="small-caps" fo:color="#4472c4" loext:opacity="100%" fo:letter-spacing="0.009cm" fo:font-weight="normal" officeooo:rsid="00293a85" style:letter-kerning="true" style:font-weight-asian="normal" style:font-weight-complex="normal"/>
    </style:style>
    <style:style style:name="T22" style:family="text">
      <style:text-properties style:script-type="latin"/>
    </style:style>
    <style:style style:name="T23" style:family="text">
      <style:text-properties fo:font-weight="normal" officeooo:rsid="00939780"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a1db53" style:font-weight-asian="normal" style:font-weight-complex="normal"/>
    </style:style>
    <style:style style:name="T26" style:family="text">
      <style:text-properties fo:color="#404040" loext:opacity="100%" fo:background-color="#fcfcfc" loext:char-shading-value="0"/>
    </style:style>
    <style:style style:name="T27" style:family="text">
      <style:text-properties fo:language="bg" fo:country="BG" officeooo:rsid="0097d648" style:script-type="latin"/>
    </style:style>
    <style:style style:name="T28" style:family="text">
      <style:text-properties fo:color="#000000" loext:opacity="100%" fo:background-color="#ffffff" loext:char-shading-value="0"/>
    </style:style>
    <style:style style:name="T29" style:family="text">
      <style:text-properties fo:background-color="#ffffff" loext:char-shading-value="0"/>
    </style:style>
    <style:style style:name="T30" style:family="text">
      <style:text-properties fo:language="bg" fo:country="BG" officeooo:rsid="0031dd04" style:script-type="latin"/>
    </style:style>
    <style:style style:name="T31" style:family="text">
      <style:text-properties fo:language="en" fo:country="US" officeooo:rsid="0031dd04" style:script-type="latin"/>
    </style:style>
    <style:style style:name="T32" style:family="text">
      <style:text-properties fo:language="bg" fo:country="BG" officeooo:rsid="00a05809" style:script-type="latin"/>
    </style:style>
    <style:style style:name="T33" style:family="text">
      <style:text-properties officeooo:rsid="00a04482"/>
    </style:style>
    <style:style style:name="T34" style:family="text">
      <style:text-properties fo:font-variant="small-caps" fo:color="#4472c4" loext:opacity="100%" fo:letter-spacing="0.009cm" fo:font-weight="normal" officeooo:rsid="002eecd9" style:letter-kerning="true" style:font-weight-asian="normal" style:font-weight-complex="normal"/>
    </style:style>
    <style:style style:name="T35" style:family="text">
      <style:text-properties fo:language="bg" fo:country="BG" officeooo:rsid="00347573" style:script-type="latin"/>
    </style:style>
    <style:style style:name="T36" style:family="text">
      <style:text-properties officeooo:rsid="007c2277"/>
    </style:style>
    <style:style style:name="T37" style:family="text">
      <style:text-properties fo:color="#1f2328" loext:opacity="100%" fo:background-color="#ffffff" loext:char-shading-value="0"/>
    </style:style>
    <style:style style:name="T38" style:family="text">
      <style:text-properties fo:language="bg" fo:country="BG" officeooo:rsid="0080971a" style:script-type="latin"/>
    </style:style>
    <style:style style:name="T39" style:family="text">
      <style:text-properties fo:language="en" fo:country="GB" style:script-type="latin"/>
    </style:style>
    <style:style style:name="T40" style:family="text">
      <style:text-properties officeooo:rsid="0036061b"/>
    </style:style>
    <style:style style:name="T41" style:family="text">
      <style:text-properties fo:language="bg" fo:country="BG" officeooo:rsid="009dfff8" style:script-type="latin"/>
    </style:style>
    <style:style style:name="T42" style:family="text">
      <style:text-properties fo:language="bg" fo:country="BG" officeooo:rsid="009e8b4f" style:script-type="latin"/>
    </style:style>
    <style:style style:name="T43" style:family="text">
      <style:text-properties fo:font-variant="small-caps" fo:color="#4472c4" loext:opacity="100%" fo:letter-spacing="0.009cm" fo:language="en" fo:country="US" fo:font-weight="normal" officeooo:rsid="0016ecbf" style:letter-kerning="true" style:font-weight-asian="normal" style:font-weight-complex="normal"/>
    </style:style>
    <style:style style:name="T44" style:family="text">
      <style:text-properties fo:font-variant="small-caps" fo:color="#4472c4" loext:opacity="100%" fo:letter-spacing="0.009cm" fo:font-weight="normal" officeooo:rsid="0016ecbf" style:letter-kerning="true" style:font-weight-asian="normal" style:font-weight-complex="normal"/>
    </style:style>
    <style:style style:name="T45" style:family="text">
      <style:text-properties fo:font-variant="small-caps" fo:color="#4472c4" loext:opacity="100%" fo:letter-spacing="0.009cm" fo:language="en" fo:country="US" fo:font-weight="normal" style:letter-kerning="true" style:font-weight-asian="normal" style:font-weight-complex="normal"/>
    </style:style>
    <style:style style:name="T46" style:family="text">
      <style:text-properties fo:font-variant="small-caps" fo:color="#4472c4" loext:opacity="100%" fo:letter-spacing="0.009cm" fo:font-weight="normal" officeooo:rsid="003aa009" style:letter-kerning="true" style:font-weight-asian="normal" style:font-weight-complex="normal"/>
    </style:style>
    <style:style style:name="T47" style:family="text">
      <style:text-properties officeooo:rsid="003aa009"/>
    </style:style>
    <style:style style:name="T48" style:family="text">
      <style:text-properties fo:language="en" fo:country="US" officeooo:rsid="003aa009"/>
    </style:style>
    <style:style style:name="T49" style:family="text">
      <style:text-properties officeooo:rsid="00442697"/>
    </style:style>
    <style:style style:name="T50" style:family="text">
      <style:text-properties officeooo:rsid="0049223f"/>
    </style:style>
    <style:style style:name="T51" style:family="text">
      <style:text-properties fo:language="bg" fo:country="BG" officeooo:rsid="004ab722" style:script-type="latin"/>
    </style:style>
    <style:style style:name="T52" style:family="text">
      <style:text-properties fo:language="en" fo:country="US" officeooo:rsid="004ab722" style:script-type="latin"/>
    </style:style>
    <style:style style:name="T53" style:family="text">
      <style:text-properties officeooo:rsid="0016ecbf"/>
    </style:style>
    <style:style style:name="T54" style:family="text">
      <style:text-properties officeooo:rsid="003dd0c4"/>
    </style:style>
    <style:style style:name="T55" style:family="text">
      <style:text-properties officeooo:rsid="004ab722"/>
    </style:style>
    <style:style style:name="T56" style:family="text">
      <style:text-properties officeooo:rsid="0031dd04"/>
    </style:style>
    <style:style style:name="T57" style:family="text">
      <style:text-properties fo:language="bg" fo:country="BG" officeooo:rsid="003ddc46"/>
    </style:style>
    <style:style style:name="T58" style:family="text">
      <style:text-properties fo:language="en" fo:country="US" officeooo:rsid="0031dd04"/>
    </style:style>
    <style:style style:name="T59" style:family="text">
      <style:text-properties officeooo:rsid="005b9714"/>
    </style:style>
    <style:style style:name="T60" style:family="text">
      <style:text-properties officeooo:rsid="0054aa4f"/>
    </style:style>
    <style:style style:name="T61" style:family="text">
      <style:text-properties fo:color="#1c1e21" loext:opacity="100%" fo:language="bg" fo:country="BG" style:script-type="latin"/>
    </style:style>
    <style:style style:name="T62" style:family="text">
      <style:text-properties officeooo:rsid="005d4407"/>
    </style:style>
    <style:style style:name="T63" style:family="text">
      <style:text-properties officeooo:rsid="0051b48a"/>
    </style:style>
    <style:style style:name="T64" style:family="text">
      <style:text-properties fo:language="en" fo:country="US" officeooo:rsid="005f2cf7"/>
    </style:style>
    <style:style style:name="T65" style:family="text">
      <style:text-properties officeooo:rsid="0061016c"/>
    </style:style>
    <style:style style:name="T66" style:family="text">
      <style:text-properties fo:language="en" fo:country="US" fo:font-weight="bold" officeooo:rsid="0061016c" style:font-weight-asian="bold" style:font-weight-complex="bold"/>
    </style:style>
    <style:style style:name="T67" style:family="text">
      <style:text-properties fo:language="en" fo:country="US" fo:font-weight="bold" officeooo:rsid="00622aac" style:font-weight-asian="bold" style:font-weight-complex="bold"/>
    </style:style>
    <style:style style:name="T68" style:family="text">
      <style:text-properties fo:language="en" fo:country="US" officeooo:rsid="0061016c"/>
    </style:style>
    <style:style style:name="T69" style:family="text">
      <style:text-properties officeooo:rsid="0063e415"/>
    </style:style>
    <style:style style:name="T70" style:family="text">
      <style:text-properties fo:language="en" fo:country="US" officeooo:rsid="0063e415"/>
    </style:style>
    <style:style style:name="T71" style:family="text">
      <style:text-properties fo:font-variant="small-caps" fo:color="#4472c4" loext:opacity="100%" fo:letter-spacing="0.009cm" fo:font-weight="normal" officeooo:rsid="00195df5" style:letter-kerning="true" style:font-weight-asian="normal" style:font-weight-complex="normal"/>
    </style:style>
    <style:style style:name="T72" style:family="text">
      <style:text-properties fo:font-weight="bold" style:font-weight-asian="bold" style:font-weight-complex="bold"/>
    </style:style>
    <style:style style:name="T73" style:family="text">
      <style:text-properties fo:font-weight="bold" officeooo:rsid="00723deb" style:font-weight-asian="bold" style:font-weight-complex="bold"/>
    </style:style>
    <style:style style:name="T74" style:family="text">
      <style:text-properties fo:language="en" fo:country="US"/>
    </style:style>
    <style:style style:name="T75" style:family="text">
      <style:text-properties fo:font-variant="small-caps" fo:color="#4472c4" loext:opacity="100%" fo:letter-spacing="0.009cm" fo:language="bg" fo:country="BG" fo:font-weight="normal" officeooo:rsid="0087d2c3" style:letter-kerning="true" style:font-weight-asian="normal" style:font-weight-complex="normal"/>
    </style:style>
    <style:style style:name="T76" style:family="text">
      <style:text-properties fo:font-variant="small-caps" fo:color="#4472c4" loext:opacity="100%" fo:letter-spacing="0.009cm" fo:language="en" fo:country="US" fo:font-weight="normal" officeooo:rsid="0087d2c3" style:letter-kerning="true" style:font-weight-asian="normal" style:font-weight-complex="normal"/>
    </style:style>
    <style:style style:name="T77" style:family="text">
      <style:text-properties fo:font-variant="small-caps" fo:color="#4472c4" loext:opacity="100%" fo:letter-spacing="0.009cm" fo:language="bg" fo:country="BG" fo:font-weight="normal" officeooo:rsid="007b86e1" style:letter-kerning="true" style:font-weight-asian="normal" style:font-weight-complex="normal"/>
    </style:style>
    <style:style style:name="T78" style:family="text">
      <style:text-properties fo:font-variant="small-caps" fo:color="#4472c4" loext:opacity="100%" fo:letter-spacing="0.009cm" fo:language="bg" fo:country="BG" fo:font-weight="normal" officeooo:rsid="00892325" style:letter-kerning="true" style:font-weight-asian="normal" style:font-weight-complex="normal"/>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2"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069cm" fo:text-indent="-0.635cm" fo:margin-left="2.06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74cm" fo:text-indent="-0.635cm" fo:margin-left="3.97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79cm" fo:text-indent="-0.635cm" fo:margin-left="5.87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84cm" fo:text-indent="-0.635cm" fo:margin-left="7.784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069cm" fo:text-indent="-0.635cm" fo:margin-left="2.069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74cm" fo:text-indent="-0.635cm" fo:margin-left="3.97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79cm" fo:text-indent="-0.635cm" fo:margin-left="5.879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84cm" fo:text-indent="-0.635cm" fo:margin-left="7.784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67cm" fo:text-indent="-0.635cm" fo:margin-left="1.6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5cm" fo:text-indent="-0.635cm" fo:margin-left="2.3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cm" fo:text-indent="-0.635cm" fo:margin-left="2.9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5cm" fo:text-indent="-0.635cm" fo:margin-left="3.5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cm" fo:text-indent="-0.635cm" fo:margin-left="4.2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5cm" fo:text-indent="-0.635cm" fo:margin-left="4.8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cm" fo:text-indent="-0.635cm" fo:margin-left="5.4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5cm" fo:text-indent="-0.635cm" fo:margin-left="6.1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cm" fo:text-indent="-0.635cm" fo:margin-left="6.7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5cm" fo:text-indent="-0.635cm" fo:margin-left="7.385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35cm" fo:text-indent="-0.635cm" fo:margin-left="1.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cm" fo:text-indent="-0.635cm" fo:margin-left="2.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5cm" fo:text-indent="-0.635cm" fo:margin-left="2.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cm" fo:text-indent="-0.635cm" fo:margin-left="3.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5cm" fo:text-indent="-0.635cm" fo:margin-left="4.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cm" fo:text-indent="-0.635cm" fo:margin-left="4.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5cm" fo:text-indent="-0.635cm" fo:margin-left="5.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cm" fo:text-indent="-0.635cm" fo:margin-left="6.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5cm" fo:text-indent="-0.635cm" fo:margin-left="6.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cm" fo:text-indent="-0.635cm" fo:margin-left="7.35cm"/>
        </style:list-level-properties>
        <style:text-properties fo:font-family="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7cm" fo:text-indent="-0.635cm" fo:margin-left="1.6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05cm" fo:text-indent="-0.635cm" fo:margin-left="2.3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4cm" fo:text-indent="-0.635cm" fo:margin-left="2.9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75cm" fo:text-indent="-0.635cm" fo:margin-left="3.5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1cm" fo:text-indent="-0.635cm" fo:margin-left="4.2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45cm" fo:text-indent="-0.635cm" fo:margin-left="4.8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8cm" fo:text-indent="-0.635cm" fo:margin-left="5.4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15cm" fo:text-indent="-0.635cm" fo:margin-left="6.1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5cm" fo:text-indent="-0.635cm" fo:margin-left="6.7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85cm" fo:text-indent="-0.635cm" fo:margin-left="7.385cm"/>
        </style:list-level-properties>
        <style:text-properties fo:font-family="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loext:marker-style-name="T1"><draw:frame draw:style-name="fr1" draw:name="Object1" text:anchor-type="as-char" svg:width="3.334cm" svg:height="4.101cm" draw:z-index="1"><draw:object-ole xlink:href="./Obj100" xlink:type="simple" xlink:show="embed" xlink:actuate="onLoad"/><draw:image xlink:href="./ObjectReplacements/Obj100" xlink:type="simple" xlink:show="embed" xlink:actuate="onLoad"/></draw:frame></text:p>
          </table:table-cell>
          <table:table-cell table:style-name="Table1.A1" office:value-type="string">
            <text:p text:style-name="P2" loext:marker-style-name="T2"><text:bookmark text:name="_Hlk103506546"/><text:span text:style-name="T2">Софийски университет „Св. Кл. Охридски”</text:span><text:span text:style-name="T2"/></text:p>
            <text:p text:style-name="P2" loext:marker-style-name="T3"><text:span text:style-name="T3">Факултет по математика и информатика </text:span><text:span text:style-name="T3"/></text:p>
            <text:p text:style-name="P3" loext:marker-style-name="T4"><text:bookmark text:name="_GoBack"/><text:span text:style-name="T4">Катедра „Компютърна информатика”</text:span><text:span text:style-name="T4"/></text:p>
          </table:table-cell>
          <table:table-cell table:style-name="Table1.A1" office:value-type="string">
            <text:p text:style-name="P4" loext:marker-style-name="T3"/>
          </table:table-cell>
        </table:table-row>
      </table:table>
      <text:p text:style-name="P5" loext:marker-style-name="T1"/>
      <text:p text:style-name="P6" loext:marker-style-name="T5"><text:span text:style-name="T5">Дисертационен труд</text:span><text:span text:style-name="T5"/></text:p>
      <text:p text:style-name="P7" loext:marker-style-name="T6"/>
      <text:p text:style-name="P6" loext:marker-style-name="T6"><text:span text:style-name="T6">на тема</text:span><text:span text:style-name="T6"/></text:p>
      <text:p text:style-name="P7" loext:marker-style-name="T6"/>
      <text:p text:style-name="P6" loext:marker-style-name="T7"><text:span text:style-name="T7">„Модели на интеграция на мобилни автономни асистенти”</text:span><text:span text:style-name="T7"/></text:p>
      <text:p text:style-name="P8" loext:marker-style-name="T7"/>
      <text:p text:style-name="P6" loext:marker-style-name="T6"><text:span text:style-name="T8">за присъждане на образователна и научна степен „Доктор“ професионално направление: 4.6 „Информатика и компютърни науки“ докторска програма: Информационни системи (Вградени и автономни системи)</text:span><text:span text:style-name="T6"/></text:p>
      <text:p text:style-name="P9" loext:marker-style-name="T6"/>
      <text:p text:style-name="P9" loext:marker-style-name="T6"/>
      <text:p text:style-name="P9" loext:marker-style-name="T6"/>
      <text:p text:style-name="P10" loext:marker-style-name="T3"><text:span text:style-name="T3">Докторант: </text:span><text:span text:style-name="T2">Елица Емилова Венчова</text:span></text:p>
      <text:p text:style-name="P11" loext:marker-style-name="T3"/>
      <text:p text:style-name="P12" loext:marker-style-name="T3"><text:span text:style-name="T3">Научен ръководител:</text:span><text:span text:style-name="T3"/></text:p>
      <text:p text:style-name="P13" loext:marker-style-name="T2"><text:span text:style-name="T2">проф. д-р Васил Георгиев Цунижев</text:span><text:span text:style-name="T2"/></text:p>
      <text:p text:style-name="P14" loext:marker-style-name="T3"/>
      <text:p text:style-name="P1"><text:span text:style-name="T3">София, 2026 г.</text:span></text:p>
      <text:p text:style-name="Standard"><draw:frame draw:style-name="fr2" draw:name="Frame1" text:anchor-type="paragraph" svg:width="12.321cm" style:rel-width="77%" draw:z-index="0" loext:may-break-between-pages="true"><draw:text-box fo:min-height="0cm"><table:table table:name="Table2" table:style-name="Table2"><table:table-column table:style-name="Table2.A"/><table:table-row table:style-name="Table2.1"><table:table-cell table:style-name="Table2.A1" office:value-type="string"><text:p text:style-name="P15" loext:marker-style-name="T9"/></table:table-cell></table:table-row></table:table></draw:text-box></draw:frame><text:soft-page-break/></text:p>
      <text:table-of-content text:style-name="Sect1" text:protected="true" text:name="Table of Contents1">
        <text:table-of-content-source text:outline-level="3" text:use-index-marks="false">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Съдържание</text:p>
          </text:index-title>
          <text:p text:style-name="P16"><text:a xlink:type="simple" xlink:href="#__RefHeading___Toc224_2465261762" office:name="Въведение" text:style-name="Index_20_Link" text:visited-style-name="Index_20_Link">1. Въведение<text:tab/>3</text:a></text:p>
          <text:p text:style-name="P16"><text:a xlink:type="simple" xlink:href="#__RefHeading___Toc226_2465261762" office:name="Основи на интеграцията на мобилни автономни асистенти" text:style-name="Index_20_Link" text:visited-style-name="Index_20_Link">2. Основи на интеграцията на мобилни автономни асистенти<text:tab/>4</text:a></text:p>
          <text:p text:style-name="P16"><text:a xlink:type="simple" xlink:href="#__RefHeading___Toc660_2465261762" office:name="Обзор" text:style-name="Index_20_Link" text:visited-style-name="Index_20_Link">3. Обзор<text:tab/>4</text:a></text:p>
          <text:p text:style-name="P16"><text:a xlink:type="simple" xlink:href="#__RefHeading___Toc662_2465261762" office:name="Модели на интеграция спрямо движението в пространството" text:style-name="Index_20_Link" text:visited-style-name="Index_20_Link">3.1. Модели на интеграция спрямо движението в пространството<text:tab/>5</text:a></text:p>
          <text:p text:style-name="P16"><text:a xlink:type="simple" xlink:href="#__RefHeading___Toc664_2465261762" office:name="Цел:" text:style-name="Index_20_Link" text:visited-style-name="Index_20_Link">Цел:<text:tab/>5</text:a></text:p>
          <text:p text:style-name="P16"><text:a xlink:type="simple" xlink:href="#__RefHeading___Toc666_2465261762" office:name="Показване, че размерността на движението е параметър за интеграция от първи клас" text:style-name="Index_20_Link" text:visited-style-name="Index_20_Link">Показване, че размерността на движението е параметър за интеграция от първи клас<text:tab/>5</text:a></text:p>
          <text:p text:style-name="P16"><text:a xlink:type="simple" xlink:href="#__RefHeading___Toc668_2465261762" office:name="Съдържание:" text:style-name="Index_20_Link" text:visited-style-name="Index_20_Link">Съдържание:<text:tab/>5</text:a></text:p>
          <text:p text:style-name="P16"><text:a xlink:type="simple" xlink:href="#__RefHeading___Toc670_2465261762" office:name="1D, 2D, 3D, хибридни модели" text:style-name="Index_20_Link" text:visited-style-name="Index_20_Link">1D, 2D, 3D, хибридни модели<text:tab/>5</text:a></text:p>
          <text:p text:style-name="P16"><text:a xlink:type="simple" xlink:href="#__RefHeading___Toc672_2465261762" office:name="Как размерността ограничава:" text:style-name="Index_20_Link" text:visited-style-name="Index_20_Link">Как размерността ограничава:<text:tab/>5</text:a></text:p>
          <text:p text:style-name="P16"><text:a xlink:type="simple" xlink:href="#__RefHeading___Toc674_2465261762" office:name="Навигацията" text:style-name="Index_20_Link" text:visited-style-name="Index_20_Link">Навигацията<text:tab/>5</text:a></text:p>
          <text:p text:style-name="P16"><text:a xlink:type="simple" xlink:href="#__RefHeading___Toc676_2465261762" office:name="Избягването на препятствия" text:style-name="Index_20_Link" text:visited-style-name="Index_20_Link">Избягването на препятствия<text:tab/>5</text:a></text:p>
          <text:p text:style-name="P16"><text:a xlink:type="simple" xlink:href="#__RefHeading___Toc678_2465261762" office:name="Осъществимостта на задачата" text:style-name="Index_20_Link" text:visited-style-name="Index_20_Link">Осъществимостта на задачата<text:tab/>5</text:a></text:p>
          <text:p text:style-name="P16"><text:a xlink:type="simple" xlink:href="#__RefHeading___Toc1013_2465261762" office:name="Въведение в 1.5D като абстракция на интеграцията" text:style-name="Index_20_Link" text:visited-style-name="Index_20_Link">Въведение в 1.5D като абстракция на интеграцията<text:tab/>5</text:a></text:p>
          <text:p text:style-name="P16"><text:a xlink:type="simple" xlink:href="#__RefHeading___Toc1015_2465261762" office:name="📌 Тази глава отговаря на:" text:style-name="Index_20_Link" text:visited-style-name="Index_20_Link">📌 Тази глава отговаря на:<text:tab/>5</text:a></text:p>
          <text:p text:style-name="P16"><text:a xlink:type="simple" xlink:href="#__RefHeading___Toc1017_2465261762" office:name="Как изпълнението ограничава интеграцията?" text:style-name="Index_20_Link" text:visited-style-name="Index_20_Link">Как изпълнението ограничава интеграцията?<text:tab/>5</text:a></text:p>
          <text:p text:style-name="P16"><text:a xlink:type="simple" xlink:href="#__RefHeading___Toc1019_2465261762" office:name="От Раздели 2, 5.3 от FMI_PS" text:style-name="Index_20_Link" text:visited-style-name="Index_20_Link">От Раздели 2, 5.3 от FMI_PS<text:tab/>5</text:a></text:p>
          <text:p text:style-name="P16"><text:a xlink:type="simple" xlink:href="#__RefHeading___Toc688_2465261762" office:name="Модели за интеграция на мисия и поведение" text:style-name="Index_20_Link" text:visited-style-name="Index_20_Link">3.2. Модели за интеграция на мисия и поведение<text:tab/>5</text:a></text:p>
          <text:p text:style-name="P16"><text:a xlink:type="simple" xlink:href="#__RefHeading___Toc690_2465261762" office:name="Модели за интеграция и комуникация на множество роботи" text:style-name="Index_20_Link" text:visited-style-name="Index_20_Link">3.3. Модели за интеграция и комуникация на множество роботи<text:tab/>6</text:a></text:p>
          <text:p text:style-name="P16"><text:a xlink:type="simple" xlink:href="#__RefHeading___Toc692_2465261762" office:name="Дефиниране на проблема и изисквания" text:style-name="Index_20_Link" text:visited-style-name="Index_20_Link">3.4. Дефиниране на проблема и изисквания<text:tab/>6</text:a></text:p>
          <text:p text:style-name="P16"><text:a xlink:type="simple" xlink:href="#__RefHeading___Toc230_2465261762" office:name="Модел на системна интеграция: Граничното наблюдение/ Модел на интегрирана патрулна система" text:style-name="Index_20_Link" text:visited-style-name="Index_20_Link">4. Модел на системна интеграция: Граничното наблюдение/ Модел на интегрирана патрулна система<text:tab/>7</text:a></text:p>
          <text:p text:style-name="P16"><text:a xlink:type="simple" xlink:href="#__RefHeading___Toc232_2465261762" office:name="Експериментална методология и симулационна среда" text:style-name="Index_20_Link" text:visited-style-name="Index_20_Link"><text:soft-page-break/>5. Експериментална методология и симулационна среда<text:tab/>9</text:a></text:p>
          <text:p text:style-name="P16"><text:a xlink:type="simple" xlink:href="#__RefHeading___Toc234_2465261762" office:name="Експериментална оценка на стратегиите за интеграция на патрули" text:style-name="Index_20_Link" text:visited-style-name="Index_20_Link">6. Експериментална оценка на стратегиите за интеграция на патрули<text:tab/>10</text:a></text:p>
          <text:p text:style-name="P16"><text:a xlink:type="simple" xlink:href="#__RefHeading___Toc943_2465261762" office:name="Експериментална валидация в реалистични сценарии" text:style-name="Index_20_Link" text:visited-style-name="Index_20_Link">7. Експериментална валидация в реалистични сценарии<text:tab/>11</text:a></text:p>
          <text:p text:style-name="P16"><text:a xlink:type="simple" xlink:href="#__RefHeading___Toc238_2465261762" office:name="Дискусия" text:style-name="Index_20_Link" text:visited-style-name="Index_20_Link">8. Дискусия<text:tab/>12</text:a></text:p>
          <text:p text:style-name="P16"><text:a xlink:type="simple" xlink:href="#__RefHeading___Toc240_2465261762" office:name="Заключение и бъдещо развитие" text:style-name="Index_20_Link" text:visited-style-name="Index_20_Link">9. Заключение и бъдещо развитие<text:tab/>12</text:a></text:p>
        </text:index-body>
      </text:table-of-content>
      <text:p text:style-name="P17" loext:marker-style-name="T10"/>
      <text:p text:style-name="P17" loext:marker-style-name="T10"/>
      <text:p text:style-name="P17" loext:marker-style-name="T10"/>
      <text:p text:style-name="P18" loext:marker-style-name="T11"/>
      <text:p text:style-name="P19"><text:span text:style-name="Strong_20_Emphasis">Списък на фигурите</text:span></text:p>
      <text:p text:style-name="P19"><text:span text:style-name="Strong_20_Emphasis">Списък на таблиците</text:span></text:p>
      <text:p text:style-name="P20"><text:span text:style-name="Strong_20_Emphasis"><text:span text:style-name="T12">Списък на съкращенията</text:span></text:span></text:p>
      <text:p text:style-name="P21"><text:span text:style-name="Intense_20_Reference"><text:span text:style-name="T13">Бележки</text:span></text:span></text:p>
      <text:p text:style-name="P22">Става въпрос за това как различните автономни възможности се интегрират в един съгласуван мобилен асистент по систематичен, многократно използваем и моделно ориентиран начин.</text:p>
      <text:p text:style-name="P22">Тази дисертация изучава и предлага модели, езици и архитектури за интегриране на възприятието, планирането, контрола и взаимодействието в мобилни автономни асист<text:span text:style-name="T14">иращи</text:span> системи.</text:p>
      <text:p text:style-name="P23">Ключови акценти:</text:p>
      <text:list text:style-name="L1">
        <text:list-item>
          <text:p text:style-name="P24">Интеграция (не изолирани алгоритми)</text:p>
        </text:list-item>
        <text:list-item>
          <text:p text:style-name="P24">Модели (формални / полуформални представяния)</text:p>
        </text:list-item>
        <text:list-item>
          <text:p text:style-name="P24">Помощно поведение (ориентирано към задачи, насочено към човека/средата)</text:p>
        </text:list-item>
        <text:list-item>
          <text:p text:style-name="P24">Мобилна автономност (навигация + взаимодействие)</text:p>
        </text:list-item>
      </text:list>
      <text:p text:style-name="P23"><text:span text:style-name="T15"/></text:p>
      <text:p text:style-name="P25">Тезата вероятно ще се върти около въпроси като:</text:p>
      <text:list text:style-name="L2">
        <text:list-item>
          <text:p text:style-name="P26">Какво означава „интеграция“ в мобилните автономни асистенти?</text:p>
        </text:list-item>
        <text:list-item>
          <text:p text:style-name="P26">Как интеграцията може да бъде моделирана експлицитно, а не твърдо кодирана?</text:p>
        </text:list-item>
        <text:list-item>
          <text:p text:style-name="P26">Какви абстракции и интерфейси позволяват заменяемост и повторна употреба?</text:p>
        </text:list-item>
        <text:list-item>
          <text:p text:style-name="P26">Как поведението, планирането и изпълнението могат да съществуват едновременно без тясно свързване?</text:p>
        </text:list-item>
        <text:list-item>
          <text:p text:style-name="P26">Как моделите на интеграция се мащабират в различни среди и задачи?</text:p>
          <text:p text:style-name="P26">Тези въпроси определят глави<text:span text:style-name="T16">те</text:span>, дори и да не са посочени дословно.</text:p>
        </text:list-item>
      </text:list>
      <text:list xml:id="list846074234" text:style-name="WWNum1">
        <text:list-item>
          <text:h text:style-name="P27" text:outline-level="1" loext:marker-style-name="T17"><text:bookmark-start text:name="__RefHeading___Toc224_2465261762"/><text:bookmark-start text:name="_Toc106970161"/><text:bookmark-start text:name="_Toc107754450"/><text:bookmark-start text:name="_Toc214185057"/><text:span text:style-name="Intense_20_Reference"><text:span text:style-name="T18">В</text:span></text:span><text:bookmark-end text:name="_Toc106970161"/><text:bookmark-end text:name="_Toc107754450"/><text:bookmark-end text:name="_Toc214185057"/><text:span text:style-name="Intense_20_Reference"><text:span text:style-name="T18">ъведение</text:span></text:span><text:bookmark-end text:name="__RefHeading___Toc224_2465261762"/></text:h>
        </text:list-item>
      </text:list>
      <text:p text:style-name="P20"><text:span text:style-name="Strong_20_Emphasis"><text:span text:style-name="T15">Актуалност на темата</text:span></text:span></text:p>
      <text:p text:style-name="P20"><text:span text:style-name="Strong_20_Emphasis"><text:span text:style-name="T15">Мотивация на изследването</text:span></text:span></text:p>
      <text:p text:style-name="P20"><text:span text:style-name="Strong_20_Emphasis"><text:span text:style-name="T15">Цел и задачи на дисертацията</text:span></text:span></text:p>
      <text:list xml:id="list3473785917" text:style-name="L3">
        <text:list-item>
          <text:p text:style-name="P28">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Антоан Ангелов)</text:p>
        </text:list-item>
        <text:list-item>
          <text:p text:style-name="P29"><text:span text:style-name="Emphasis"><text:span text:style-name="T15">Мобилните автономни асистенти могат да постигнат ефективна и координирана интеграция чрез децентрализирани модели на поведение, базирани на локално взаимодействие и безсървърна комуникация, което позволява адаптивност, скалируемост и устойчивост на системата в динамична среда.</text:span></text:span></text:p>
          <text:p text:style-name="P29"><text:span text:style-name="Emphasis"><text:span text:style-name="T15">Поведението се моделира чрез разпределени алгоритми като поведенчески модели като swarm поведение, многоагентни системи.</text:span></text:span></text:p>
          <text:p text:style-name="P29"><text:soft-page-break/><text:span text:style-name="Emphasis"><text:span text:style-name="T15">Устойчив при липса на комуникация и спестява необходимост от сериозни промени в средата.</text:span></text:span></text:p>
        </text:list-item>
      </text:list>
      <text:p text:style-name="P20"><text:span text:style-name="Strong_20_Emphasis"><text:span text:style-name="T15">Структура на дисертационния труд</text:span></text:span></text:p>
      <text:p text:style-name="P30">Цел:</text:p>
      <text:list text:style-name="L4">
        <text:list-item>
          <text:p text:style-name="P31">Оформяне на проблема</text:p>
        </text:list-item>
        <text:list-item>
          <text:p text:style-name="P32">Дефинира<text:span text:style-name="T19">не на</text:span> модели на интеграция</text:p>
        </text:list-item>
        <text:list-item>
          <text:p text:style-name="P33">Мотивиране защо интеграцията е трудна и важна. Обосновете защо интеграцията (не алгоритмите) е пречката</text:p>
        </text:list-item>
      </text:list>
      <text:p text:style-name="P34">Съдържание:</text:p>
      <text:list text:style-name="L5">
        <text:list-item>
          <text:p text:style-name="P35"><text:span text:style-name="T15">Какво е мобилен автономен асистент/</text:span>Mobile Autonomous Assistant (MAA) </text:p>
        </text:list-item>
        <text:list-item>
          <text:p text:style-name="P36">Защо интеграцията между движение, мисия, поведение и комуникация е трудна? Защо интеграцията е пречка при внедряването в реалния свят?</text:p>
        </text:list-item>
        <text:list-item>
          <text:p text:style-name="P36">Защо <text:span text:style-name="T20">системите с</text:span> <text:span text:style-name="T20">групови </text:span>робот<text:span text:style-name="T20">и</text:span> усилват проблема?</text:p>
        </text:list-item>
        <text:list-item>
          <text:p text:style-name="P35"><text:span text:style-name="T15">Вашите изследователски цели/</text:span>Research questions </text:p>
        </text:list-item>
        <text:list-item>
          <text:p text:style-name="P35"><text:span text:style-name="T15">Вашият основен принос/</text:span>Contributions </text:p>
        </text:list-item>
      </text:list>
      <text:p text:style-name="P34">📌 Тази глава отговаря на:<text:line-break/>„Защо някой би се интересувал от тази теза?“</text:p>
      <text:p text:style-name="P37">Синтезирана информацията от всички статии, а не директно преизползване</text:p>
      <text:list xml:id="list210450942764746" text:continue-list="list846074234" text:style-name="WWNum1">
        <text:list-item>
          <text:h text:style-name="P38" text:outline-level="1" loext:marker-style-name="T17"><text:bookmark-start text:name="__RefHeading___Toc226_2465261762"/><text:span text:style-name="Intense_20_Reference"><text:span text:style-name="T21">Основи на интеграцията на мобилни автономни асистенти</text:span></text:span><text:bookmark-end text:name="__RefHeading___Toc226_2465261762"/></text:h>
        </text:list-item>
      </text:list>
      <text:p text:style-name="P39">Цел:</text:p>
      <text:list text:style-name="L6">
        <text:list-item>
          <text:p text:style-name="P40">Определяне на концептуална основа</text:p>
        </text:list-item>
        <text:list-item>
          <text:p text:style-name="P40">Дефиниране на слоеве и терминология, използвани в цялата дисертация</text:p>
        </text:list-item>
      </text:list>
      <text:p text:style-name="P39">Съдържание:</text:p>
      <text:list text:style-name="L7">
        <text:list-item>
          <text:p text:style-name="P41">Автономия, избор на поведение, изпълнение на мисия</text:p>
        </text:list-item>
        <text:list-item>
          <text:p text:style-name="P41">Слоеве на интеграция:</text:p>
          <text:list>
            <text:list-item>
              <text:p text:style-name="P41">Движение</text:p>
            </text:list-item>
            <text:list-item>
              <text:p text:style-name="P41">Мисия</text:p>
            </text:list-item>
            <text:list-item>
              <text:p text:style-name="P41">Поведение</text:p>
            </text:list-item>
            <text:list-item>
              <text:p text:style-name="P41">Енергия</text:p>
            </text:list-item>
            <text:list-item>
              <text:p text:style-name="P42">Комуникация</text:p>
            </text:list-item>
          </text:list>
        </text:list-item>
        <text:list-item>
          <text:p text:style-name="P42">Архитектурни модели срещу интеграционни модели</text:p>
        </text:list-item>
        <text:list-item>
          <text:p text:style-name="P42">Интеграция на един робот срещу интеграция на множество роботи</text:p>
        </text:list-item>
      </text:list>
      <text:p text:style-name="P43"><text:span text:style-name="T22">📌</text:span><text:span text:style-name="T15"> Тази глава отговаря на:</text:span></text:p>
      <text:p text:style-name="P44">Какво означава „интеграция“ в MAA като цяло?</text:p>
      <text:list xml:id="list210450601414647" text:continue-list="list210450942764746" text:style-name="WWNum1">
        <text:list-item>
          <text:h text:style-name="P45" text:outline-level="1" loext:marker-style-name="T17"><text:bookmark-start text:name="__RefHeading___Toc660_2465261762"/><text:span text:style-name="Intense_20_Reference"><text:span text:style-name="T21">Обзор</text:span></text:span><text:bookmark-end text:name="__RefHeading___Toc660_2465261762"/></text:h>
        </text:list-item>
      </text:list>
      <text:p text:style-name="P46">Цел:</text:p>
      <text:list text:style-name="L8">
        <text:list-item>
          <text:p text:style-name="P47"><text:soft-page-break/>Да покажем, че разбирате съществуващите подходи — и техните пропуски</text:p>
        </text:list-item>
      </text:list>
      <text:p text:style-name="P46">Вероятни подраздели:</text:p>
      <text:list text:style-name="L9">
        <text:list-item>
          <text:p text:style-name="P48"><text:s/>Рамки за софтуер за роботи (ROS, ROS2, YARP)</text:p>
        </text:list-item>
        <text:list-item>
          <text:p text:style-name="P48">Моделиране на поведението:</text:p>
        </text:list-item>
        <text:list-item>
          <text:p text:style-name="P48">FSM</text:p>
        </text:list-item>
        <text:list-item>
          <text:p text:style-name="P48">Дървета на поведението</text:p>
        </text:list-item>
        <text:list-item>
          <text:p text:style-name="P48">Планиращи задачи (PDDL)</text:p>
        </text:list-item>
      </text:list>
      <text:p text:style-name="P49">Подходи за интеграция:</text:p>
      <text:list text:style-name="L10">
        <text:list-item>
          <text:p text:style-name="P50">Твърдо кодирани конвейери</text:p>
        </text:list-item>
        <text:list-item>
          <text:p text:style-name="P50">Системи Blackboard</text:p>
        </text:list-item>
        <text:list-item>
          <text:p text:style-name="P50">Интеграция, базирана на модели</text:p>
        </text:list-item>
      </text:list>
      <text:p text:style-name="P49">Езици за моделиране:</text:p>
      <text:list text:style-name="L11">
        <text:list-item>
          <text:p text:style-name="P51">UML/SysML</text:p>
        </text:list-item>
        <text:list-item>
          <text:p text:style-name="P51">DSL (базирани на YAML, базирани на XML)</text:p>
        </text:list-item>
        <text:list-item>
          <text:p text:style-name="P52"><text:span text:style-name="T15">Езици за планиране (PDDL)</text:span></text:p>
        </text:list-item>
      </text:list>
      <text:p text:style-name="P46"><text:span text:style-name="T15">📌 Тази глава отговаря на:<text:line-break/>„Какво съществува и защо не е достатъчно?“</text:span></text:p>
      <text:list xml:id="list210451368263314" text:continue-list="list210450601414647" text:style-name="WWNum1">
        <text:list-item>
          <text:list>
            <text:list-item>
              <text:h text:style-name="P53" text:outline-level="1" loext:marker-style-name="T17"><text:span text:style-name="Intense_20_Reference"><text:span text:style-name="T23">Ф</text:span></text:span><text:span text:style-name="Intense_20_Reference"><text:span text:style-name="T24">изически </text:span></text:span><text:span text:style-name="Intense_20_Reference"><text:span text:style-name="T25">и софтуерни</text:span></text:span><text:span text:style-name="Intense_20_Reference"><text:span text:style-name="T24"> дадености</text:span></text:span></text:h>
            </text:list-item>
          </text:list>
        </text:list-item>
      </text:list>
      <text:p text:style-name="P54"><text:span text:style-name="Strong_20_Emphasis"><text:span text:style-name="T15">Захранване</text:span></text:span><text:span text:style-name="T15"> - видове захранване, възможности и приложение.</text:span></text:p>
      <text:list text:style-name="L12">
        <text:list-item>
          <text:p text:style-name="P55"><text:span text:style-name="T15">Автономност спрямо захранване </text:span>- Power autonomy through the ability of mobile devices to periodically perform stand-alone charge cycles.(DPISESIA_2024)</text:p>
        </text:list-item>
      </text:list>
      <text:p text:style-name="P54"><text:span text:style-name="Strong_20_Emphasis"><text:span text:style-name="T15">Сензори</text:span></text:span></text:p>
      <text:list text:style-name="L13">
        <text:list-item>
          <text:p text:style-name="P56">“Weather sensor” (Shamshiri, 2024, p. 6)</text:p>
        </text:list-item>
        <text:list-item>
          <text:p text:style-name="P56">“Soil sensor” (Shamshiri, 2024, p. 6)</text:p>
        </text:list-item>
        <text:list-item>
          <text:p text:style-name="P56">“Most Commonly Used GPS Receivers for Autonomous Navigation of Tractors and Agricultural Mobile Robots” (Shamshiri, 2024, p. 7)</text:p>
        </text:list-item>
        <text:list-item>
          <text:p text:style-name="P56">“SENSORS FOR SIMULTANEOUS LOCALIZATION AND MAPPING (SLAM)” (Shamshiri, 2024, p. 10)</text:p>
        </text:list-item>
        <text:list-item>
          <text:p text:style-name="P56">“SENSORS FOR OBSTACLE DETECTION” (Shamshiri, 2024, p. 12)</text:p>
        </text:list-item>
        <text:list-item>
          <text:p text:style-name="P57">Има още някакви разгледани в горната статия</text:p>
        </text:list-item>
        <text:list-item>
          <text:p text:style-name="P57">Честота на предаване на информация - за цялото ROS2 има може да се измери <text:span text:style-name="T26">bandwidth на предаваните съобщения.</text:span></text:p>
        </text:list-item>
      </text:list>
      <text:p text:style-name="P54"><text:span text:style-name="Strong_20_Emphasis"><text:span text:style-name="T15">Актуатори</text:span></text:span></text:p>
      <text:p text:style-name="P54"><text:soft-page-break/><text:span text:style-name="Strong_20_Emphasis"><text:span text:style-name="T15">Платформи</text:span></text:span><text:span text:style-name="T15"> - Налични готови платформи за използване. Може да се разположи около видовете задвижване и средите, защото си представям, че тук ще се сложат Jackal, DJI, Spot, TurtleBot, нещо водно (пише за CoCoRo в Антоан Ангелов), катерещия се робот по фасадата на сграда.</text:span></text:p>
      <text:h text:style-name="P58" text:outline-level="1"><text:span text:style-name="Strong_20_Emphasis"><text:span text:style-name="T15">Задвижване</text:span></text:span><text:span text:style-name="T15"> - въздух (перки, крила, насекоми), вода (жаби, потяпящи се), земя (4 крака, колела, вериги, 2 крака, гъсеници). Комбинирани (като амфибии). </text:span><text:span text:style-name="T27">Има пряка връзка със следващата глава.</text:span></text:h>
      <text:list text:style-name="L14">
        <text:list-item>
          <text:p text:style-name="P59">Veritasium има няколко видеа за робот, който ходи и лети; за мини роботи; за гъвкафи роботи.</text:p>
        </text:list-item>
        <text:list-item>
          <text:p text:style-name="P59">Скорост - Каква скорост е безопасна? Какво използват Roomba и Braava?</text:p>
        </text:list-item>
      </text:list>
      <text:p text:style-name="P60"><text:span text:style-name="Strong_20_Emphasis"><text:span text:style-name="T15">ОС</text:span></text:span></text:p>
      <text:list text:style-name="L15">
        <text:list-item>
          <text:p text:style-name="P61"><text:a xlink:type="simple" xlink:href="http://www.ros.org/" text:style-name="Internet_20_link" text:visited-style-name="Visited_20_Internet_20_Link">ROS</text:a> 2</text:p>
        </text:list-item>
        <text:list-item>
          <text:p text:style-name="P61"><text:a xlink:type="simple" xlink:href="http://www.yarp.it/" text:style-name="Internet_20_link" text:visited-style-name="Visited_20_Internet_20_Link">YARP</text:a> <text:span text:style-name="T28">- </text:span><text:span text:style-name="T29">supports building a robot control system as a collection of programs communicating in a peer-to-peer way, with an extensible family of connection types (tcp, udp, multicast, local, MPI, mjpg-over-http, XML/RPC, tcpros, ...)</text:span></text:p>
        </text:list-item>
        <text:list-item>
          <text:p text:style-name="P61"><text:a xlink:type="simple" xlink:href="http://www.servicerobotik-ulm.de/" text:style-name="Internet_20_link" text:visited-style-name="Visited_20_Internet_20_Link">SmartSoft</text:a></text:p>
        </text:list-item>
      </text:list>
      <text:list xml:id="list210450791170297" text:continue-list="list210451368263314" text:style-name="WWNum1">
        <text:list-item>
          <text:list>
            <text:list-item>
              <text:h text:style-name="P53" text:outline-level="1" loext:marker-style-name="T17"><text:span text:style-name="Intense_20_Reference"><text:span text:style-name="T23">М</text:span></text:span><text:span text:style-name="Intense_20_Reference"><text:span text:style-name="T24">одели на интеграция спрямо движението в пространството</text:span></text:span></text:h>
            </text:list-item>
          </text:list>
        </text:list-item>
      </text:list>
      <text:h text:style-name="P62" text:outline-level="1"><text:bookmark-start text:name="__RefHeading___Toc664_2465261762"/>Цел:<text:bookmark-end text:name="__RefHeading___Toc664_2465261762"/></text:h>
      <text:list text:style-name="L16">
        <text:list-item>
          <text:h text:style-name="P63" text:outline-level="1"><text:bookmark-start text:name="__RefHeading___Toc666_2465261762"/><text:span text:style-name="T15">Показване, че размерността на движението е параметър за интеграция от първи клас</text:span><text:bookmark-end text:name="__RefHeading___Toc666_2465261762"/></text:h>
        </text:list-item>
      </text:list>
      <text:h text:style-name="P62" text:outline-level="1"><text:bookmark-start text:name="__RefHeading___Toc668_2465261762"/>Съдържание:<text:bookmark-end text:name="__RefHeading___Toc668_2465261762"/></text:h>
      <text:list text:style-name="L17">
        <text:list-item>
          <text:h text:style-name="P64" text:outline-level="1"><text:bookmark-start text:name="__RefHeading___Toc670_2465261762"/><text:span text:style-name="T15">1D, 2D, 3D, хибридни модели</text:span><text:bookmark-end text:name="__RefHeading___Toc670_2465261762"/></text:h>
        </text:list-item>
        <text:list-item>
          <text:h text:style-name="P64" text:outline-level="1"><text:bookmark-start text:name="__RefHeading___Toc672_2465261762"/><text:span text:style-name="T15">Как размерността ограничава:</text:span><text:bookmark-end text:name="__RefHeading___Toc672_2465261762"/></text:h>
          <text:list>
            <text:list-item>
              <text:h text:style-name="P64" text:outline-level="1"><text:bookmark-start text:name="__RefHeading___Toc674_2465261762"/><text:span text:style-name="T15">Навигацията</text:span><text:bookmark-end text:name="__RefHeading___Toc674_2465261762"/></text:h>
            </text:list-item>
            <text:list-item>
              <text:h text:style-name="P64" text:outline-level="1"><text:bookmark-start text:name="__RefHeading___Toc676_2465261762"/><text:span text:style-name="T15">Избягването на препятствия</text:span><text:bookmark-end text:name="__RefHeading___Toc676_2465261762"/></text:h>
            </text:list-item>
            <text:list-item>
              <text:h text:style-name="P64" text:outline-level="1"><text:bookmark-start text:name="__RefHeading___Toc678_2465261762"/><text:span text:style-name="T15">Осъществимостта на задачата</text:span><text:bookmark-end text:name="__RefHeading___Toc678_2465261762"/></text:h>
            </text:list-item>
          </text:list>
        </text:list-item>
        <text:list-item>
          <text:h text:style-name="P65" text:outline-level="1"><text:bookmark-start text:name="__RefHeading___Toc1013_2465261762"/>Въведение в 1.5D като абстракция на интеграцията<text:bookmark-end text:name="__RefHeading___Toc1013_2465261762"/></text:h>
        </text:list-item>
      </text:list>
      <text:h text:style-name="P66" text:outline-level="1"><text:bookmark-start text:name="__RefHeading___Toc1015_2465261762"/>📌 Тази глава отговаря на:<text:bookmark-end text:name="__RefHeading___Toc1015_2465261762"/></text:h>
      <text:h text:style-name="P67" text:outline-level="1"><text:bookmark-start text:name="__RefHeading___Toc1017_2465261762"/>Как изпълнението ограничава интеграцията?<text:bookmark-end text:name="__RefHeading___Toc1017_2465261762"/></text:h>
      <text:h text:style-name="P68" text:outline-level="1"><text:span text:style-name="T30">От <text:s/>Раздели 2, 5.3 от </text:span><text:span text:style-name="T31">FMI_PS</text:span></text:h>
      <text:h text:style-name="P69" text:outline-level="1"><text:span text:style-name="Strong_20_Emphasis"><text:span text:style-name="T15">Среди</text:span></text:span><text:span text:style-name="T15"> - по онази диаграма</text:span></text:h>
      <text:list text:style-name="L18">
        <text:list-item>
          <text:p text:style-name="P70">въздох, земя, вода</text:p>
        </text:list-item>
        <text:list-item>
          <text:p text:style-name="P70">структурирана, неструктурирана</text:p>
        </text:list-item>
        <text:list-item>
          <text:p text:style-name="P70">вътре, вън</text:p>
          <text:list>
            <text:list-item>
              <text:p text:style-name="P70"><text:soft-page-break/>На вън дроновете на не излизат над определена скорост на вятъра, ограничения на роботите за температура, дъжд, сняг.</text:p>
            </text:list-item>
          </text:list>
        </text:list-item>
        <text:list-item>
          <text:p text:style-name="P70">урбанизирана, дива</text:p>
        </text:list-item>
        <text:list-item>
          <text:p text:style-name="P70">с хора, без хора</text:p>
        </text:list-item>
        <text:list-item>
          <text:p text:style-name="P71"><text:span text:style-name="T15">Също и как се прави картографиране. Използване на </text:span><text:span text:style-name="Strong_20_Emphasis"><text:span text:style-name="T15">GIS</text:span></text:span><text:span text:style-name="T15">?</text:span></text:p>
        </text:list-item>
      </text:list>
      <text:p text:style-name="P72"><text:span text:style-name="Strong_20_Emphasis"><text:span text:style-name="T15">Препя</text:span></text:span><text:span text:style-name="Strong_20_Emphasis"><text:span text:style-name="T32">т</text:span></text:span><text:span text:style-name="Strong_20_Emphasis"><text:span text:style-name="T15">ствия -</text:span></text:span></text:p>
      <text:list text:style-name="L19">
        <text:list-item>
          <text:p text:style-name="P73">заобикаляне на просто препятствие; търсене на изход от стаята; търсене на траектория за заобикаляне на няколко препятствия;</text:p>
        </text:list-item>
      </text:list>
      <text:p text:style-name="P74"><text:span text:style-name="Strong_20_Emphasis"><text:span text:style-name="T15">Навигация</text:span></text:span> -</text:p>
      <text:list text:style-name="L20">
        <text:list-item>
          <text:p text:style-name="P75">1Д, 2Д, 3Д</text:p>
        </text:list-item>
        <text:list-item>
          <text:p text:style-name="P76">Използвани алгоритми при всеки от конкретните случай. Разделяне на видове (прекрасен обзор “Path planning techniques for mobile robots: Review and prospect” (Liu et al., 2023, p. 1) има малко и в дисертацията на Антоан Ангелов)</text:p>
        </text:list-item>
        <text:list-item>
          <text:p text:style-name="P76">Идея - Търсене например А* като предварително има тегла от Потенциално поле.</text:p>
        </text:list-item>
        <text:list-item>
          <text:p text:style-name="P76">“централизирано управление; • хибридно управление; • децентрализирано управление. синхронно придвижване; • асинхронно придвижване.”(Антоан Ангелов)</text:p>
        </text:list-item>
        <text:list-item>
          <text:p text:style-name="P76">Инициализиране - първоначално изграждане на карта от роботите и може би възможност за ръчно модифициране.</text:p>
          <text:list>
            <text:list-item>
              <text:p text:style-name="P75">Scope: Indoor (e.g., warehouse) vs. outdoor (e.g., campus)?</text:p>
            </text:list-item>
            <text:list-item>
              <text:p text:style-name="P75">Map Type Needed:</text:p>
              <text:list>
                <text:list-item>
                  <text:p text:style-name="P75">2D grid (for simple patrols).</text:p>
                </text:list-item>
                <text:list-item>
                  <text:p text:style-name="P75">3D voxel/semantic map (if stairs/dynamic objects exist).</text:p>
                </text:list-item>
              </text:list>
            </text:list-item>
            <text:list-item>
              <text:p text:style-name="P75">Sensor Selection &amp; Calibration</text:p>
            </text:list-item>
            <text:list-item>
              <text:p text:style-name="P75">Algorithm Options:</text:p>
              <text:list>
                <text:list-item>
                  <text:p text:style-name="P75">2D LiDAR SLAM:</text:p>
                  <text:list>
                    <text:list-item>
                      <text:p text:style-name="P75">Gmapping (particle filter-based, good for small areas).</text:p>
                    </text:list-item>
                    <text:list-item>
                      <text:p text:style-name="P75">Cartographer (Google’s graph-optimized SLAM, scalable).</text:p>
                    </text:list-item>
                  </text:list>
                </text:list-item>
                <text:list-item>
                  <text:p text:style-name="P75">Visual SLAM (по-скоро не ми трябва):</text:p>
                  <text:list>
                    <text:list-item>
                      <text:p text:style-name="P75">ORB-SLAM3 (feature-based, works with monocular/stereo/RGB-D).</text:p>
                    </text:list-item>
                    <text:list-item>
                      <text:p text:style-name="P75">RTAB-Map (integrates LiDAR + vision, handles loop closures).</text:p>
                    </text:list-item>
                  </text:list>
                </text:list-item>
              </text:list>
            </text:list-item>
            <text:list-item>
              <text:p text:style-name="P75">Process:</text:p>
              <text:list>
                <text:list-item>
                  <text:p text:style-name="P75">Robot explores the environment while building the map.</text:p>
                </text:list-item>
                <text:list-item>
                  <text:p text:style-name="P75">Loop closure detection corrects drift (critical for patrol accuracy).</text:p>
                </text:list-item>
              </text:list>
            </text:list-item>
            <text:list-item>
              <text:p text:style-name="P75"><text:soft-page-break/>Map Representation - Choose based on patrol needs. Имам нужда от  Grid + Topological (Recommended). Grid за локално навигиране и избягване на препятсвия с резолюция 5см, Топографска за глобалната навигация и Семантична при разпознаване на обекти, ако някъде специално има нужда от такова, но е малко вероятно.</text:p>
              <text:list>
                <text:list-item>
                  <text:p text:style-name="P75">Occupancy Grid Map (Binary/Probabilistic): Best for path planning</text:p>
                  <text:list>
                    <text:list-item>
                      <text:p text:style-name="P75">Example: Store as <text:span text:style-name="Strong_20_Emphasis">.pgm</text:span> file (used in ROS).</text:p>
                    </text:list-item>
                    <text:list-item>
                      <text:p text:style-name="P75">A* / D* Lite - Optimal paths, handles dynamics.</text:p>
                    </text:list-item>
                  </text:list>
                </text:list-item>
                <text:list-item>
                  <text:p text:style-name="P75">Topological Graph:</text:p>
                  <text:list>
                    <text:list-item>
                      <text:p text:style-name="P75">Nodes = key locations (e.g., patrol checkpoints).</text:p>
                    </text:list-item>
                    <text:list-item>
                      <text:p text:style-name="P75">Edges = paths (saves memory for large areas).</text:p>
                    </text:list-item>
                    <text:list-item>
                      <text:p text:style-name="P75">Dijkstra / RRT* - Efficient for sparse waypoints.</text:p>
                    </text:list-item>
                  </text:list>
                </text:list-item>
                <text:list-item>
                  <text:p text:style-name="P75">Semantic Map (Advanced):</text:p>
                  <text:list>
                    <text:list-item>
                      <text:p text:style-name="P75">Labels objects (e.g., “door,” “fire extinguisher”).</text:p>
                    </text:list-item>
                    <text:list-item>
                      <text:p text:style-name="P75">Enables context-aware patrols (e.g., “inspect door every 2 hours”).</text:p>
                    </text:list-item>
                    <text:list-item>
                      <text:p text:style-name="P75">Deep RL (e.g., DDQN) - Avoids forbidden zones (e.g., restricted areas).</text:p>
                    </text:list-item>
                    <text:list-item>
                      <text:p text:style-name="P75">YOLOv8/CNN for object detection.</text:p>
                    </text:list-item>
                  </text:list>
                </text:list-item>
              </text:list>
            </text:list-item>
            <text:list-item>
              <text:p text:style-name="P75">Post-Processing</text:p>
              <text:list>
                <text:list-item>
                  <text:p text:style-name="P75">Noise Removal: Filter out transient objects (e.g., people).</text:p>
                </text:list-item>
                <text:list-item>
                  <text:p text:style-name="P75">Map Optimization: Use pose graph optimization (e.g., g2o) to refine accuracy.</text:p>
                </text:list-item>
                <text:list-item>
                  <text:p text:style-name="P75">Coordinate System Alignment: Align map to real-world coordinates (e.g., GPS for outdoor).</text:p>
                </text:list-item>
              </text:list>
            </text:list-item>
            <text:list-item>
              <text:p text:style-name="P75">Validation &amp; Deployment</text:p>
              <text:list>
                <text:list-item>
                  <text:p text:style-name="P75">Test:</text:p>
                  <text:list>
                    <text:list-item>
                      <text:p text:style-name="P75">Simulate in Gazebo before real-world tests.</text:p>
                    </text:list-item>
                    <text:list-item>
                      <text:p text:style-name="P75">Metric: Map accuracy (% overlap with ground truth).</text:p>
                    </text:list-item>
                  </text:list>
                </text:list-item>
                <text:list-item>
                  <text:p text:style-name="P75">Deploy:</text:p>
                  <text:list>
                    <text:list-item>
                      <text:p text:style-name="P75">Run SLAM once (if static environment) or continuously (if dynamic).</text:p>
                    </text:list-item>
                    <text:list-item>
                      <text:p text:style-name="P75">Save map for future patrols (e.g., ROS map_server).</text:p>
                    </text:list-item>
                  </text:list>
                </text:list-item>
              </text:list>
            </text:list-item>
            <text:list-item>
              <text:p text:style-name="P75">Tools to Implement This</text:p>
              <text:list>
                <text:list-item>
                  <text:p text:style-name="P75">ROS (Robot Operating System): gmapping (LiDAR SLAM), rtabmap_ros (visual-LiDAR fusion).</text:p>
                </text:list-item>
                <text:list-item>
                  <text:p text:style-name="P75">Simulators: Gazebo (for testing), Webots (for semantic sims).</text:p>
                </text:list-item>
                <text:list-item>
                  <text:p text:style-name="P75">Libraries: OpenCV (visual data), PointCloudLibrary (3D processing).</text:p>
                </text:list-item>
              </text:list>
            </text:list-item>
            <text:list-item>
              <text:p text:style-name="P75"><text:soft-page-break/>Example Workflow for a Warehouse Patrol Robot</text:p>
              <text:list>
                <text:list-item>
                  <text:p text:style-name="P75">Scan with LiDAR + SLAM → 2D grid map.</text:p>
                </text:list-item>
                <text:list-item>
                  <text:p text:style-name="P75">Define patrol waypoints (e.g., loading docks, shelves).</text:p>
                </text:list-item>
                <text:list-item>
                  <text:p text:style-name="P75">Plan paths with A*, avoiding static shelves.</text:p>
                </text:list-item>
                <text:list-item>
                  <text:p text:style-name="P75">Deploy with D Lite* to handle moving forklifts.</text:p>
                </text:list-item>
              </text:list>
            </text:list-item>
            <text:list-item>
              <text:p text:style-name="P75">Patrol-Specific Tweaks:</text:p>
              <text:list>
                <text:list-item>
                  <text:p text:style-name="P75">Waypoint Sequencing: Predefine checkpoints.</text:p>
                </text:list-item>
                <text:list-item>
                  <text:p text:style-name="P75">Dynamic Replanning: If D* Lite detects new obstacles.</text:p>
                </text:list-item>
              </text:list>
            </text:list-item>
            <text:list-item>
              <text:p text:style-name="P75">Recommendations for SLAM configuration.</text:p>
              <text:list>
                <text:list-item>
                  <text:p text:style-name="P75">Start with defaults, then tweak one parameter at a time.</text:p>
                </text:list-item>
                <text:list-item>
                  <text:p text:style-name="P75">Test in simulation first (Gazebo with Warehouse world).</text:p>
                </text:list-item>
                <text:list-item>
                  <text:p text:style-name="P75">For patrolling, prioritize long-term consistency over real-time speed.</text:p>
                </text:list-item>
                <text:list-item>
                  <text:p text:style-name="P75">If patrol routes never change, a detailed grid suffices.</text:p>
                </text:list-item>
                <text:list-item>
                  <text:p text:style-name="P75">Add semantics sparingly (e.g., QR codes) if needed.</text:p>
                </text:list-item>
                <text:list-item>
                  <text:p text:style-name="P75">Visual SLAM is needed only if need to use Semantic labels (e.g., "fire extinguisher," "door") and you lack pre-mapped tags (QR codes/AprilTags). Но мисля, че QR кодовете са си супер.</text:p>
                </text:list-item>
                <text:list-item>
                  <text:p text:style-name="P75">Pros и Cons за повече от един вид карта:</text:p>
                </text:list-item>
              </text:list>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list text:continue-numbering="true" text:style-name="L20">
              <text:list-item>
                <text:p text:style-name="P77">Approach</text:p>
              </text:list-item>
            </text:list>
          </table:table-cell>
          <table:table-cell table:style-name="Table3.A1" office:value-type="string">
            <text:list text:continue-numbering="true" text:style-name="L20">
              <text:list-item>
                <text:p text:style-name="P77">Pros</text:p>
              </text:list-item>
            </text:list>
          </table:table-cell>
          <table:table-cell table:style-name="Table3.A1" office:value-type="string">
            <text:list text:continue-numbering="true" text:style-name="L20">
              <text:list-item>
                <text:p text:style-name="P77">Cons</text:p>
              </text:list-item>
            </text:list>
          </table:table-cell>
        </table:table-row>
        <table:table-row table:style-name="Table3.2">
          <table:table-cell table:style-name="Table3.A1" office:value-type="string">
            <text:list text:continue-numbering="true" text:style-name="L20">
              <text:list-item>
                <text:p text:style-name="P78">Topological + Grid</text:p>
              </text:list-item>
            </text:list>
          </table:table-cell>
          <table:table-cell table:style-name="Table3.A1" office:value-type="string">
            <text:list text:continue-numbering="true" text:style-name="L20">
              <text:list-item>
                <text:p text:style-name="P78">Balances speed and precision</text:p>
              </text:list-item>
            </text:list>
          </table:table-cell>
          <table:table-cell table:style-name="Table3.A1" office:value-type="string">
            <text:list text:continue-numbering="true" text:style-name="L20">
              <text:list-item>
                <text:p text:style-name="P78">Requires manual zone definitions</text:p>
              </text:list-item>
            </text:list>
          </table:table-cell>
        </table:table-row>
        <table:table-row>
          <table:table-cell table:style-name="Table3.A1" office:value-type="string">
            <text:list text:continue-numbering="true" text:style-name="L20">
              <text:list-item>
                <text:p text:style-name="P78">Grid + Semantic</text:p>
              </text:list-item>
            </text:list>
          </table:table-cell>
          <table:table-cell table:style-name="Table3.A1" office:value-type="string">
            <text:list text:continue-numbering="true" text:style-name="L20">
              <text:list-item>
                <text:p text:style-name="P78">Enables smart patrols</text:p>
              </text:list-item>
            </text:list>
          </table:table-cell>
          <table:table-cell table:style-name="Table3.A1" office:value-type="string">
            <text:list text:continue-numbering="true" text:style-name="L20">
              <text:list-item>
                <text:p text:style-name="P78">High ML training overhead</text:p>
              </text:list-item>
            </text:list>
          </table:table-cell>
        </table:table-row>
        <table:table-row>
          <table:table-cell table:style-name="Table3.A1" office:value-type="string">
            <text:list text:continue-numbering="true" text:style-name="L20">
              <text:list-item>
                <text:p text:style-name="P78">All Three</text:p>
              </text:list-item>
            </text:list>
          </table:table-cell>
          <table:table-cell table:style-name="Table3.A1" office:value-type="string">
            <text:list text:continue-numbering="true" text:style-name="L20">
              <text:list-item>
                <text:p text:style-name="P78">Full context + adaptability</text:p>
              </text:list-item>
            </text:list>
          </table:table-cell>
          <table:table-cell table:style-name="Table3.A1" office:value-type="string">
            <text:list text:continue-numbering="true" text:style-name="L20">
              <text:list-item>
                <text:p text:style-name="P78">Complex synchronization</text:p>
              </text:list-item>
            </text:list>
          </table:table-cell>
        </table:table-row>
      </table:table>
      <text:p text:style-name="P79"/>
      <text:list text:continue-numbering="true" text:style-name="L20">
        <text:list-item>
          <text:list>
            <text:list-item>
              <text:list>
                <text:list-item>
                  <text:p text:style-name="P75">Recommendation for Patrolling</text:p>
                  <text:list>
                    <text:list-item>
                      <text:p text:style-name="P75">Start with Grid + Topological: Use a coarse topological map for zones and a fine grid for local paths.</text:p>
                    </text:list-item>
                    <text:list-item>
                      <text:p text:style-name="P75">Add Semantic Later: Integrate object detection only if tasks require it (e.g., security checks).</text:p>
                    </text:list-item>
                    <text:list-item>
                      <text:p text:style-name="P75">Example Deployment:</text:p>
                      <text:list>
                        <text:list-item>
                          <text:p text:style-name="P75">Warehouse Robot:</text:p>
                          <text:list>
                            <text:list-item>
                              <text:p text:style-name="P75"><text:soft-page-break/>Topological: Navigate between "Loading Dock" and "Aisle 3."</text:p>
                            </text:list-item>
                            <text:list-item>
                              <text:p text:style-name="P75">Grid: Dodge pallets in real-time.</text:p>
                            </text:list-item>
                            <text:list-item>
                              <text:p text:style-name="P75">Semantic: "Count boxes" at specific shelves.</text:p>
                            </text:list-item>
                          </text:list>
                        </text:list-item>
                      </text:list>
                    </text:list-item>
                  </text:list>
                </text:list-item>
              </text:list>
            </text:list-item>
          </text:list>
        </text:list-item>
        <text:list-item>
          <text:p text:style-name="P76">Завъртането на място също да има цена. Взема се текущата ориентация на робот и с приоритет се взима посока направо. (Антоан Ангелов) Това би трябвало да намали и осцилирането на пътя.</text:p>
        </text:list-item>
        <text:list-item>
          <text:p text:style-name="P76">“В хода на експериментите се установява, че при кратък път, малки пространства и в ситуации с голям брой препятствия и брой агенти се появяват много на брой локални максимуми и намирането на път може да се окажат проблем” (Антоан Ангелов)</text:p>
        </text:list-item>
        <text:list-item>
          <text:p text:style-name="P76">Проблем на отвлечения робот (Numberphile)</text:p>
        </text:list-item>
        <text:list-item>
          <text:p text:style-name="P76">“Hardware perspectives” (Kala, 2024, p. 3) - има за IMU, GPS и др. Част от хардуера може би ще отиде за друга точка.</text:p>
        </text:list-item>
        <text:list-item>
          <text:p text:style-name="P76">А<text:span text:style-name="T33">л</text:span>горитми за Локализация, Картографиране и Навигация</text:p>
          <text:list>
            <text:list-item>
              <text:p text:style-name="P80"> Kalman Filtering</text:p>
            </text:list-item>
            <text:list-item>
              <text:p text:style-name="P75">(V)SLAM</text:p>
            </text:list-item>
            <text:list-item>
              <text:p text:style-name="P75">“Real-Time Kinematic (RTK)” (Shamshiri, 2024, p. 2)</text:p>
            </text:list-item>
            <text:list-item>
              <text:p text:style-name="P75">“Global Navigation Satellite Systems (GNSS)” (Shamshiri, 2024, p. 2)</text:p>
            </text:list-item>
          </text:list>
        </text:list-item>
      </text:list>
      <text:list xml:id="list210451260843956" text:continue-list="list210450791170297" text:style-name="WWNum1">
        <text:list-item>
          <text:list>
            <text:list-item>
              <text:h text:style-name="P81" text:outline-level="1" loext:marker-style-name="T17"><text:bookmark-start text:name="__RefHeading___Toc688_2465261762"/><text:span text:style-name="Intense_20_Reference"><text:span text:style-name="T34">Модели за интеграция на мисия и поведение</text:span></text:span><text:bookmark-end text:name="__RefHeading___Toc688_2465261762"/></text:h>
            </text:list-item>
          </text:list>
        </text:list-item>
      </text:list>
      <text:p text:style-name="P82">Цел:</text:p>
      <text:list text:style-name="L21">
        <text:list-item>
          <text:p text:style-name="P83"><text:span text:style-name="T15">Раздел</text:span><text:span text:style-name="T35">яне</text:span><text:span text:style-name="T15"> какво прави роботът от как го прави</text:span></text:p>
        </text:list-item>
      </text:list>
      <text:p text:style-name="P84">Съдържание:</text:p>
      <text:list text:style-name="L22">
        <text:list-item>
          <text:p text:style-name="P85"><text:span text:style-name="T15">Модели за спецификация на мисията (модели на Менги)</text:span></text:p>
        </text:list-item>
        <text:list-item>
          <text:p text:style-name="P85"><text:span text:style-name="T15">Картографиране на мисии → поведения</text:span></text:p>
        </text:list-item>
        <text:list-item>
          <text:p text:style-name="P85"><text:span text:style-name="T15">Композиция и приоритизиране на поведението</text:span></text:p>
        </text:list-item>
        <text:list-item>
          <text:p text:style-name="P85"><text:span text:style-name="T15">Дървета на поведението и FSM като механизми за интеграция</text:span></text:p>
        </text:list-item>
        <text:list-item>
          <text:p text:style-name="P85"><text:span text:style-name="T15">Взаимодействие между:</text:span></text:p>
          <text:list>
            <text:list-item>
              <text:p text:style-name="P85"><text:span text:style-name="T15">Навигация</text:span></text:p>
            </text:list-item>
            <text:list-item>
              <text:p text:style-name="P85"><text:span text:style-name="T15">Планиране на задачи</text:span></text:p>
            </text:list-item>
            <text:list-item>
              <text:p text:style-name="P85"><text:span text:style-name="T15">Управление на енергията</text:span></text:p>
            </text:list-item>
            <text:list-item>
              <text:p text:style-name="P85"><text:span text:style-name="T15">Безопасност</text:span></text:p>
            </text:list-item>
          </text:list>
        </text:list-item>
      </text:list>
      <text:p text:style-name="P84">📌 Тази глава отговаря на:</text:p>
      <text:p text:style-name="P84">Как са интегрирани мисиите и поведенията в автономния асистент?<text:span text:style-name="T15"/></text:p>
      <text:p text:style-name="P86"><text:span text:style-name="T30">Раздели 3 и 4 от </text:span><text:span text:style-name="T31">FMI_PS</text:span></text:p>
      <text:p text:style-name="P86"><text:soft-page-break/><text:span text:style-name="Strong_20_Emphasis"><text:span text:style-name="T15">Цел</text:span></text:span> (<text:span text:style-name="Strong_20_Emphasis">Goal</text:span>) - <text:span text:style-name="T15">обект, място, непрекъсната цел (покриване на периметър).</text:span></text:p>
      <text:p text:style-name="P87"><text:span text:style-name="Strong_20_Emphasis"><text:span text:style-name="T15">Поведение</text:span></text:span><text:span text:style-name="T15"> - имам хубави уводи, че един робот, за да е автономен, то той трябва да изпълнява определени дейности самостоятелно… (източници в </text:span>“<text:span text:style-name="Emphasis">Minimum 2&gt;4. Platforms and Languages</text:span>“.)</text:p>
      <text:list text:style-name="L23">
        <text:list-item>
          <text:p text:style-name="P88">Възможни действия при откриване на нарушител.</text:p>
        </text:list-item>
        <text:list-item>
          <text:p text:style-name="P88">Подходи за дефиниране на мисии?</text:p>
          <text:list>
            <text:list-item>
              <text:p text:style-name="P89">“The mission describes the high-level tasks the robotic software must accomplish [11].” (Menghi et al., 2019, p. 1)</text:p>
            </text:list-item>
            <text:list-item>
              <text:p text:style-name="P89">“LTL (Linear Temporal Logic) [69] and CTL (Computation Tree Logic) [70]” (Menghi et al., 2019, p. 3)</text:p>
            </text:list-item>
            <text:list-item>
              <text:p text:style-name="P89">“Mission Requirement:, Mission Specification:, Problem:, Mission Specification Pattern:, Mission Specification Pattern Catalog:” (Menghi et al., 2019, p. 2)</text:p>
            </text:list-item>
            <text:list-item>
              <text:p text:style-name="P89">Класификация според: “Robotic Missions Specification Patterns -&gt; Core Movement Patterns -&gt; “Surveillance -&gt; Fair Patrolling” (Menghi et al., 2019, p. 4)</text:p>
            </text:list-item>
          </text:list>
        </text:list-item>
        <text:list-item>
          <text:p text:style-name="P89">Задължителни основни умения</text:p>
        </text:list-item>
      </text:list>
      <table:table table:name="Table4" table:style-name="Table4">
        <table:table-column table:style-name="Table4.A"/>
        <table:table-row>
          <table:table-cell table:style-name="Table4.A1" office:value-type="string">
            <text:p text:style-name="P90">Locomotion</text:p>
          </table:table-cell>
        </table:table-row>
        <table:table-row>
          <table:table-cell table:style-name="Table4.A1" office:value-type="string">
            <text:p text:style-name="P90">Autonomous navigation</text:p>
          </table:table-cell>
        </table:table-row>
        <table:table-row>
          <table:table-cell table:style-name="Table4.A1" office:value-type="string">
            <text:p text:style-name="P90">Object recognition</text:p>
          </table:table-cell>
        </table:table-row>
        <table:table-row>
          <table:table-cell table:style-name="Table4.A1" office:value-type="string">
            <text:p text:style-name="P90">Remote communication</text:p>
          </table:table-cell>
        </table:table-row>
      </table:table>
      <text:list text:style-name="L24">
        <text:list-item>
          <text:p text:style-name="P91">3. (източник на горното <text:span text:style-name="Emphasis">Generalized Behavior Framework for Mobile Robots Teaming With Humans in Harsh Environments’</text:span>)</text:p>
        </text:list-item>
        <text:list-item>
          <text:p text:style-name="P91">4. И други, които зависят от специфичната задача</text:p>
        </text:list-item>
        <text:list-item>
          <text:p text:style-name="P91">5. Алгоритми за дефиниране на поведение/взимане на решение</text:p>
          <text:list>
            <text:list-item>
              <text:p text:style-name="P92">Markov decision process - има записки на лист от лекции в YouTube на Stanford и MIT.</text:p>
            </text:list-item>
            <text:list-item>
              <text:p text:style-name="P92">Behavior trees (източници в “<text:span text:style-name="Emphasis">Minimum 2&gt;4. Platforms and Languages</text:span>“.)</text:p>
            </text:list-item>
            <text:list-item>
              <text:p text:style-name="P92">Finite state machines (източници в “<text:span text:style-name="Emphasis">Minimum 2&gt;4. Platforms and Languages</text:span>“.)</text:p>
            </text:list-item>
            <text:list-item>
              <text:p text:style-name="P92">Functional autonomy through the ability of mobile devices to reposition ad hoc and event driven depending on the specific context. (DPISESIA_2024)</text:p>
            </text:list-item>
            <text:list-item>
              <text:p text:style-name="P92">“the logical language LTL is commonly used by experts” (Menghi et al., 2019, p. 1) Използва се за немарковси мисии.</text:p>
            </text:list-item>
            <text:list-item>
              <text:p text:style-name="P92"> други</text:p>
            </text:list-item>
          </text:list>
        </text:list-item>
      </text:list>
      <text:list xml:id="list210450425762815" text:continue-list="list210451260843956" text:style-name="WWNum1">
        <text:list-item>
          <text:list>
            <text:list-item>
              <text:h text:style-name="P93" text:outline-level="1" loext:marker-style-name="T17"><text:bookmark-start text:name="__RefHeading___Toc690_2465261762"/><text:span text:style-name="Intense_20_Reference"><text:span text:style-name="T34">Модели за интеграция и комуникация на множество роботи</text:span></text:span><text:bookmark-end text:name="__RefHeading___Toc690_2465261762"/></text:h>
            </text:list-item>
          </text:list>
        </text:list-item>
      </text:list>
      <text:p text:style-name="P94">Цел:</text:p>
      <text:list text:style-name="L25">
        <text:list-item>
          <text:p text:style-name="P95"><text:soft-page-break/><text:span text:style-name="T30">Разширяване на интеграцията от един робот → система от роботи</text:span></text:p>
        </text:list-item>
      </text:list>
      <text:p text:style-name="P94">Съдържание:</text:p>
      <text:list text:style-name="L26">
        <text:list-item>
          <text:p text:style-name="P96">Координация, сътрудничество, кооперация</text:p>
        </text:list-item>
        <text:list-item>
          <text:p text:style-name="P96">Комуникацията като механизъм за интеграция</text:p>
        </text:list-item>
        <text:list-item>
          <text:p text:style-name="P96">Архитектурни схеми:</text:p>
          <text:list>
            <text:list-item>
              <text:p text:style-name="P96">Централизирана</text:p>
            </text:list-item>
            <text:list-item>
              <text:p text:style-name="P96">Децентрализирана</text:p>
            </text:list-item>
            <text:list-item>
              <text:p text:style-name="P96">Йерархична</text:p>
            </text:list-item>
            <text:list-item>
              <text:p text:style-name="P96">Хибридна</text:p>
            </text:list-item>
          </text:list>
        </text:list-item>
        <text:list-item>
          <text:p text:style-name="P97">Отказоустойчивост и енергийно-осъзнато преразпределение</text:p>
        </text:list-item>
      </text:list>
      <text:p text:style-name="P98"><text:span text:style-name="T36">М</text:span>оже би комбинация от двете. Глобални цели от сървър, избягване на колизии p2p</text:p>
      <text:list text:style-name="L27">
        <text:list-item>
          <text:p text:style-name="P99">P2P - Какви са ограниченията на приемниците и предавателите?</text:p>
        </text:list-item>
        <text:list-item>
          <text:p text:style-name="P99">Клиент-сървър - може да се допълни кой е наблизо от P2P комуникацията и така локализацията ще стане по-прецизна. Какъв е обхвата на предаване от един централен сървър?</text:p>
        </text:list-item>
      </text:list>
      <text:list xml:id="list210450523896307" text:continue-list="list3473785917" text:style-name="L3">
        <text:list-item>
          <text:list>
            <text:list-item>
              <text:p text:style-name="P100"><text:span text:style-name="T37">Fast </text:span>“data distribution service (DDS)” (Jeong et al., 2022, p. 1)</text:p>
            </text:list-item>
          </text:list>
        </text:list-item>
      </text:list>
      <text:list text:style-name="L28">
        <text:list-item>
          <text:p text:style-name="P101"><text:span text:style-name="T15">Хибриден - Водачи на групи, които комуникират помежду си. Тук да се види в литературата как се избира водач, но иначе може да се използва някакъв жребии или подобно (май при компютърните мрежи имаше такъв алгоритъм за избиране на Gateway или нещо подобно водещо спрямо останалите рутери/възли.)</text:span></text:p>
        </text:list-item>
        <text:list-item>
          <text:p text:style-name="P102"><text:span text:style-name="T15">Обзор на съществуващите протоколи за комуникация и може би изграждане на соб</text:span><text:span text:style-name="T38">с</text:span><text:span text:style-name="T15">твен протокол.</text:span></text:p>
        </text:list-item>
      </text:list>
      <text:list xml:id="list210450847641309" text:continue-list="list210450523896307" text:style-name="L3">
        <text:list-item>
          <text:list>
            <text:list-item>
              <text:p text:style-name="P103">“Police Office Model (POM)”<text:span text:style-name="T15"> (Антоан Ангелов)</text:span></text:p>
            </text:list-item>
          </text:list>
        </text:list-item>
      </text:list>
      <text:list text:style-name="L29">
        <text:list-item>
          <text:p text:style-name="P104">“<text:span text:style-name="T15">т.н. класически ROS2 </text:span><text:span text:style-name="T39">serial</text:span><text:span text:style-name="T15"> „сокет“ за комуникация с отворен мрежов порт резервиран за конкретния отделния агент.” (Антоан Ангелов)</text:span></text:p>
        </text:list-item>
        <text:list-item>
          <text:p text:style-name="P104"><text:span text:style-name="T15">“„вътрешните процеси“ </text:span>– „Inter process Communication (IPC)” (<text:span text:style-name="T15">Антоан Ангелов)</text:span></text:p>
        </text:list-item>
        <text:list-item>
          <text:p text:style-name="P104">IPX/SPX protocol suite</text:p>
        </text:list-item>
        <text:list-item>
          <text:p text:style-name="P104">“most of the multi-robot system experimental platform’s communication technology is Bluetooth or Infrared, which has a lower communication range and bandwidth” (An et al., 2023, p. 33)</text:p>
        </text:list-item>
      </text:list>
      <text:p text:style-name="P105">📌 Тази глава отговаря на:</text:p>
      <text:p text:style-name="P105">Как автономните асистенти се интегрират в колективи?</text:p>
      <text:p text:style-name="P106">Раздел <text:span text:style-name="T40">5.2</text:span> от FMI_PS</text:p>
      <text:p text:style-name="P107"><text:span text:style-name="Strong_20_Emphasis"><text:span text:style-name="T15">Колизии</text:span></text:span><text:span text:style-name="Strong_20_Emphasis"><text:span text:style-name="T41">(</text:span></text:span><text:span text:style-name="Strong_20_Emphasis"><text:span text:style-name="T42">това</text:span></text:span><text:span text:style-name="Strong_20_Emphasis"><text:span text:style-name="T41"> може би е горе при препядствията)</text:span></text:span><text:span text:style-name="T15">/</text:span><text:span text:style-name="Strong_20_Emphasis"><text:span text:style-name="T15">Конфликти</text:span></text:span></text:p>
      <text:list text:style-name="L30">
        <text:list-item>
          <text:p text:style-name="P108"><text:soft-page-break/>“разрешаването на конфликти ще се основава на използването на мулти-агентни експертни правила за „трафик“ и алгоритми за разпознаване на конфликтни (аварийни) ситуации във виртуалното пространство [92].” (Антоан Ангелов)</text:p>
        </text:list-item>
        <text:list-item>
          <text:p text:style-name="P108">“Два добре известни алгоритъма за разпределен консенсус са Paxos и Raft.” (Антоан Ангелов)</text:p>
        </text:list-item>
        <text:list-item>
          <text:p text:style-name="P108">Да се види какво се използва при автономните автомобили, чиято основна задача е избягването на колизии между другите автомобили. хора и т.н. Има ли и някаква комуникация между автономни автомобили? (Идея от Антоан Ангелов)</text:p>
        </text:list-item>
        <text:list-item>
          <text:p text:style-name="P108">“тангенциалното потенциално поле” - “При нас този тип поле ще се използва при непланирано и извънредно избягване на препятствия нахлуващи в локалното пространство на МР, които се придвижват в екип.”(Антоан Ангелов)</text:p>
        </text:list-item>
        <text:list-item>
          <text:p text:style-name="P108">“случайно потенциално поле. агента да отскача и да избягва засядането в локални минимуми; също да се използва за подобряване за навигация на рояка от МР; проследява статични, както и динамични препятствия”(Антоан Ангелов)</text:p>
        </text:list-item>
        <text:list-item>
          <text:p text:style-name="P108">Птици и дронове видове сблъсък и избягване. Птиците заобикалят ли стоящи на едно място дронове?</text:p>
        </text:list-item>
        <text:list-item>
          <text:p text:style-name="P108">“Възможни конфликтни ситуации при траектории: а) кръстато; б) противоположно; в) комбинирано; г) пресичане на стабилната фиксирана позиция” (Антоан Ангелов)</text:p>
        </text:list-item>
      </text:list>
      <text:list xml:id="list210451607113926" text:continue-list="list210450425762815" text:style-name="WWNum1">
        <text:list-item>
          <text:list>
            <text:list-item>
              <text:h text:style-name="P109" text:outline-level="1" loext:marker-style-name="T17"><text:bookmark-start text:name="__RefHeading___Toc692_2465261762"/><text:span text:style-name="Intense_20_Reference"><text:span text:style-name="T43">Дефиниране</text:span></text:span><text:span text:style-name="Intense_20_Reference"><text:span text:style-name="T44"> на проблема и изисквания</text:span></text:span><text:bookmark-end text:name="__RefHeading___Toc692_2465261762"/></text:h>
            </text:list-item>
          </text:list>
        </text:list-item>
      </text:list>
      <text:p text:style-name="P110">Може би описано в горните 3.1-3</text:p>
      <text:p text:style-name="P111">Цел:</text:p>
      <text:list text:style-name="L31">
        <text:list-item>
          <text:p text:style-name="P112">Стесняване на проблемното пространство</text:p>
        </text:list-item>
        <text:list-item>
          <text:p text:style-name="P112">Дефиниране на значението на „добра интеграция“</text:p>
        </text:list-item>
      </text:list>
      <text:p text:style-name="P111">Типично съдържание:</text:p>
      <text:list text:style-name="L32">
        <text:list-item>
          <text:p text:style-name="P113">Функционални изисквания (навигация, помощ, адаптация)</text:p>
        </text:list-item>
        <text:list-item>
          <text:p text:style-name="P113">Нефункционални изисквания:</text:p>
        </text:list-item>
        <text:list-item>
          <text:p text:style-name="P113">Модулност</text:p>
        </text:list-item>
        <text:list-item>
          <text:p text:style-name="P113">Заменяемост</text:p>
        </text:list-item>
        <text:list-item>
          <text:p text:style-name="P113">Мащабируемост</text:p>
        </text:list-item>
        <text:list-item>
          <text:p text:style-name="P113">Интерпретируемост</text:p>
        </text:list-item>
      </text:list>
      <text:p text:style-name="P111">Ограничения:</text:p>
      <text:list text:style-name="L33">
        <text:list-item>
          <text:p text:style-name="P114">Ограничени изчисления</text:p>
        </text:list-item>
        <text:list-item>
          <text:p text:style-name="P114">Сурова среда (от значение за Антарктида по-късно)</text:p>
        </text:list-item>
        <text:list-item>
          <text:p text:style-name="P114">Формално дефиниране на проблема</text:p>
        </text:list-item>
      </text:list>
      <text:p text:style-name="P111">📌 Тази глава отговаря на:</text:p>
      <text:p text:style-name="P111">„Какво точно решаваме?“</text:p>
      <text:list xml:id="list210450981834514" text:continue-list="list210451607113926" text:style-name="WWNum1">
        <text:list-item>
          <text:h text:style-name="P115" text:outline-level="1" loext:marker-style-name="T45"><text:bookmark-start text:name="__RefHeading___Toc230_2465261762"/><text:soft-page-break/><text:span text:style-name="Intense_20_Reference"><text:span text:style-name="T44">Модел </text:span></text:span><text:span text:style-name="Intense_20_Reference"><text:span text:style-name="T46">н</text:span></text:span><text:span text:style-name="Intense_20_Reference"><text:span text:style-name="T44">а системна интеграция: Граничното наблюдение/ Модел на интегрирана патрулна система</text:span></text:span><text:bookmark-end text:name="__RefHeading___Toc230_2465261762"/></text:h>
        </text:list-item>
      </text:list>
      <text:p text:style-name="P116"><text:span text:style-name="T47">Граничното наблюдение (</text:span><text:span text:style-name="T48">Border Surveillance) e</text:span> референтен или базов сценарий за тестване на предложения софтуерен модел.</text:p>
      <text:p text:style-name="P111">🔥 Това е сърцевината на вашата дипломна работа</text:p>
      <text:p text:style-name="P117"><text:span text:style-name="T15">Да се ​​представи цялостен интеграционен модел за мобилна автономна асистентска система, обединяващ всички въведени по-рано измерения:</text:span></text:p>
      <text:list xml:id="list3191353263" text:style-name="L34">
        <text:list-item>
          <text:p text:style-name="P118">движение</text:p>
        </text:list-item>
        <text:list-item>
          <text:p text:style-name="P118">мисия</text:p>
        </text:list-item>
        <text:list-item>
          <text:p text:style-name="P118">поведение</text:p>
        </text:list-item>
        <text:list-item>
          <text:p text:style-name="P118">комуникация</text:p>
        </text:list-item>
        <text:list-item>
          <text:p text:style-name="P118">енергия</text:p>
        </text:list-item>
        <text:list-item>
          <text:p text:style-name="P118">координация на множество роботи</text:p>
        </text:list-item>
      </text:list>
      <text:p text:style-name="P119">6.1 <text:span text:style-name="T49">Описание на системата</text:span></text:p>
      <text:list text:style-name="L35">
        <text:list-item>
          <text:p text:style-name="P120">Дефиниция на патрулната система като пример за модел за интеграция на мобилен автономен асистент</text:p>
        </text:list-item>
        <text:list-item>
          <text:p text:style-name="P120">Обосновка за избор на патрулиране като представителна задача за паралелно обслужване</text:p>
        </text:list-item>
        <text:list-item>
          <text:p text:style-name="P120">Обхват и допускания</text:p>
        </text:list-item>
        <text:list-item>
          <text:p text:style-name="P120">Изрични правила за интеграция:</text:p>
        </text:list-item>
      </text:list>
      <text:list text:continue-list="list3191353263" text:style-name="L34">
        <text:list-item>
          <text:list>
            <text:list-item>
              <text:p text:style-name="P121">Обработка на прониквания</text:p>
            </text:list-item>
            <text:list-item>
              <text:p text:style-name="P121">Повреда на робот</text:p>
            </text:list-item>
            <text:list-item>
              <text:p text:style-name="P121">Цикли на зареждане</text:p>
            </text:list-item>
            <text:list-item>
              <text:p text:style-name="P121">Преразпределение на задачите</text:p>
            </text:list-item>
          </text:list>
        </text:list-item>
      </text:list>
      <text:p text:style-name="P119">6.2 Интеграция на ниво мисия</text:p>
      <text:list text:style-name="L36">
        <text:list-item>
          <text:p text:style-name="P122">Дефиниция на патрулна мисия</text:p>
        </text:list-item>
        <text:list-item>
          <text:p text:style-name="P122">Интеграция на:</text:p>
          <text:list>
            <text:list-item>
              <text:p text:style-name="P122">Поръчано патрулиране</text:p>
            </text:list-item>
            <text:list-item>
              <text:p text:style-name="P122">Моментална реакция</text:p>
            </text:list-item>
            <text:list-item>
              <text:p text:style-name="P122">Преразпределение на задачите</text:p>
            </text:list-item>
          </text:list>
        </text:list-item>
        <text:list-item>
          <text:p text:style-name="P123">Правила за предварително и възобновяване на мисията. Промени в контекста</text:p>
        </text:list-item>
      </text:list>
      <text:p text:style-name="P124">6.3 Интеграция на движение и изпълнение</text:p>
      <text:list text:style-name="L37">
        <text:list-item>
          <text:p text:style-name="P125"><text:soft-page-break/>Приложение на 1D / 1.5D / 2D / 3D модели на движение</text:p>
        </text:list-item>
        <text:list-item>
          <text:p text:style-name="P125">Влияние на размерността на движението върху:</text:p>
          <text:list>
            <text:list-item>
              <text:p text:style-name="P125">навигация</text:p>
            </text:list-item>
            <text:list-item>
              <text:p text:style-name="P125">избягване</text:p>
            </text:list-item>
            <text:list-item>
              <text:p text:style-name="P125">координация</text:p>
            </text:list-item>
          </text:list>
        </text:list-item>
        <text:list-item>
          <text:p text:style-name="P125">Обосновка на 1.5D абстракцията</text:p>
        </text:list-item>
      </text:list>
      <text:p text:style-name="P126">6.4 Интеграция на поведение – <text:span text:style-name="T50">това да се обмисли колко пасва</text:span></text:p>
      <text:list text:style-name="L38">
        <text:list-item>
          <text:p text:style-name="P127">Състав на поведенията:</text:p>
          <text:list>
            <text:list-item>
              <text:p text:style-name="P127">навигация</text:p>
            </text:list-item>
            <text:list-item>
              <text:p text:style-name="P127">избягване на препятствия</text:p>
            </text:list-item>
            <text:list-item>
              <text:p text:style-name="P127">безопасно скитане</text:p>
            </text:list-item>
            <text:list-item>
              <text:p text:style-name="P127">планиране на задачи</text:p>
            </text:list-item>
            <text:list-item>
              <text:p text:style-name="P128">управление на енергията</text:p>
            </text:list-item>
          </text:list>
        </text:list-item>
        <text:list-item>
          <text:p text:style-name="P128">Правила за приоритет и предварително действие</text:p>
        </text:list-item>
        <text:list-item>
          <text:p text:style-name="P128">Използване на дървета на поведението като механизъм за интеграция (не като принос)</text:p>
        </text:list-item>
      </text:list>
      <text:p text:style-name="P129">6.5 Координация на множество роботи и комуникационна интеграция</text:p>
      <text:list text:style-name="L39">
        <text:list-item>
          <text:p text:style-name="P130"><text:span text:style-name="T15">Координация, сътрудничество, коопериране </text:span><text:span text:style-name="T51">(</text:span><text:span text:style-name="T52">CCC)</text:span></text:p>
        </text:list-item>
        <text:list-item>
          <text:p text:style-name="P131">Комуникационни архитектури:</text:p>
          <text:list>
            <text:list-item>
              <text:p text:style-name="P131">P2P</text:p>
            </text:list-item>
            <text:list-item>
              <text:p text:style-name="P131">клиент-сървър</text:p>
            </text:list-item>
            <text:list-item>
              <text:p text:style-name="P131">йерархична / хибридна</text:p>
            </text:list-item>
          </text:list>
        </text:list-item>
        <text:list-item>
          <text:p text:style-name="P131">Отказоустойчивост и преразпределение, управлявано от таксуване</text:p>
        </text:list-item>
      </text:list>
      <text:p text:style-name="P111">Възможно:</text:p>
      <text:list text:style-name="L40">
        <text:list-item>
          <text:p text:style-name="P132">Модел на взаимодействие между компоненти</text:p>
        </text:list-item>
        <text:list-item>
          <text:p text:style-name="P133">Интерфейси и договори</text:p>
        </text:list-item>
        <text:list-item>
          <text:p text:style-name="P134">Поток от данни и контрол</text:p>
        </text:list-item>
        <text:list-item>
          <text:p text:style-name="P134">Компоненти и роли (възприятие, планиране, изпълнение, взаимодействие)</text:p>
        </text:list-item>
      </text:list>
      <text:p text:style-name="P111">📌 Тази глава отговаря на:</text:p>
      <text:p text:style-name="P111">„Какъв е <text:span text:style-name="T53">нашият</text:span> нов начин на мислене за интеграцията?“ <text:span text:style-name="T54">или</text:span></text:p>
      <text:p text:style-name="P111">„Как изглежда на практика един пълен модел на интеграция?“ <text:span text:style-name="T55">или</text:span></text:p>
      <text:p text:style-name="P129">„Пълен, изпълним модел за интеграция, независим от всеки симулатор или имплементация.“</text:p>
      <text:p text:style-name="P135"><text:span text:style-name="T56">Раздели </text:span><text:span text:style-name="T57">5</text:span><text:span text:style-name="T56"> и </text:span><text:span text:style-name="T57">7</text:span><text:span text:style-name="T56"> от </text:span><text:span text:style-name="T58">FMI_PS почти директно</text:span></text:p>
      <text:list xml:id="list210451284191111" text:continue-list="list210450981834514" text:style-name="WWNum1">
        <text:list-item>
          <text:h text:style-name="P136" text:outline-level="1" loext:marker-style-name="T45"><text:bookmark-start text:name="__RefHeading___Toc232_2465261762"/><text:span text:style-name="Intense_20_Reference"><text:span text:style-name="T44">Експериментална методология и симулационна среда</text:span></text:span><text:bookmark-end text:name="__RefHeading___Toc232_2465261762"/></text:h>
        </text:list-item>
      </text:list>
      <text:p text:style-name="P137"><text:soft-page-break/>🎯 Тази глава изрично позиционира симулатора като външен инструмент<text:line-break/>Цел:</text:p>
      <text:list text:style-name="L41">
        <text:list-item>
          <text:p text:style-name="P138">Да се ​​определи как предложеният интеграционен модел се валидира експериментално.</text:p>
        </text:list-item>
      </text:list>
      <text:p text:style-name="P139">7.1 Роля на симулацията в изследванията на интеграцията</text:p>
      <text:list text:style-name="L42">
        <text:list-item>
          <text:p text:style-name="P140">Защо симулацията е от съществено значение за валидиране на ниво интеграция</text:p>
        </text:list-item>
        <text:list-item>
          <text:p text:style-name="P140">Разлика между:</text:p>
          <text:list>
            <text:list-item>
              <text:p text:style-name="P140">бенчмаркинг на алгоритми</text:p>
            </text:list-item>
            <text:list-item>
              <text:p text:style-name="P140">оценка на стратегията за интеграция</text:p>
            </text:list-item>
          </text:list>
        </text:list-item>
        <text:list-item>
          <text:p text:style-name="P140">Ограничения на реалните тестове за големи параметрични пространства</text:p>
        </text:list-item>
      </text:list>
      <text:p text:style-name="P139">7.2 Преглед на симулационната платформа</text:p>
      <text:list text:style-name="L43">
        <text:list-item>
          <text:p text:style-name="P141">Описание на използвания симулатор на високо ниво</text:p>
        </text:list-item>
        <text:list-item>
          <text:p text:style-name="P141">Обхват на неговите възможности:</text:p>
          <text:list>
            <text:list-item>
              <text:p text:style-name="P141">изпълнение с множество роботи</text:p>
            </text:list-item>
            <text:list-item>
              <text:p text:style-name="P141">конфигурируеми комуникационни модели</text:p>
            </text:list-item>
            <text:list-item>
              <text:p text:style-name="P141">параметризируеми среди</text:p>
            </text:list-item>
          </text:list>
        </text:list-item>
      </text:list>
      <text:p text:style-name="P139">7.3 Съпоставяне на интеграционни модели с параметри на симулация</text:p>
      <text:list text:style-name="L44">
        <text:list-item>
          <text:p text:style-name="P142">Как се инициират абстрактни интеграционни концепции:</text:p>
          <text:list>
            <text:list-item>
              <text:p text:style-name="P142">мисии → дефиниции на задачи</text:p>
            </text:list-item>
            <text:list-item>
              <text:p text:style-name="P142">поведения → модули за изпълнение</text:p>
            </text:list-item>
            <text:list-item>
              <text:p text:style-name="P142">комуникационни модели → конфигурации на симулатора</text:p>
            </text:list-item>
          </text:list>
        </text:list-item>
        <text:list-item>
          <text:p text:style-name="P142">Стратегия за параметризация</text:p>
        </text:list-item>
      </text:list>
      <text:p text:style-name="P143"><text:span text:style-name="T59">7.4</text:span> <text:span text:style-name="T60">Параметри на симулацията</text:span></text:p>
      <text:list text:style-name="L45">
        <text:list-item>
          <text:p text:style-name="P144"><text:span text:style-name="T15">Параметри на системно ниво:</text:span></text:p>
          <text:list>
            <text:list-item>
              <text:p text:style-name="P145">брой роботи</text:p>
            </text:list-item>
            <text:list-item>
              <text:p text:style-name="P145">дължина на периметъра и гранулираност на зонирането</text:p>
            </text:list-item>
            <text:list-item>
              <text:p text:style-name="P145">брой и разположение на зарядните станции</text:p>
            </text:list-item>
          </text:list>
        </text:list-item>
        <text:list-item>
          <text:p text:style-name="P145">Параметри на интеграционно ниво:</text:p>
          <text:list>
            <text:list-item>
              <text:p text:style-name="P145">комуникационна архитектура (P2P, клиент-сървър, хибридна)</text:p>
            </text:list-item>
            <text:list-item>
              <text:p text:style-name="P145">политики за преразпределение на задачи</text:p>
            </text:list-item>
            <text:list-item>
              <text:p text:style-name="P145">активиране на поведение, съобразено с енергията</text:p>
            </text:list-item>
          </text:list>
        </text:list-item>
        <text:list-item>
          <text:p text:style-name="P145">Абстракция на движението:</text:p>
          <text:list>
            <text:list-item>
              <text:p text:style-name="P145">1D срещу 1.5D модели на патрулиране</text:p>
            </text:list-item>
          </text:list>
        </text:list-item>
      </text:list>
      <text:p text:style-name="P139">7.<text:span text:style-name="T59">5</text:span> Експериментални сценарии</text:p>
      <text:list text:style-name="L46">
        <text:list-item>
          <text:p text:style-name="P146">Дефиниране на сценарии за патрулиране:</text:p>
          <text:list>
            <text:list-item>
              <text:p text:style-name="P146"><text:soft-page-break/>размер на периметъра</text:p>
            </text:list-item>
            <text:list-item>
              <text:p text:style-name="P146">гранулиране на зоната</text:p>
            </text:list-item>
            <text:list-item>
              <text:p text:style-name="P146">брой роботи</text:p>
            </text:list-item>
            <text:list-item>
              <text:p text:style-name="P146">разположение на зарядна станция</text:p>
            </text:list-item>
          </text:list>
        </text:list-item>
        <text:list-item>
          <text:p text:style-name="P146">Обосновка на избраните сценарии</text:p>
        </text:list-item>
      </text:list>
      <text:p text:style-name="P139">📌 Какво постига тази глава</text:p>
      <text:p text:style-name="P139">Прозрачна и възпроизводима експериментална установка, която валидира модели, а не софтуер.</text:p>
      <text:p text:style-name="P147"><text:span text:style-name="Strong_20_Emphasis"><text:span text:style-name="T15">Симулация/Прототип</text:span></text:span></text:p>
      <text:list text:style-name="L47">
        <text:list-item>
          <text:p text:style-name="P148"><text:span text:style-name="T15">Видове симулации</text:span> - “The simulations are broadly classified into three categories.” (Kala, 2024, p. 989)</text:p>
        </text:list-item>
        <text:list-item>
          <text:p text:style-name="P148">В<text:span text:style-name="T15">идове среди за симулации - Gazebo, ROS, SIMULINK/State flow (на Matlab), Simbad, Марковси вериги, TCL/TK, физически прототипи, </text:span><text:span text:style-name="T61">Groot2,</text:span></text:p>
        </text:list-item>
        <text:list-item>
          <text:p text:style-name="P149">Множество роботи охраняващи периметър</text:p>
        </text:list-item>
        <text:list-item>
          <text:p text:style-name="P149">Има атака(penetration) на произволно време на произволно място</text:p>
          <text:list>
            <text:list-item>
              <text:p text:style-name="P149">Поведение – да дойде подкрепление, другите да покрият освободения периметър</text:p>
            </text:list-item>
          </text:list>
        </text:list-item>
        <text:list-item>
          <text:p text:style-name="P149">Зареждане на определено време, на определено място. Останалите да покрият освободения периметър.</text:p>
        </text:list-item>
        <text:list-item>
          <text:p text:style-name="P149">Разглеждани случай</text:p>
          <text:list>
            <text:list-item>
              <text:p text:style-name="P149">Брой роботи</text:p>
            </text:list-item>
            <text:list-item>
              <text:p text:style-name="P149">Видове роботи - еднотични, различни (въздух, земя)</text:p>
            </text:list-item>
            <text:list-item>
              <text:p text:style-name="P149">Брой станции за зареждане</text:p>
            </text:list-item>
            <text:list-item>
              <text:p text:style-name="P149">Големина на периметъра</text:p>
            </text:list-item>
            <text:list-item>
              <text:p text:style-name="P149">Комуникация - P2P и Клиент-Сървър</text:p>
            </text:list-item>
            <text:list-item>
              <text:p text:style-name="P148"><text:span text:style-name="T15">Формация - Произволна или Водач-Последовател (източници в “</text:span><text:span text:style-name="Emphasis"><text:span text:style-name="T15">Minimum 2&gt;4. Platforms and Languages</text:span></text:span><text:span text:style-name="T15">“)</text:span></text:p>
            </text:list-item>
            <text:list-item>
              <text:p text:style-name="P149">Странична симулация: Има няколко целеви точки като следващата се определя динамично. Няколко робота получават команда да стигнат до някоя от целевите точки и когато я достигнат динамично всички отиват към следващата избрана на случаен принцип. Идеята е да се тества, че няма колиции.</text:p>
            </text:list-item>
            <text:list-item>
              <text:p text:style-name="P148"><text:span text:style-name="T15">Въртене на цикъл ден и нощ. Съответно роботите имат различни характеристики. Идеи за swing реализация има на:</text:span> <text:a xlink:type="simple" xlink:href="https://youtu.be/DuWrjg5EbU8?si=KkaQLyv5qijH_sx1" text:style-name="Internet_20_link" text:visited-style-name="Visited_20_Internet_20_Link">https://youtu.be/DuWrjg5EbU8?si=KkaQLyv5qijH_sx1</text:a><text:span text:style-name="T15"> и</text:span> <text:a xlink:type="simple" xlink:href="https://youtu.be/a-kjyNXvo18?si=aGAkhrO9gARk1Hs1" text:style-name="Internet_20_link" text:visited-style-name="Visited_20_Internet_20_Link">https://youtu.be/a-kjyNXvo18?si=aGAkhrO9gARk1Hs1</text:a></text:p>
            </text:list-item>
          </text:list>
        </text:list-item>
      </text:list>
      <text:list xml:id="list210451957810553" text:continue-list="list210451284191111" text:style-name="WWNum1">
        <text:list-item>
          <text:h text:style-name="P115" text:outline-level="1" loext:marker-style-name="T45"><text:bookmark-start text:name="__RefHeading___Toc234_2465261762"/><text:span text:style-name="Intense_20_Reference"><text:span text:style-name="T44">Експериментална оценка на стратегиите за интеграция на патрули</text:span></text:span><text:bookmark-end text:name="__RefHeading___Toc234_2465261762"/></text:h>
        </text:list-item>
      </text:list>
      <text:p text:style-name="P150"><text:soft-page-break/>🔥 Това е <text:s/>основна експериментална глава</text:p>
      <text:p text:style-name="P150">Цел:</text:p>
      <text:list text:style-name="L48">
        <text:list-item>
          <text:p text:style-name="P151">Да се ​​оцени как се представят различните стратегии за интеграция, като се използват резултатите от симулацията като доказателство.</text:p>
        </text:list-item>
      </text:list>
      <text:p text:style-name="P152"><text:span text:style-name="T60">8.</text:span><text:span text:style-name="T62">1</text:span><text:span text:style-name="T60"> </text:span>Метрики за оценка</text:p>
      <text:list text:style-name="L49">
        <text:list-item>
          <text:p text:style-name="P153">Пълнота на покритието</text:p>
        </text:list-item>
        <text:list-item>
          <text:p text:style-name="P153">Време за реакция при проникване</text:p>
        </text:list-item>
        <text:list-item>
          <text:p text:style-name="P153">Ефективност на балансиране на натоварването</text:p>
        </text:list-item>
        <text:list-item>
          <text:p text:style-name="P153">Използване на енергия</text:p>
        </text:list-item>
        <text:list-item>
          <text:p text:style-name="P153">Устойчивост на повреди</text:p>
        </text:list-item>
      </text:list>
      <text:p text:style-name="P150">8.<text:span text:style-name="T62">2</text:span>Сравнение на комуникационни стратегии</text:p>
      <text:list text:style-name="L50">
        <text:list-item>
          <text:p text:style-name="P154">P2P срещу клиент-сървър срещу хибрид</text:p>
          <text:list>
            <text:list-item>
              <text:p text:style-name="P155">P2P: висока отказоустойчивост <text:span text:style-name="T1">и </text:span>повишени разходи за координация</text:p>
            </text:list-item>
            <text:list-item>
              <text:p text:style-name="P155">C-S: ефикасна глобална координация <text:span text:style-name="T1">и </text:span>единична точка на отказ</text:p>
            </text:list-item>
            <text:list-item>
              <text:p text:style-name="P156">Хибрид: балансирана мащабируемост и устойчивост</text:p>
            </text:list-item>
          </text:list>
        </text:list-item>
        <text:list-item>
          <text:p text:style-name="P154">Влияние върху:</text:p>
          <text:list>
            <text:list-item>
              <text:p text:style-name="P154">мащабируемост</text:p>
            </text:list-item>
            <text:list-item>
              <text:p text:style-name="P154">латентност</text:p>
            </text:list-item>
            <text:list-item>
              <text:p text:style-name="P154">устойчивост</text:p>
            </text:list-item>
          </text:list>
        </text:list-item>
        <text:list-item>
          <text:p text:style-name="P154">Визуализация и графики на производителността</text:p>
        </text:list-item>
        <text:list-item>
          <text:p text:style-name="P154">Сравнение на производителността с помощта на графики от времеви серии и агрегирани показатели</text:p>
        </text:list-item>
      </text:list>
      <text:p text:style-name="P150">8.<text:span text:style-name="T62">3</text:span> Преразпределение на задачите и сценарии за повреди</text:p>
      <text:list text:style-name="L51">
        <text:list-item>
          <text:p text:style-name="P157">Отказ на робот</text:p>
        </text:list-item>
        <text:list-item>
          <text:p text:style-name="P158"><text:span text:style-name="T63">Оттегляне за зареждане</text:span></text:p>
        </text:list-item>
        <text:list-item>
          <text:p text:style-name="P157">Преразпределение, предизвикано от проникване</text:p>
        </text:list-item>
        <text:list-item>
          <text:p text:style-name="P157">Влошаване и възстановяване на производителността</text:p>
        </text:list-item>
      </text:list>
      <text:p text:style-name="P150">8.<text:span text:style-name="T62">4</text:span> Въздействие върху размерността на движението</text:p>
      <text:list text:style-name="L52">
        <text:list-item>
          <text:p text:style-name="P159"><text:span text:style-name="T15">Сравнение между:</text:span></text:p>
          <text:list>
            <text:list-item>
              <text:p text:style-name="P160">1D</text:p>
            </text:list-item>
            <text:list-item>
              <text:p text:style-name="P160">1.5D</text:p>
            </text:list-item>
            <text:list-item>
              <text:p text:style-name="P160">2D (където е приложимо)</text:p>
            </text:list-item>
          </text:list>
        </text:list-item>
        <text:list-item>
          <text:p text:style-name="P160">Последици върху поведението и координацията</text:p>
          <text:list>
            <text:list-item>
              <text:p text:style-name="P160">избягване на препятствия</text:p>
            </text:list-item>
            <text:list-item>
              <text:p text:style-name="P160">време за възстановяване</text:p>
            </text:list-item>
            <text:list-item>
              <text:p text:style-name="P160"><text:soft-page-break/>сложност на координацията</text:p>
            </text:list-item>
          </text:list>
        </text:list-item>
        <text:list-item>
          <text:p text:style-name="P160">Валидиране на 1.5D като рентабилен хибриден модел</text:p>
        </text:list-item>
      </text:list>
      <text:p text:style-name="P150">📌 Важно рамкиране</text:p>
      <text:p text:style-name="P161">Демонстрира, че експлицитните модели на интеграция позволяват систематично сравнение на стратегии<text:line-break/>Потвърждава, че поведението на системата се доминира от решенията за интеграция, а не от отделните алгоритми<text:span text:style-name="T64">0</text:span></text:p>
      <text:list text:continue-list="list210451957810553" text:style-name="WWNum1">
        <text:list-item>
          <text:h text:style-name="P162" text:outline-level="1" loext:marker-style-name="T45"><text:bookmark-start text:name="__RefHeading___Toc943_2465261762"/><text:span text:style-name="Intense_20_Reference"><text:span text:style-name="T24">Експериментална валидация в реалистични сценарии</text:span></text:span><text:bookmark-end text:name="__RefHeading___Toc943_2465261762"/></text:h>
        </text:list-item>
      </text:list>
      <text:p text:style-name="P163">Експериментална верификация в реални условия <text:span text:style-name="T65">в </text:span><text:span text:style-name="T66">Tu</text:span><text:span text:style-name="T67">r</text:span><text:span text:style-name="T66">tle Bot Burger</text:span><text:span text:style-name="T68"> </text:span><text:span text:style-name="T65">и </text:span><text:span text:style-name="T66">Waffle</text:span>. <text:span text:style-name="T69">Да се измисли къде да се добави това. Къде между или в главите за</text:span> Дефиниция на симулации и <text:span text:style-name="T70">Д</text:span><text:span text:style-name="T69">искусия</text:span> на резултатите. <text:span text:style-name="T69">Идеята е да се</text:span> прил<text:span text:style-name="T69">ожат</text:span> най-добрите модели на интеграция в реална среда и анализира техните тесни места при реализацията.</text:p>
      <text:list xml:id="list210452487725936" text:continue-numbering="true" text:style-name="WWNum1">
        <text:list-item>
          <text:h text:style-name="P164" text:outline-level="1" loext:marker-style-name="T45"><text:bookmark-start text:name="__RefHeading___Toc238_2465261762"/><text:span text:style-name="Intense_20_Reference"><text:span text:style-name="T71">Дискусия</text:span></text:span><text:bookmark-end text:name="__RefHeading___Toc238_2465261762"/></text:h>
        </text:list-item>
      </text:list>
      <text:p text:style-name="P150">Цел:</text:p>
      <text:list text:style-name="L53">
        <text:list-item>
          <text:p text:style-name="P165"><text:span text:style-name="T15">Да се ​​интерпретират резултатите на ниво модел, а не на ниво имплементация.</text:span></text:p>
        </text:list-item>
      </text:list>
      <text:p text:style-name="P166">Основно съдържание</text:p>
      <text:list text:style-name="L54">
        <text:list-item>
          <text:p text:style-name="P167">Кои стратегии за интеграция се мащабират най-добре — и защо</text:p>
        </text:list-item>
        <text:list-item>
          <text:p text:style-name="P167">Компромиси между комуникационните архитектури</text:p>
        </text:list-item>
        <text:list-item>
          <text:p text:style-name="P167">Чувствителност към:</text:p>
          <text:list>
            <text:list-item>
              <text:p text:style-name="P167">брой роботи</text:p>
            </text:list-item>
            <text:list-item>
              <text:p text:style-name="P167">гранулиране на околната среда</text:p>
            </text:list-item>
            <text:list-item>
              <text:p text:style-name="P167">енергийни ограничения</text:p>
            </text:list-item>
          </text:list>
        </text:list-item>
        <text:list-item>
          <text:p text:style-name="P167">Обобщение отвъд патрулирането:</text:p>
          <text:list>
            <text:list-item>
              <text:p text:style-name="P167">инспекция</text:p>
            </text:list-item>
            <text:list-item>
              <text:p text:style-name="P167">мониторинг</text:p>
            </text:list-item>
            <text:list-item>
              <text:p text:style-name="P167">сондиране на околната среда</text:p>
            </text:list-item>
          </text:list>
        </text:list-item>
        <text:list-item>
          <text:p text:style-name="P168"><text:span text:style-name="T15">Ограничения на предложения модел за интеграция</text:span></text:p>
        </text:list-item>
        <text:list-item>
          <text:p text:style-name="P167">📌 Изрично посочване на:<text:line-break/>предположения на симулатора<text:line-break/>ограничения на абстракцията<text:line-break/>липса на реално внедряване на роботи</text:p>
        </text:list-item>
      </text:list>
      <text:list xml:id="list210451779789960" text:continue-list="list210452487725936" text:style-name="WWNum1">
        <text:list-item>
          <text:h text:style-name="P164" text:outline-level="1" loext:marker-style-name="T45"><text:bookmark-start text:name="__RefHeading___Toc240_2465261762"/><text:soft-page-break/><text:span text:style-name="Intense_20_Reference"><text:span text:style-name="T71">Заключение и бъдещо развитие</text:span></text:span><text:bookmark-end text:name="__RefHeading___Toc240_2465261762"/></text:h>
        </text:list-item>
      </text:list>
      <text:p text:style-name="P169">Цел:</text:p>
      <text:list text:style-name="L55">
        <text:list-item>
          <text:p text:style-name="P170">Обобщение на приносите</text:p>
        </text:list-item>
        <text:list-item>
          <text:p text:style-name="P170">Идентифициране на реалистични и обосновани разширения</text:p>
        </text:list-item>
      </text:list>
      <text:p text:style-name="P171">10.1 Обобщение на приносите</text:p>
      <text:list text:style-name="L56">
        <text:list-item>
          <text:p text:style-name="P172">Рамка на интеграционен модел за мобилни автономни асистенти</text:p>
        </text:list-item>
        <text:list-item>
          <text:p text:style-name="P172">Изрично моделиране на размерността на движението</text:p>
        </text:list-item>
        <text:list-item>
          <text:p text:style-name="P172">Унифициран модел за интеграция на патрул</text:p>
        </text:list-item>
        <text:list-item>
          <text:p text:style-name="P172">Двойна проверка:</text:p>
          <text:list>
            <text:list-item>
              <text:p text:style-name="P172">базирана на симулация</text:p>
            </text:list-item>
            <text:list-item>
              <text:p text:style-name="P172">базирана на реален робот (TurtleBot3)</text:p>
            </text:list-item>
          </text:list>
        </text:list-item>
      </text:list>
      <text:p text:style-name="P173">10.2 Поуки, извлечени от проверката на реален робот</text:p>
      <text:list text:style-name="L57">
        <text:list-item>
          <text:p text:style-name="P174">Значение на:</text:p>
          <text:list>
            <text:list-item>
              <text:p text:style-name="P175"><text:span text:style-name="T15">предположения за време/</text:span>timing assumptions </text:p>
            </text:list-item>
            <text:list-item>
              <text:p text:style-name="P174">надеждност на комуникацията</text:p>
            </text:list-item>
            <text:list-item>
              <text:p text:style-name="P174">точност на енергийния модел</text:p>
            </text:list-item>
          </text:list>
        </text:list-item>
        <text:list-item>
          <text:p text:style-name="P174">Потвърждение, че абстракцията на интеграцията остава валидна на хардуера</text:p>
        </text:list-item>
        <text:list-item>
          <text:p text:style-name="P174">Идентифициране на аспектите на интеграцията, които са най-чувствителни към физическите ограничения</text:p>
        </text:list-item>
      </text:list>
      <text:p text:style-name="P176">10.3 <text:span text:style-name="T15">Бъдещи насоки на изследване</text:span></text:p>
      <text:list text:style-name="L58">
        <text:list-item>
          <text:p text:style-name="P177">По-големи екипи от реални роботи</text:p>
        </text:list-item>
        <text:list-item>
          <text:p text:style-name="P177">Сценарии за патрулиране на открито</text:p>
        </text:list-item>
        <text:list-item>
          <text:p text:style-name="P177">Интеграция с платформи на безпилотни летателни апарати</text:p>
        </text:list-item>
        <text:list-item>
          <text:p text:style-name="P177">Настройка на интеграцията с помощта на обучение</text:p>
        </text:list-item>
        <text:list-item>
          <text:p text:style-name="P177">Дългосрочни автономни внедрявания</text:p>
        </text:list-item>
        <text:list-item>
          <text:p text:style-name="P177">Асистент в екстремни условия (→ бъдеща работа в Антарктида). Разполагане в Антарктида</text:p>
        </text:list-item>
        <text:list-item>
          <text:p text:style-name="P178"><text:span text:style-name="T72">Интеграция при работа с хора </text:span><text:span text:style-name="T73">на терен</text:span>: Гласови команди („<text:span text:style-name="T74">Hey</text:span>, <text:span text:style-name="T74">Siri...</text:span>“ – <text:span text:style-name="T74">stop, alert</text:span>). Идеята е да може в динамични ситуации да се даде гласова команда без да е необходимо използване на друг интерфейс. За допълнителна сигурност, човекът издаващ командата трябва да има в себе си чип, който да удостоверява, че е “наш“ човек.</text:p>
        </text:list-item>
        <text:list-item>
          <text:p text:style-name="P179"><text:span text:style-name="Strong_20_Emphasis"><text:span text:style-name="T15">Безопасност</text:span></text:span><text:span text:style-name="T15"> спрямо заобикалящи хора и спрямо други роботи: </text:span><text:span text:style-name="T39">emergency stop button</text:span></text:p>
        </text:list-item>
      </text:list>
      <text:p text:style-name="P180"><text:soft-page-break/>10.4 Заключителни бележки</text:p>
      <text:list text:style-name="L59">
        <text:list-item>
          <text:p text:style-name="P181">Интеграционните модели осигуряват необходимия слой на абстракция между:</text:p>
          <text:list>
            <text:list-item>
              <text:p text:style-name="P181">алгоритми</text:p>
            </text:list-item>
            <text:list-item>
              <text:p text:style-name="P181">разгръщане на системата</text:p>
            </text:list-item>
          </text:list>
        </text:list-item>
        <text:list-item>
          <text:p text:style-name="P181">Верификация в симулация и реални условия роботи:</text:p>
          <text:list>
            <text:list-item>
              <text:p text:style-name="P181">повишава доверието</text:p>
            </text:list-item>
            <text:list-item>
              <text:p text:style-name="P181">разкрива слабости в интеграцията</text:p>
            </text:list-item>
          </text:list>
        </text:list-item>
        <text:list-item>
          <text:p text:style-name="P181">Тази теза установява моделно-ориентиран път от концепцията до физическото изпълнение</text:p>
        </text:list-item>
      </text:list>
      <text:list text:continue-list="list210451779789960" text:style-name="WWNum1">
        <text:list-item>
          <text:h text:style-name="P182" text:outline-level="1" loext:marker-style-name="T45"><text:bookmark-start text:name="__RefHeading___Toc240_2465261762 Copy 1"/><text:span text:style-name="Intense_20_Reference"><text:span text:style-name="T75">----</text:span></text:span><text:span text:style-name="Intense_20_Reference"><text:span text:style-name="T76"> </text:span></text:span><text:span text:style-name="Intense_20_Reference"><text:span text:style-name="T77"><text:s/></text:span></text:span><text:span text:style-name="Intense_20_Reference"><text:span text:style-name="T75">П</text:span></text:span><text:span text:style-name="Intense_20_Reference"><text:span text:style-name="T77">ълнеж, </text:span></text:span><text:span text:style-name="Intense_20_Reference"><text:span text:style-name="T78">а</text:span></text:span><text:span text:style-name="Intense_20_Reference"><text:span text:style-name="T77">ко трябва още обем</text:span></text:span><text:bookmark-end text:name="__RefHeading___Toc240_2465261762 Copy 1"/></text:h>
        </text:list-item>
      </text:list>
      <text:list text:continue-list="list210450847641309" text:style-name="L3">
        <text:list-item>
          <text:p text:style-name="P183"><text:span text:style-name="Strong_20_Emphasis">Сигурност</text:span></text:p>
          <text:list>
            <text:list-item>
              <text:p text:style-name="P183">Man in the middle</text:p>
            </text:list-item>
            <text:list-item>
              <text:p text:style-name="P183">Неоторизиран достъп до комуникацията. Някой да се представя за робот или сървър</text:p>
            </text:list-item>
            <text:list-item>
              <text:p text:style-name="P183">Робот да бъде хакнат</text:p>
            </text:list-item>
          </text:list>
        </text:list-item>
        <text:list-item>
          <text:p text:style-name="P184"><text:span text:style-name="Strong_20_Emphasis">Етика</text:span>??? - да се види от учебника</text:p>
        </text:list-item>
        <text:list-item>
          <text:p text:style-name="P185"><text:span text:style-name="Strong_20_Emphasis">Човекът </text:span>като роля</text:p>
          <text:list>
            <text:list-item>
              <text:p text:style-name="P185">задаване на мисии,/цели</text:p>
            </text:list-item>
            <text:list-item>
              <text:p text:style-name="P185">Съвсместно опериране с</text:p>
            </text:list-item>
            <text:list-item>
              <text:p text:style-name="P185">“Figure 16. An ideal interaction system between a user and user assistance system [101].” (Raj and Kos, 2022, p. 20)</text:p>
            </text:list-item>
            <text:list-item>
              <text:p text:style-name="P185">“The safety system of an agricultural mobile robot can greatly beneft from custom-built human detection sensors or the integration of ready-to-use cameras equipped with built-in human detection” (Shamshiri, 2024, p. 15) И други конкретни камери с фунция за разпознаване на човек.</text:p>
            </text:list-item>
          </text:list>
        </text:list-item>
        <text:list-item>
          <text:p text:style-name="P186"><text:span text:style-name="Strong_20_Emphasis">Приложения</text:span> - “1.2 Application areas” (Kala, 2024, p. 2)</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423cm" fo:margin-bottom="0.423cm" style:contextual-spacing="false" fo:line-height="100%">
        <style:tab-stops>
          <style:tab-stop style:position="0.776cm"/>
          <style:tab-stop style:position="15.984cm" style:type="right" style:leader-style="dotted" style:leader-text="."/>
        </style:tab-stops>
      </style:paragraph-properties>
      <style:text-properties style:font-name="Times New Roman" fo:font-family="'Times New Roman'" style:font-family-generic="roman" style:font-pitch="variable" fo:font-size="14pt" fo:language="bg" fo:country="BG" fo:font-weight="bold" style:font-name-asian="Times New Roman1" style:font-family-asian="'Times New Roman'" style:font-family-generic-asian="system" style:font-pitch-asian="variable" style:font-size-asian="14pt" style:language-asian="bg" style:country-asian="BG" style:font-weight-asian="bold"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class="index">
      <style:paragraph-properties fo:margin-left="0.39cm" fo:margin-top="0.141cm" fo:margin-bottom="0cm" style:contextual-spacing="false" fo:line-height="115%">
        <style:tab-stops>
          <style:tab-stop style:position="1.693cm"/>
          <style:tab-stop style:position="15.984cm" style:type="right" style:leader-style="dotted" style:leader-tex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line-height="100%" fo:text-align="center" style:justify-single-word="false"/>
      <style:text-properties style:font-name="Calibri Light1" fo:font-family="'Calibri Light'" style:font-family-generic="swiss" style:font-pitch="variable" fo:font-size="16pt" fo:language="bg" fo:country="BG" fo:font-weight="bold" style:letter-kerning="true" style:font-name-asian="Times New Roman1" style:font-family-asian="'Times New Roman'" style:font-family-generic-asian="system" style:font-pitch-asian="variable" style:font-size-asian="16pt" style:language-asian="bg" style:country-asian="BG" style:font-weight-asian="bold" style:font-name-complex="Times New Roman1" style:font-family-complex="'Times New Roman'" style:font-family-generic-complex="system" style:font-pitch-complex="variable"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fo:language="en" fo:country="US" style:font-name-asian="F" style:font-family-generic-asian="system" style:font-pitch-asian="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Calibri Light1" fo:font-family="'Calibri Light'" style:font-family-generic="swiss" style:font-pitch="variable" fo:font-size="16pt" fo:language="bg" fo:country="BG" fo:font-weight="bold" style:letter-kerning="true" style:font-name-asian="Times New Roman1" style:font-family-asian="'Times New Roman'" style:font-family-generic-asian="system" style:font-pitch-asian="variable" style:font-size-asian="16pt" style:language-asian="bg" style:country-asian="BG" style:font-weight-asian="bold" style:font-name-complex="Times New Roman1" style:font-family-complex="'Times New Roman'" style:font-family-generic-complex="system" style:font-pitch-complex="variable" style:font-size-complex="16pt" style:font-weight-complex="bold"/>
    </style:style>
    <style:style style:name="Intense_20_Reference" style:display-name="Intense Reference" style:family="text">
      <style:text-properties fo:font-variant="small-caps" fo:color="#4472c4" loext:opacity="100%" fo:letter-spacing="0.009cm" fo:font-weight="bold" style:font-weight-asian="bold" style:font-weight-complex="bold"/>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fo:language="en" fo:country="US" style:font-name-asian="F" style:font-family-generic-asian="system" style:font-pitch-asian="variable"/>
    </style:style>
    <style:style style:name="ListLabel_20_1" style:display-name="ListLabel 1" style:family="text">
      <style:text-properties style:text-underline-style="none" fo:font-weight="normal" style:font-weight-asian="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fo:font-weight="normal" style:font-weight-asian="normal"/>
    </style:style>
    <style:style style:name="ListLabel_20_4" style:display-name="ListLabel 4" style:family="text">
      <style:text-properties style:text-underline-style="none" fo:font-weight="normal" style:font-weight-asian="normal"/>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0.635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text:p text:style-name="Footer"/>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litsa Venchova</meta:initial-creator>
    <meta:editing-cycles>146</meta:editing-cycles>
    <meta:creation-date>2025-11-16T09:15:00</meta:creation-date>
    <dc:date>2026-01-28T21:04:36.596335200</dc:date>
    <meta:editing-duration>P3DT3H14M59S</meta:editing-duration>
    <meta:generator>LibreOffice/25.8.4.2$Windows_X86_64 LibreOffice_project/290daaa01b999472f0c7a3890eb6a550fd74c6df</meta:generator>
    <meta:document-statistic meta:table-count="4" meta:image-count="0" meta:object-count="1" meta:page-count="22" meta:paragraph-count="558" meta:word-count="4361" meta:character-count="28362" meta:non-whitespace-character-count="24947"/>
    <meta:user-defined meta:name="AppVersion">16.0000</meta:user-defined>
    <meta:user-defined meta:name="Company">TechnoLogica EAD</meta:user-defined>
    <meta:template xlink:type="simple" xlink:actuate="onRequest" xlink:title="Normal.dotm" xlink:href=""/>
  </office:meta>
</office:document-meta>
</file>